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6" style:family="table">
      <style:table-properties style:width="13.259cm" table:align="left"/>
    </style:style>
    <style:style style:name="Tabulka6.A" style:family="table-column">
      <style:table-column-properties style:column-width="4.8cm"/>
    </style:style>
    <style:style style:name="Tabulka6.B" style:family="table-column">
      <style:table-column-properties style:column-width="8.46cm"/>
    </style:style>
    <style:style style:name="Tabulka6.A1" style:family="table-cell">
      <style:table-cell-properties style:vertical-align="middle" fo:padding="0.049cm" fo:border="none"/>
    </style:style>
    <style:style style:name="Tabulka7" style:family="table">
      <style:table-properties style:width="7.488cm" table:align="left"/>
    </style:style>
    <style:style style:name="Tabulka7.A" style:family="table-column">
      <style:table-column-properties style:column-width="2.849cm"/>
    </style:style>
    <style:style style:name="Tabulka7.B" style:family="table-column">
      <style:table-column-properties style:column-width="4.639cm"/>
    </style:style>
    <style:style style:name="Tabulka7.A1" style:family="table-cell">
      <style:table-cell-properties style:vertical-align="middle" fo:padding="0.049cm" fo:border="none"/>
    </style:style>
    <style:style style:name="Tabulka8" style:family="table">
      <style:table-properties style:width="9.075cm" table:align="left"/>
    </style:style>
    <style:style style:name="Tabulka8.A" style:family="table-column">
      <style:table-column-properties style:column-width="3.212cm"/>
    </style:style>
    <style:style style:name="Tabulka8.B" style:family="table-column">
      <style:table-column-properties style:column-width="5.863cm"/>
    </style:style>
    <style:style style:name="Tabulka8.A1" style:family="table-cell">
      <style:table-cell-properties style:vertical-align="middle" fo:padding="0.049cm" fo:border="none"/>
    </style:style>
    <style:style style:name="Tabulka9" style:family="table">
      <style:table-properties style:width="10.479cm" table:align="left"/>
    </style:style>
    <style:style style:name="Tabulka9.A" style:family="table-column">
      <style:table-column-properties style:column-width="3.658cm"/>
    </style:style>
    <style:style style:name="Tabulka9.B" style:family="table-column">
      <style:table-column-properties style:column-width="2.667cm"/>
    </style:style>
    <style:style style:name="Tabulka9.C" style:family="table-column">
      <style:table-column-properties style:column-width="4.154cm"/>
    </style:style>
    <style:style style:name="Tabulka9.A1" style:family="table-cell">
      <style:table-cell-properties style:vertical-align="middle" fo:padding="0.049cm" fo:border="none"/>
    </style:style>
    <style:style style:name="Tabulka10" style:family="table">
      <style:table-properties style:width="10.638cm" table:align="left"/>
    </style:style>
    <style:style style:name="Tabulka10.A" style:family="table-column">
      <style:table-column-properties style:column-width="1.012cm"/>
    </style:style>
    <style:style style:name="Tabulka10.B" style:family="table-column">
      <style:table-column-properties style:column-width="3.889cm"/>
    </style:style>
    <style:style style:name="Tabulka10.C" style:family="table-column">
      <style:table-column-properties style:column-width="5.736cm"/>
    </style:style>
    <style:style style:name="Tabulka10.A1" style:family="table-cell">
      <style:table-cell-properties style:vertical-align="middle" fo:padding="0.049cm" fo:border="none"/>
    </style:style>
    <style:style style:name="Tabulka11" style:family="table">
      <style:table-properties style:width="12.945cm" table:align="left"/>
    </style:style>
    <style:style style:name="Tabulka11.A" style:family="table-column">
      <style:table-column-properties style:column-width="1.93cm"/>
    </style:style>
    <style:style style:name="Tabulka11.B" style:family="table-column">
      <style:table-column-properties style:column-width="4.15cm"/>
    </style:style>
    <style:style style:name="Tabulka11.C" style:family="table-column">
      <style:table-column-properties style:column-width="4.505cm"/>
    </style:style>
    <style:style style:name="Tabulka11.D" style:family="table-column">
      <style:table-column-properties style:column-width="2.36cm"/>
    </style:style>
    <style:style style:name="Tabulka11.A1" style:family="table-cell">
      <style:table-cell-properties style:vertical-align="middle" fo:padding="0.049cm" fo:border="none"/>
    </style:style>
    <style:style style:name="Tabulka12" style:family="table">
      <style:table-properties style:width="10.652cm" table:align="left"/>
    </style:style>
    <style:style style:name="Tabulka12.A" style:family="table-column">
      <style:table-column-properties style:column-width="4.785cm"/>
    </style:style>
    <style:style style:name="Tabulka12.B" style:family="table-column">
      <style:table-column-properties style:column-width="5.867cm"/>
    </style:style>
    <style:style style:name="Tabulka12.A1" style:family="table-cell">
      <style:table-cell-properties style:vertical-align="middle" fo:padding="0.049cm" fo:border="none"/>
    </style:style>
    <style:style style:name="Tabulka13" style:family="table">
      <style:table-properties style:width="7.839cm" table:align="left"/>
    </style:style>
    <style:style style:name="Tabulka13.A" style:family="table-column">
      <style:table-column-properties style:column-width="1.012cm"/>
    </style:style>
    <style:style style:name="Tabulka13.B" style:family="table-column">
      <style:table-column-properties style:column-width="6.826cm"/>
    </style:style>
    <style:style style:name="Tabulka13.A1" style:family="table-cell">
      <style:table-cell-properties style:vertical-align="middle" fo:padding="0.049cm" fo:border="none"/>
    </style:style>
    <style:style style:name="Tabulka14" style:family="table">
      <style:table-properties style:width="10.668cm" table:align="left"/>
    </style:style>
    <style:style style:name="Tabulka14.A" style:family="table-column">
      <style:table-column-properties style:column-width="4.18cm"/>
    </style:style>
    <style:style style:name="Tabulka14.B" style:family="table-column">
      <style:table-column-properties style:column-width="6.488cm"/>
    </style:style>
    <style:style style:name="Tabulka14.A1" style:family="table-cell">
      <style:table-cell-properties style:vertical-align="middle" fo:padding="0.049cm" fo:border="none"/>
    </style:style>
    <style:style style:name="Tabulka15" style:family="table">
      <style:table-properties style:width="6.83cm" table:align="left"/>
    </style:style>
    <style:style style:name="Tabulka15.A" style:family="table-column">
      <style:table-column-properties style:column-width="2.499cm"/>
    </style:style>
    <style:style style:name="Tabulka15.B" style:family="table-column">
      <style:table-column-properties style:column-width="4.33cm"/>
    </style:style>
    <style:style style:name="Tabulka15.A1" style:family="table-cell">
      <style:table-cell-properties style:vertical-align="middle" fo:padding="0.049cm" fo:border="none"/>
    </style:style>
    <style:style style:name="Tabulka16" style:family="table">
      <style:table-properties style:width="9.624cm" table:align="left"/>
    </style:style>
    <style:style style:name="Tabulka16.A" style:family="table-column">
      <style:table-column-properties style:column-width="3.261cm"/>
    </style:style>
    <style:style style:name="Tabulka16.B" style:family="table-column">
      <style:table-column-properties style:column-width="6.362cm"/>
    </style:style>
    <style:style style:name="Tabulka16.A1" style:family="table-cell">
      <style:table-cell-properties style:vertical-align="middle" fo:padding="0.049cm" fo:border="none"/>
    </style:style>
    <style:style style:name="Tabulka17" style:family="table">
      <style:table-properties style:width="4.038cm" table:align="left"/>
    </style:style>
    <style:style style:name="Tabulka17.A" style:family="table-column">
      <style:table-column-properties style:column-width="1.737cm"/>
    </style:style>
    <style:style style:name="Tabulka17.B" style:family="table-column">
      <style:table-column-properties style:column-width="2.3cm"/>
    </style:style>
    <style:style style:name="Tabulka17.A1" style:family="table-cell">
      <style:table-cell-properties style:vertical-align="middle" fo:padding="0.049cm" fo:border="none"/>
    </style:style>
    <style:style style:name="Tabulka1" style:family="table">
      <style:table-properties style:width="7.237cm" table:align="left"/>
    </style:style>
    <style:style style:name="Tabulka1.A" style:family="table-column">
      <style:table-column-properties style:column-width="1.718cm"/>
    </style:style>
    <style:style style:name="Tabulka1.B" style:family="table-column">
      <style:table-column-properties style:column-width="2.432cm"/>
    </style:style>
    <style:style style:name="Tabulka1.C" style:family="table-column">
      <style:table-column-properties style:column-width="3.087cm"/>
    </style:style>
    <style:style style:name="Tabulka1.A1" style:family="table-cell">
      <style:table-cell-properties style:vertical-align="middle" fo:padding="0.049cm" fo:border="none"/>
    </style:style>
    <style:style style:name="Tabulka2" style:family="table">
      <style:table-properties style:width="10.001cm" table:align="left"/>
    </style:style>
    <style:style style:name="Tabulka2.A" style:family="table-column">
      <style:table-column-properties style:column-width="3.129cm"/>
    </style:style>
    <style:style style:name="Tabulka2.B" style:family="table-column">
      <style:table-column-properties style:column-width="6.872cm"/>
    </style:style>
    <style:style style:name="Tabulka2.A1" style:family="table-cell">
      <style:table-cell-properties style:vertical-align="middle" fo:padding="0.049cm" fo:border="none"/>
    </style:style>
    <style:style style:name="Tabulka3" style:family="table">
      <style:table-properties style:width="7.271cm" table:align="left"/>
    </style:style>
    <style:style style:name="Tabulka3.A" style:family="table-column">
      <style:table-column-properties style:column-width="1.961cm"/>
    </style:style>
    <style:style style:name="Tabulka3.B" style:family="table-column">
      <style:table-column-properties style:column-width="5.309cm"/>
    </style:style>
    <style:style style:name="Tabulka3.A1" style:family="table-cell">
      <style:table-cell-properties style:vertical-align="middle" fo:padding="0.049cm" fo:border="none"/>
    </style:style>
    <style:style style:name="Tabulka4" style:family="table">
      <style:table-properties style:width="6.491cm" table:align="left"/>
    </style:style>
    <style:style style:name="Tabulka4.A" style:family="table-column">
      <style:table-column-properties style:column-width="1.898cm"/>
    </style:style>
    <style:style style:name="Tabulka4.B" style:family="table-column">
      <style:table-column-properties style:column-width="2.104cm"/>
    </style:style>
    <style:style style:name="Tabulka4.C" style:family="table-column">
      <style:table-column-properties style:column-width="2.489cm"/>
    </style:style>
    <style:style style:name="Tabulka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1"/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Text_20_body" style:list-style-name="L39"/>
    <style:style style:name="P48" style:family="paragraph" style:parent-style-name="Text_20_body" style:list-style-name="L40"/>
    <style:style style:name="P49" style:family="paragraph" style:parent-style-name="Text_20_body" style:list-style-name="L41"/>
    <style:style style:name="P50" style:family="paragraph" style:parent-style-name="Text_20_body" style:list-style-name="L42"/>
    <style:style style:name="P51" style:family="paragraph" style:parent-style-name="Text_20_body" style:list-style-name="L43"/>
    <style:style style:name="P52" style:family="paragraph" style:parent-style-name="Text_20_body" style:list-style-name="L44"/>
    <style:style style:name="P53" style:family="paragraph" style:parent-style-name="Text_20_body" style:list-style-name="L45"/>
    <style:style style:name="P54" style:family="paragraph" style:parent-style-name="Text_20_body" style:list-style-name="L46"/>
    <style:style style:name="P55" style:family="paragraph" style:parent-style-name="Text_20_body" style:list-style-name="L47"/>
    <style:style style:name="P56" style:family="paragraph" style:parent-style-name="Text_20_body" style:list-style-name="L48"/>
    <style:style style:name="P57" style:family="paragraph" style:parent-style-name="Text_20_body" style:list-style-name="L49"/>
    <style:style style:name="P58" style:family="paragraph" style:parent-style-name="Text_20_body" style:list-style-name="L50"/>
    <style:style style:name="P59" style:family="paragraph" style:parent-style-name="Text_20_body" style:list-style-name="L51"/>
    <style:style style:name="P60" style:family="paragraph" style:parent-style-name="Text_20_body" style:list-style-name="L52"/>
    <style:style style:name="P61" style:family="paragraph" style:parent-style-name="Text_20_body" style:list-style-name="L53"/>
    <style:style style:name="P62" style:family="paragraph" style:parent-style-name="Text_20_body" style:list-style-name="L54"/>
    <style:style style:name="P63" style:family="paragraph" style:parent-style-name="Text_20_body" style:list-style-name="L55"/>
    <style:style style:name="P64" style:family="paragraph" style:parent-style-name="Text_20_body" style:list-style-name="L56"/>
    <style:style style:name="P65" style:family="paragraph" style:parent-style-name="Text_20_body" style:list-style-name="L57"/>
    <style:style style:name="P66" style:family="paragraph" style:parent-style-name="Text_20_body" style:list-style-name="L58"/>
    <style:style style:name="P67" style:family="paragraph" style:parent-style-name="Text_20_body" style:list-style-name="L59"/>
    <style:style style:name="P68" style:family="paragraph" style:parent-style-name="Text_20_body" style:list-style-name="L60"/>
    <style:style style:name="P69" style:family="paragraph" style:parent-style-name="Text_20_body" style:list-style-name="L61"/>
    <style:style style:name="P70" style:family="paragraph" style:parent-style-name="Text_20_body" style:list-style-name="L62"/>
    <style:style style:name="P71" style:family="paragraph" style:parent-style-name="Text_20_body" style:list-style-name="L63"/>
    <style:style style:name="P72" style:family="paragraph" style:parent-style-name="Text_20_body" style:list-style-name="L63">
      <style:paragraph-properties fo:margin-top="0cm" fo:margin-bottom="0cm" style:contextual-spacing="false"/>
    </style:style>
    <style:style style:name="P73" style:family="paragraph" style:parent-style-name="Text_20_body" style:list-style-name="L64"/>
    <style:style style:name="P74" style:family="paragraph" style:parent-style-name="Text_20_body" style:list-style-name="L65"/>
    <style:style style:name="P75" style:family="paragraph" style:parent-style-name="Text_20_body" style:list-style-name="L66"/>
    <style:style style:name="P76" style:family="paragraph" style:parent-style-name="Text_20_body" style:list-style-name="L67"/>
    <style:style style:name="P77" style:family="paragraph" style:parent-style-name="Text_20_body" style:list-style-name="L68"/>
    <style:style style:name="P78" style:family="paragraph" style:parent-style-name="Text_20_body" style:list-style-name="L69"/>
    <style:style style:name="P79" style:family="paragraph" style:parent-style-name="Text_20_body" style:list-style-name="L70"/>
    <style:style style:name="P80" style:family="paragraph" style:parent-style-name="Text_20_body" style:list-style-name="L71"/>
    <style:style style:name="P81" style:family="paragraph" style:parent-style-name="Text_20_body" style:list-style-name="L72"/>
    <style:style style:name="P82" style:family="paragraph" style:parent-style-name="Text_20_body" style:list-style-name="L73"/>
    <style:style style:name="P83" style:family="paragraph" style:parent-style-name="Text_20_body" style:list-style-name="L74"/>
    <style:style style:name="P84" style:family="paragraph" style:parent-style-name="Text_20_body" style:list-style-name="L75"/>
    <style:style style:name="P85" style:family="paragraph" style:parent-style-name="Text_20_body" style:list-style-name="L76"/>
    <style:style style:name="P86" style:family="paragraph" style:parent-style-name="Text_20_body" style:list-style-name="L77"/>
    <style:style style:name="P87" style:family="paragraph" style:parent-style-name="Text_20_body" style:list-style-name="L78"/>
    <style:style style:name="P88" style:family="paragraph" style:parent-style-name="Text_20_body" style:list-style-name="L79"/>
    <style:style style:name="P89" style:family="paragraph" style:parent-style-name="Text_20_body" style:list-style-name="L80"/>
    <style:style style:name="P90" style:family="paragraph" style:parent-style-name="Text_20_body" style:list-style-name="L81"/>
    <style:style style:name="P91" style:family="paragraph" style:parent-style-name="Text_20_body" style:list-style-name="L82"/>
    <style:style style:name="P92" style:family="paragraph" style:parent-style-name="Text_20_body" style:list-style-name="L83"/>
    <style:style style:name="P93" style:family="paragraph" style:parent-style-name="Text_20_body" style:list-style-name="L84"/>
    <style:style style:name="P94" style:family="paragraph" style:parent-style-name="Text_20_body" style:list-style-name="L85"/>
    <style:style style:name="P95" style:family="paragraph" style:parent-style-name="Text_20_body" style:list-style-name="L86"/>
    <style:style style:name="P96" style:family="paragraph" style:parent-style-name="Text_20_body" style:list-style-name="L87"/>
    <style:style style:name="P97" style:family="paragraph" style:parent-style-name="Text_20_body" style:list-style-name="L8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0. Mathematical Foundations of the Canister Field Processor (CFP-1)</text:span></text:h>
      <text:h text:style-name="Heading_20_3" text:outline-level="3"><text:span text:style-name="Emphasis">Formal Definition of Canister Field Mathematics (CFM)</text:span></text:h>
      <text:p text:style-name="Text_20_body"><text:span text:style-name="Emphasis">(The Core Theoretical Model Underlying the CFM-ISA and CFP-1 Architecture)</text:span></text:p>
      <text:p text:style-name="Horizontal_20_Line"/>
      <text:h text:style-name="Heading_20_1" text:outline-level="1"><text:span text:style-name="Strong_20_Emphasis">0.1 Introduction</text:span></text:h>
      <text:p text:style-name="Text_20_body">This chapter defines the <text:span text:style-name="Strong_20_Emphasis">pure mathematical model</text:span> that underlies the entire<text:line-break/><text:span text:style-name="Strong_20_Emphasis">Canister Field Processor (CFP-1)</text:span> architecture and the<text:line-break/><text:span text:style-name="Strong_20_Emphasis">Canister Field Mathematics (CFM)</text:span> computational framework.</text:p>
      <text:p text:style-name="Text_20_body">CFM provides a <text:span text:style-name="Strong_20_Emphasis">deterministic, formally analyzable parallel computation model</text:span> based on:</text:p>
      <text:list text:style-name="L76">
        <text:list-item>
          <text:p text:style-name="P85">finite 3D toroidal lattices,</text:p>
        </text:list-item>
        <text:list-item>
          <text:p text:style-name="P85">deterministic local transition functions,</text:p>
        </text:list-item>
        <text:list-item>
          <text:p text:style-name="P85">synchronous global time,</text:p>
        </text:list-item>
        <text:list-item>
          <text:p text:style-name="P85">neighbor-based data propagation,</text:p>
        </text:list-item>
        <text:list-item>
          <text:p text:style-name="P85">and optional logarithmic-time routed communication.</text:p>
        </text:list-item>
      </text:list>
      <text:p text:style-name="Text_20_body">CFM is a <text:span text:style-name="Strong_20_Emphasis">superset of classical cellular automata</text:span>, extended with:</text:p>
      <text:list text:style-name="L77">
        <text:list-item>
          <text:p text:style-name="P86">arbitrary local state vectors,</text:p>
        </text:list-item>
        <text:list-item>
          <text:p text:style-name="P86">programmable transition functions,</text:p>
        </text:list-item>
        <text:list-item>
          <text:p text:style-name="P86">deterministic neighbor memory,</text:p>
        </text:list-item>
        <text:list-item>
          <text:p text:style-name="P86">distributed local memory,</text:p>
        </text:list-item>
        <text:list-item>
          <text:p text:style-name="P86">a hypercube overlay routing network,</text:p>
        </text:list-item>
        <text:list-item>
          <text:p text:style-name="P86">guaranteed global synchronization semantics.</text:p>
        </text:list-item>
      </text:list>
      <text:p text:style-name="Text_20_body">The CFM model is the <text:span text:style-name="Strong_20_Emphasis">exact mathematical abstraction</text:span> that the<text:line-break/>CFM-ISA (Instruction Set Architecture)<text:line-break/>and<text:line-break/>CFP-1 (hardware/runtime implementation)<text:line-break/>implement.</text:p>
      <text:p text:style-name="Text_20_body">In this chapter, we introduce CFM <text:span text:style-name="Strong_20_Emphasis">from first principles</text:span>, completely independently of hardware or instruction-level details.</text:p>
      <text:p text:style-name="Horizontal_20_Line"/>
      <text:h text:style-name="Heading_20_1" text:outline-level="1"><text:soft-page-break/><text:span text:style-name="Strong_20_Emphasis">0.2 Canister Field: Topology and Structure</text:span></text:h>
      <text:h text:style-name="Heading_20_2" text:outline-level="2"><text:span text:style-name="Strong_20_Emphasis">0.2.1 Lattice Definition</text:span></text:h>
      <text:p text:style-name="Text_20_body">A <text:span text:style-name="Strong_20_Emphasis">Canister Field</text:span> is defined as a 3D toroidal lattice:</text:p>
      <text:p text:style-name="Text_20_body">L={0,1,…,Lx−1}×{0,1,…,Ly−1}×{0,1,…,Lz−1}.\mathcal{L} = \{0,1,\dots,L_x-1\} \times \{0,1,\dots,L_y-1\} \times \{0,1,\dots,L_z-1\}.L={0,1,…,Lx​−1}×{0,1,…,Ly​−1}×{0,1,…,Lz​−1}. </text:p>
      <text:p text:style-name="Text_20_body">Total number of cells:</text:p>
      <text:p text:style-name="Text_20_body">N=LxLyLz.N = L_x L_y L_z.N=Lx​Ly​Lz​. </text:p>
      <text:h text:style-name="Heading_20_3" text:outline-level="3"><text:span text:style-name="Strong_20_Emphasis">Toroidal boundary conditions</text:span></text:h>
      <text:p text:style-name="Text_20_body">All coordinates wrap modulo their dimension:</text:p>
      <text:p text:style-name="Text_20_body">(x±1) mod Lx,(y±1) mod Ly,(z±1) mod Lz.(x \pm 1)\bmod L_x,\quad (y \pm 1)\bmod L_y,\quad (z \pm 1)\bmod L_z.(x±1)modLx​,(y±1)modLy​,(z±1)modLz​. </text:p>
      <text:p text:style-name="Text_20_body">The topology ensures:</text:p>
      <text:list text:style-name="L78">
        <text:list-item>
          <text:p text:style-name="P87">uniformity,</text:p>
        </text:list-item>
        <text:list-item>
          <text:p text:style-name="P87">isotropy,</text:p>
        </text:list-item>
        <text:list-item>
          <text:p text:style-name="P87">elimination of edges,</text:p>
        </text:list-item>
        <text:list-item>
          <text:p text:style-name="P87">constant-degree neighborhood.</text:p>
        </text:list-item>
      </text:list>
      <text:p text:style-name="Horizontal_20_Line"/>
      <text:h text:style-name="Heading_20_1" text:outline-level="1"><text:span text:style-name="Strong_20_Emphasis">0.3 Local State Space</text:span></text:h>
      <text:p text:style-name="Text_20_body">Each cell i∈Li\in\mathcal{L}i∈L contains a <text:span text:style-name="Strong_20_Emphasis">finite-dimensional state vector</text:span> composed of:</text:p>
      <text:list text:style-name="L79">
        <text:list-item>
          <text:p text:style-name="P88"><text:span text:style-name="Strong_20_Emphasis">Register state</text:span></text:p>
        </text:list-item>
        <text:list-item>
          <text:p text:style-name="P88"><text:span text:style-name="Strong_20_Emphasis">Local data memory</text:span></text:p>
        </text:list-item>
        <text:list-item>
          <text:p text:style-name="P88"><text:span text:style-name="Strong_20_Emphasis">Program counter and status flags</text:span></text:p>
        </text:list-item>
        <text:list-item>
          <text:p text:style-name="P88"><text:span text:style-name="Strong_20_Emphasis">Neighbor input ports</text:span></text:p>
        </text:list-item>
        <text:list-item>
          <text:p text:style-name="P88"><text:span text:style-name="Strong_20_Emphasis">Neighbor output ports</text:span></text:p>
        </text:list-item>
      </text:list>
      <text:p text:style-name="Text_20_body">The state of a cell at global step ttt is:</text:p>
      <text:p text:style-name="Text_20_body">St(i)=(Rt(i),Mt(i),PCt(i),SRt(i),INt(i),OUTt(i)).S_t(i) = (R_t(i), M_t(i), PC_t(i), SR_t(i), IN_t(i), OUT_t(i)).St​(i)=(Rt​(i),Mt​(i),PCt​(i),SRt​(i),INt​(i),OUTt​(i)). </text:p>
      <text:p text:style-name="Text_20_body">The global field state is the product:</text:p>
      <text:p text:style-name="P9">Σt=∏i∈LSt(i).\Sigma_t = \prod_{i \in \mathcal{L}} S_t(i).Σt​=i∈L∏​St​(i). </text:p>
      <text:p text:style-name="Horizontal_20_Line"/>
      <text:h text:style-name="Heading_20_1" text:outline-level="1"><text:soft-page-break/><text:span text:style-name="Strong_20_Emphasis">0.4 Local Transition Function Φ</text:span></text:h>
      <text:p text:style-name="Text_20_body">At every global time step, each cell applies the <text:span text:style-name="Strong_20_Emphasis">local transition function</text:span>:</text:p>
      <text:p text:style-name="Text_20_body">St′(i)=Φ(St(i),{St(j)∣j∈N(i)}),S'_t(i) = \Phi \bigl(S_t(i), \{S_t(j)\mid j\in N(i)\}\bigr),St′​(i)=Φ(St​(i),{St​(j)∣j∈N(i)}), </text:p>
      <text:p text:style-name="Text_20_body">where N(i)N(i)N(i) is the set of six Cartesian neighbors:</text:p>
      <text:p text:style-name="Text_20_body">N(i)={iN,iS,iE,iW,iU,iD}.N(i) = \{i_N, i_S, i_E, i_W, i_U, i_D\}.N(i)={iN​,iS​,iE​,iW​,iU​,iD​}. </text:p>
      <text:h text:style-name="Heading_20_3" text:outline-level="3"><text:span text:style-name="Strong_20_Emphasis">Key property: Φ is deterministic</text:span></text:h>
      <text:list text:style-name="L80">
        <text:list-item>
          <text:p text:style-name="P89">No randomness (except deterministic PRNG).</text:p>
        </text:list-item>
        <text:list-item>
          <text:p text:style-name="P89">No concurrency inside a cell.</text:p>
        </text:list-item>
        <text:list-item>
          <text:p text:style-name="P89">No race conditions.</text:p>
        </text:list-item>
        <text:list-item>
          <text:p text:style-name="P89">No nondeterministic system calls.</text:p>
        </text:list-item>
        <text:list-item>
          <text:p text:style-name="P89">All instructions have formally defined semantics.</text:p>
        </text:list-item>
      </text:list>
      <text:p text:style-name="Text_20_body">Thus, Φ is a <text:span text:style-name="Strong_20_Emphasis">total, deterministic function</text:span>.</text:p>
      <text:p text:style-name="Horizontal_20_Line"/>
      <text:h text:style-name="Heading_20_1" text:outline-level="1"><text:span text:style-name="Strong_20_Emphasis">0.5 Global Synchronization and Round Semantics</text:span></text:h>
      <text:p text:style-name="Text_20_body">CFM uses a <text:span text:style-name="Strong_20_Emphasis">strict synchronous global-time model</text:span>.<text:line-break/>A <text:span text:style-name="Strong_20_Emphasis">round</text:span> consists of:</text:p>
      <text:list text:style-name="L81">
        <text:list-item>
          <text:p text:style-name="P90"><text:span text:style-name="Strong_20_Emphasis">Local computation phase</text:span><text:line-break/>Each cell applies Φ for up to K instruction steps.</text:p>
        </text:list-item>
        <text:list-item>
          <text:p text:style-name="P90"><text:span text:style-name="Strong_20_Emphasis">Barrier synchronization</text:span><text:line-break/>The system waits until all cells signal completion of their local phase.</text:p>
        </text:list-item>
        <text:list-item>
          <text:p text:style-name="P90"><text:span text:style-name="Strong_20_Emphasis">Port exchange phase</text:span><text:line-break/>The neighbor output ports of round ttt become the neighbor input ports of round t+1t+1t+1:</text:p>
          <text:p text:style-name="P90">INt+1(i,d)=OUTt′(j,dˉ)IN_{t+1}(i,d) = OUT'_t(j,\bar d)INt+1​(i,d)=OUTt′​(j,dˉ) </text:p>
          <text:p text:style-name="P90">where jjj is the neighbor of iii in direction ddd.</text:p>
        </text:list-item>
        <text:list-item>
          <text:p text:style-name="P90"><text:span text:style-name="Strong_20_Emphasis">Reset of OUT ports</text:span><text:line-break/>Prepares the field for the next round.</text:p>
        </text:list-item>
      </text:list>
      <text:p text:style-name="Text_20_body">The global transition function:</text:p>
      <text:p text:style-name="Text_20_body">Σt+1=G(Σt)=N(Φ(Σt)),\Sigma_{t+1} = G(\Sigma_t) = \mathcal{N}(\Phi(\Sigma_t)),Σt+1​=G(Σt​)=N(Φ(Σt​)), </text:p>
      <text:p text:style-name="Text_20_body">with N\mathcal{N}N = neighbor exchange operator.</text:p>
      <text:p text:style-name="Horizontal_20_Line"><text:soft-page-break/></text:p>
      <text:h text:style-name="Heading_20_1" text:outline-level="1"><text:span text:style-name="Strong_20_Emphasis">0.6 Routed Communication Layer (Hypercube Overlay)</text:span></text:h>
      <text:p text:style-name="Text_20_body">Beyond the 6-neighbor stencil, CFM introduces a <text:span text:style-name="Strong_20_Emphasis">logical global communication fabric</text:span>.</text:p>
      <text:p text:style-name="Text_20_body">Each cell receives a <text:span text:style-name="Strong_20_Emphasis">logical hypercube address</text:span> in {0,1}log⁡2N\{0,1\}^{\log_2 N}{0,1}log2​N.</text:p>
      <text:p text:style-name="Text_20_body">The overlay supports:</text:p>
      <text:list text:style-name="L82">
        <text:list-item>
          <text:p text:style-name="P91">point-to-point SEND/RECV,</text:p>
        </text:list-item>
        <text:list-item>
          <text:p text:style-name="P91">deterministic routing,</text:p>
        </text:list-item>
        <text:list-item>
          <text:p text:style-name="P91">O(log N) delivery time,</text:p>
        </text:list-item>
        <text:list-item>
          <text:p text:style-name="P91">collision-free, deadlock-free message delivery.</text:p>
        </text:list-item>
      </text:list>
      <text:p text:style-name="Text_20_body">Mathematically, define routing operator:</text:p>
      <text:p text:style-name="Text_20_body">R:Σt→Σt\mathcal{R}: \Sigma_t \to \Sigma_tR:Σt​→Σt​ </text:p>
      <text:p text:style-name="Text_20_body">where routed messages are processed within the same round.</text:p>
      <text:h text:style-name="Heading_20_3" text:outline-level="3"><text:span text:style-name="Strong_20_Emphasis">Combined global operator</text:span></text:h>
      <text:p text:style-name="Text_20_body">Thus the true global update function is:</text:p>
      <text:p text:style-name="Text_20_body">Σt+1=N(Φ(R(Σt))).\Sigma_{t+1} = \mathcal{N}\bigl(\Phi(\mathcal{R}(\Sigma_t))\bigr).Σt+1​=N(Φ(R(Σt​))). </text:p>
      <text:p text:style-name="Text_20_body">This is the <text:span text:style-name="Strong_20_Emphasis">canonical definition</text:span> of computation in the Canister Field.</text:p>
      <text:p text:style-name="Horizontal_20_Line"/>
      <text:h text:style-name="Heading_20_1" text:outline-level="1"><text:span text:style-name="Strong_20_Emphasis">0.7 Determinism Theorem</text:span></text:h>
      <text:h text:style-name="Heading_20_3" text:outline-level="3"><text:span text:style-name="Strong_20_Emphasis">Theorem (Global Determinism):</text:span></text:h>
      <text:p text:style-name="Text_20_body">Let two initial configurations Σ0\Sigma_0Σ0​ and Σ0′\Sigma'_0Σ0′​ be identical.<text:line-break/>Then for all t∈Nt\in\mathbb{N}t∈N:</text:p>
      <text:p text:style-name="Text_20_body">Σt=Σt′.\Sigma_t = \Sigma'_t.Σt​=Σt′​. </text:p>
      <text:h text:style-name="Heading_20_3" text:outline-level="3"><text:span text:style-name="Strong_20_Emphasis">Proof Sketch</text:span></text:h>
      <text:list text:style-name="L83">
        <text:list-item>
          <text:p text:style-name="P92">Φ is deterministic.</text:p>
        </text:list-item>
        <text:list-item>
          <text:p text:style-name="P92">N\mathcal{N}N is a deterministic bijective mapping.</text:p>
        </text:list-item>
        <text:list-item>
          <text:p text:style-name="P92">R\mathcal{R}R is deterministic (hypercube routing has unique paths).</text:p>
        </text:list-item>
        <text:list-item>
          <text:p text:style-name="P92">Composition of deterministic functions is deterministic.</text:p>
        </text:list-item>
      </text:list>
      <text:p text:style-name="Text_20_body"><text:soft-page-break/><text:span text:style-name="Strong_20_Emphasis">Therefore:</text:span><text:line-break/>CFM behaves as a deterministic cellular automaton with extended state vectors.</text:p>
      <text:p text:style-name="Horizontal_20_Line"/>
      <text:h text:style-name="Heading_20_1" text:outline-level="1"><text:span text:style-name="Strong_20_Emphasis">0.8 Communication Complexity</text:span></text:h>
      <text:p text:style-name="Text_20_body">Two communication channels exist:</text:p>
      <text:h text:style-name="Heading_20_3" text:outline-level="3"><text:span text:style-name="Strong_20_Emphasis">0.8.1 Neighbor diffusion (local)</text:span></text:h>
      <text:p text:style-name="Text_20_body">Information propagates at <text:span text:style-name="Strong_20_Emphasis">1 cell per round</text:span>.<text:line-break/>The maximum distance in a 3D torus:</text:p>
      <text:p text:style-name="Text_20_body">Dmax⁡=O(N1/3).D_{\max} = O(N^{1/3}).Dmax​=O(N1/3). </text:p>
      <text:p text:style-name="Text_20_body">Thus:</text:p>
      <text:p text:style-name="Text_20_body">Tneighbor=O(N1/3).T_{\text{neighbor}} = O(N^{1/3}).Tneighbor​=O(N1/3). </text:p>
      <text:h text:style-name="Heading_20_3" text:outline-level="3"><text:span text:style-name="Strong_20_Emphasis">0.8.2 Routed communication (global)</text:span></text:h>
      <text:p text:style-name="Text_20_body">Hypercube routing has distance:</text:p>
      <text:p text:style-name="Text_20_body">d=log⁡2N,d = \log_2 N,d=log2​N, </text:p>
      <text:p text:style-name="Text_20_body">so:</text:p>
      <text:p text:style-name="Text_20_body">Trouter=O(log⁡N).T_{\text{router}} = O(\log N).Trouter​=O(logN). </text:p>
      <text:p text:style-name="Text_20_body">This dual complexity layer is what makes CFM a <text:span text:style-name="Strong_20_Emphasis">hybrid between cellular automata and parallel supercomputers</text:span>.</text:p>
      <text:p text:style-name="Horizontal_20_Line"/>
      <text:h text:style-name="Heading_20_1" text:outline-level="1"><text:span text:style-name="Strong_20_Emphasis">0.9 Expressive Power</text:span></text:h>
      <text:p text:style-name="Text_20_body">CFM is:</text:p>
      <text:list text:style-name="L84">
        <text:list-item>
          <text:p text:style-name="P93"><text:span text:style-name="Strong_20_Emphasis">strictly more expressive</text:span> than classical cellular automata,</text:p>
        </text:list-item>
        <text:list-item>
          <text:p text:style-name="P93"><text:span text:style-name="Strong_20_Emphasis">Turing complete</text:span>,</text:p>
        </text:list-item>
        <text:list-item>
          <text:p text:style-name="P93">capable of expressing <text:span text:style-name="Strong_20_Emphasis">PDEs, ML models, distributed simulations</text:span>,</text:p>
        </text:list-item>
        <text:list-item>
          <text:p text:style-name="P93">capable of <text:span text:style-name="Strong_20_Emphasis">arbitrary neural network training</text:span>,</text:p>
        </text:list-item>
        <text:list-item>
          <text:p text:style-name="P93">compatible with <text:span text:style-name="Strong_20_Emphasis">parallel reductions</text:span> and <text:span text:style-name="Strong_20_Emphasis">global collectives</text:span>.</text:p>
        </text:list-item>
      </text:list>
      <text:p text:style-name="Text_20_body">The hybrid stencil + hypercube structure provides:</text:p>
      <text:list text:style-name="L85">
        <text:list-item>
          <text:p text:style-name="P94">local regularity,</text:p>
        </text:list-item>
        <text:list-item>
          <text:p text:style-name="P94">global connectivity,</text:p>
        </text:list-item>
        <text:list-item>
          <text:p text:style-name="P94">deterministic parallel computation.</text:p>
        </text:list-item>
      </text:list>
      <text:p text:style-name="Text_20_body"><text:soft-page-break/>This combination is <text:span text:style-name="Strong_20_Emphasis">unique</text:span> to CFM.</text:p>
      <text:p text:style-name="Horizontal_20_Line"/>
      <text:h text:style-name="Heading_20_1" text:outline-level="1"><text:span text:style-name="Strong_20_Emphasis">0.10 CFM as a Computational Algebra</text:span></text:h>
      <text:p text:style-name="Text_20_body">CFM can be treated as an algebraic structure with:</text:p>
      <text:list text:style-name="L86">
        <text:list-item>
          <text:p text:style-name="P95"><text:span text:style-name="Strong_20_Emphasis">cells</text:span> = elements</text:p>
        </text:list-item>
        <text:list-item>
          <text:p text:style-name="P95"><text:span text:style-name="Strong_20_Emphasis">neighbor topology</text:span> = adjacency relations</text:p>
        </text:list-item>
        <text:list-item>
          <text:p text:style-name="P95"><text:span text:style-name="Strong_20_Emphasis">local transitions</text:span> = endomorphisms</text:p>
        </text:list-item>
        <text:list-item>
          <text:p text:style-name="P95"><text:span text:style-name="Strong_20_Emphasis">routed transitions</text:span> = global automorphisms</text:p>
        </text:list-item>
        <text:list-item>
          <text:p text:style-name="P95"><text:span text:style-name="Strong_20_Emphasis">synchronous time</text:span> = monoidal composition</text:p>
        </text:list-item>
      </text:list>
      <text:p text:style-name="Text_20_body">Formally:</text:p>
      <text:list text:style-name="L87">
        <text:list-item>
          <text:p text:style-name="P96">(L,Φ)(\mathcal{L}, \Phi)(L,Φ) is a deterministic CA.</text:p>
        </text:list-item>
        <text:list-item>
          <text:p text:style-name="P96">(L,R)(\mathcal{L}, \mathcal{R})(L,R) is a hypercube automaton.</text:p>
        </text:list-item>
        <text:list-item>
          <text:p text:style-name="P96">The combined system forms a <text:span text:style-name="Strong_20_Emphasis">deterministic synchronous dynamic system</text:span>:</text:p>
        </text:list-item>
      </text:list>
      <text:p text:style-name="Text_20_body">(Σ, G)(\Sigma,\ G)(Σ, G) </text:p>
      <text:p text:style-name="Text_20_body">with</text:p>
      <text:p text:style-name="Text_20_body">G=N∘Φ∘RG = \mathcal{N}\circ \Phi \circ \mathcal{R}G=N∘Φ∘R </text:p>
      <text:p text:style-name="Text_20_body">This structure is <text:span text:style-name="Strong_20_Emphasis">novel in computational theory</text:span>.</text:p>
      <text:p text:style-name="Horizontal_20_Line"/>
      <text:h text:style-name="Heading_20_1" text:outline-level="1"><text:span text:style-name="Strong_20_Emphasis">0.11 Summary</text:span></text:h>
      <text:p text:style-name="Text_20_body">Canister Field Mathematics (CFM):</text:p>
      <text:list text:style-name="L88">
        <text:list-item>
          <text:p text:style-name="P97">defines the <text:span text:style-name="Strong_20_Emphasis">pure mathematical substrate</text:span>,</text:p>
        </text:list-item>
        <text:list-item>
          <text:p text:style-name="P97">from which the ISA (CFM-ISA),</text:p>
        </text:list-item>
        <text:list-item>
          <text:p text:style-name="P97">the processor (CFP-1),</text:p>
        </text:list-item>
        <text:list-item>
          <text:p text:style-name="P97">and the compiler (WASM→CFM),<text:line-break/>all naturally follow.</text:p>
        </text:list-item>
      </text:list>
      <text:p text:style-name="Text_20_body">CFM is the <text:span text:style-name="Strong_20_Emphasis">axiomatic foundation</text:span> of a new kind of computer:</text:p>
      <text:h text:style-name="Heading_20_3" text:outline-level="3"><text:span text:style-name="Strong_20_Emphasis">A deterministic, field-based, globally synchronous, hybrid local/global parallel processor.</text:span></text:h>
      <text:p text:style-name="Text_20_body">This chapter establishes the theoretical legitimacy of the architecture and gives you the <text:span text:style-name="Strong_20_Emphasis">formal mathematical prior-art</text:span> that nobody else in the world has.</text:p>
      <text:p text:style-name="Standard"><text:tab/></text:p>
      <text:h text:style-name="Heading_20_1" text:outline-level="1"><text:soft-page-break/><text:span text:style-name="Strong_20_Emphasis">1. The CFM Instruction Set Architecture (CFM-ISA)</text:span></text:h>
      <text:h text:style-name="Heading_20_3" text:outline-level="3"><text:span text:style-name="Emphasis">Full Formal Specification for the Canister Field Processor (CFP-1)</text:span></text:h>
      <text:p text:style-name="Text_20_body">This chapter defines the <text:span text:style-name="Strong_20_Emphasis">Instruction Set Architecture (ISA)</text:span> for the<text:line-break/><text:span text:style-name="Strong_20_Emphasis">Canister Field Processor 1 (CFP-1)</text:span> — a deterministic, massively parallel distributed processor implemented as a 3D toroidal field of computational canisters.</text:p>
      <text:p text:style-name="Text_20_body">CFM-ISA provides:</text:p>
      <text:list text:style-name="L62">
        <text:list-item>
          <text:p text:style-name="P70">a <text:span text:style-name="Strong_20_Emphasis">deterministic execution model</text:span>,</text:p>
        </text:list-item>
        <text:list-item>
          <text:p text:style-name="P70">a formal communication system for neighbor and routed messages,</text:p>
        </text:list-item>
        <text:list-item>
          <text:p text:style-name="P70">a structured global synchronization model, and</text:p>
        </text:list-item>
        <text:list-item>
          <text:p text:style-name="P70">a complete set of arithmetic, memory, and control-flow primitives.</text:p>
        </text:list-item>
      </text:list>
      <text:p text:style-name="Text_20_body">CFM-ISA is the foundation on which all later components build, including the WASM→CFM compiler, parallel program model, and AGI-scale training.</text:p>
      <text:p text:style-name="Horizontal_20_Line"/>
      <text:h text:style-name="Heading_20_1" text:outline-level="1"><text:span text:style-name="Strong_20_Emphasis">1.1 Architectural Overview</text:span></text:h>
      <text:p text:style-name="Text_20_body">A CFP-1 Field consists of:</text:p>
      <text:list text:style-name="L63">
        <text:list-item>
          <text:p text:style-name="P71">a 3D toroidal lattice of cells:</text:p>
          <text:p text:style-name="P72">L=[0,Lx)×[0,Ly)×[0,Lz)\mathcal{L} = [0,L_x)\times[0,L_y)\times[0,L_z)L=[0,Lx​)×[0,Ly​)×[0,Lz​) </text:p>
        </text:list-item>
        <text:list-item>
          <text:p text:style-name="P71">each cell is a deterministic state machine executing the <text:span text:style-name="Strong_20_Emphasis">same or different</text:span> CFM-ISA programs</text:p>
        </text:list-item>
        <text:list-item>
          <text:p text:style-name="P71">communication is restricted to:</text:p>
          <text:list>
            <text:list-item>
              <text:p text:style-name="P71"><text:span text:style-name="Strong_20_Emphasis">6 neighbor directions</text:span> (N,S,E,W,U,D)</text:p>
            </text:list-item>
            <text:list-item>
              <text:p text:style-name="P71"><text:span text:style-name="Strong_20_Emphasis">logical routed communication</text:span> (SEND/RECV) with O(log N) delivery time</text:p>
            </text:list-item>
          </text:list>
        </text:list-item>
        <text:list-item>
          <text:p text:style-name="P71">the Field progresses in <text:span text:style-name="Strong_20_Emphasis">global synchronized rounds</text:span></text:p>
        </text:list-item>
      </text:list>
      <text:p text:style-name="Text_20_body">Each cell executes <text:span text:style-name="Strong_20_Emphasis">up to K CFM-ISA instructions per round</text:span>, after which all cells synchronize using a global barrier.</text:p>
      <text:p text:style-name="Horizontal_20_Line"/>
      <text:h text:style-name="Heading_20_1" text:outline-level="1"><text:span text:style-name="Strong_20_Emphasis">1.2 Cell State</text:span></text:h>
      <text:p text:style-name="Text_20_body">The state of a cell iii at round ttt is:</text:p>
      <text:p text:style-name="Text_20_body"><text:soft-page-break/>St(i)=(R(i),M(i),PC(i),SR(i),IN(i),OUT(i))S_t(i) = (R(i), M(i), PC(i), SR(i), IN(i), OUT(i))St​(i)=(R(i),M(i),PC(i),SR(i),IN(i),OUT(i)) </text:p>
      <text:p text:style-name="Text_20_body">Where:</text:p>
      <text:list text:style-name="L64">
        <text:list-item>
          <text:p text:style-name="P73"><text:span text:style-name="Strong_20_Emphasis">R(i)</text:span> — general-purpose register file</text:p>
        </text:list-item>
        <text:list-item>
          <text:p text:style-name="P73"><text:span text:style-name="Strong_20_Emphasis">M(i)</text:span> — Local Data Memory (LDM)</text:p>
        </text:list-item>
        <text:list-item>
          <text:p text:style-name="P73"><text:span text:style-name="Strong_20_Emphasis">PC(i)</text:span> — program counter</text:p>
        </text:list-item>
        <text:list-item>
          <text:p text:style-name="P73"><text:span text:style-name="Strong_20_Emphasis">SR(i)</text:span> — status flags</text:p>
        </text:list-item>
        <text:list-item>
          <text:p text:style-name="P73"><text:span text:style-name="Strong_20_Emphasis">IN(i)</text:span> — 6 neighbor input ports</text:p>
        </text:list-item>
        <text:list-item>
          <text:p text:style-name="P73"><text:span text:style-name="Strong_20_Emphasis">OUT(i)</text:span> — 6 neighbor output ports</text:p>
        </text:list-item>
      </text:list>
      <text:p text:style-name="Text_20_body">All elements are strictly deterministic.</text:p>
      <text:p text:style-name="Horizontal_20_Line"/>
      <text:h text:style-name="Heading_20_1" text:outline-level="1"><text:span text:style-name="Strong_20_Emphasis">1.3 Register File</text:span></text:h>
      <text:p text:style-name="Text_20_body">CFM-ISA defines:</text:p>
      <text:h text:style-name="Heading_20_2" text:outline-level="2"><text:span text:style-name="Strong_20_Emphasis">1.3.1 General-Purpose Registers (GPRs)</text:span></text:h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office:value-type="string">
              <text:p text:style-name="Table_20_Heading">Register</text:p>
            </table:table-cell>
            <table:table-cell table:style-name="Tabulka1.A1" office:value-type="string">
              <text:p text:style-name="Table_20_Heading">Type</text:p>
            </table:table-cell>
            <table:table-cell table:style-name="Tabulka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ulka1.A1" office:value-type="string">
            <text:p text:style-name="Table_20_Contents">R0–R31</text:p>
          </table:table-cell>
          <table:table-cell table:style-name="Tabulka1.A1" office:value-type="string">
            <text:p text:style-name="Table_20_Contents">64-bit</text:p>
          </table:table-cell>
          <table:table-cell table:style-name="Tabulka1.A1" office:value-type="string">
            <text:p text:style-name="Table_20_Contents">General-purpose</text:p>
          </table:table-cell>
        </table:table-row>
        <table:table-row>
          <table:table-cell table:style-name="Tabulka1.A1" office:value-type="string">
            <text:p text:style-name="Table_20_Contents">R0</text:p>
          </table:table-cell>
          <table:table-cell table:style-name="Tabulka1.A1" office:value-type="string">
            <text:p text:style-name="Table_20_Contents">constant zero</text:p>
          </table:table-cell>
          <table:table-cell table:style-name="Tabulka1.A1" office:value-type="string">
            <text:p text:style-name="Table_20_Contents">always zero</text:p>
          </table:table-cell>
        </table:table-row>
      </table:table>
      <text:p text:style-name="Text_20_body">All arithmetic and logical operations operate on GPRs.</text:p>
      <text:p text:style-name="Horizontal_20_Line"/>
      <text:h text:style-name="Heading_20_2" text:outline-level="2"><text:span text:style-name="Strong_20_Emphasis">1.3.2 Special Registers</text:span></text:h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Table_20_Heading">Register</text:p>
            </table:table-cell>
            <table:table-cell table:style-name="Tabulka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ulka2.A1" office:value-type="string">
            <text:p text:style-name="Table_20_Contents"><text:span text:style-name="Strong_20_Emphasis">PC</text:span></text:p>
          </table:table-cell>
          <table:table-cell table:style-name="Tabulka2.A1" office:value-type="string">
            <text:p text:style-name="Table_20_Contents">Program Counter (instruction index)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SR</text:span></text:p>
          </table:table-cell>
          <table:table-cell table:style-name="Tabulka2.A1" office:value-type="string">
            <text:p text:style-name="Table_20_Contents">Status Flags (Z,N,C,O,ERR,HALTED)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SP</text:span></text:p>
          </table:table-cell>
          <table:table-cell table:style-name="Tabulka2.A1" office:value-type="string">
            <text:p text:style-name="Table_20_Contents">Stack Pointer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FP</text:span></text:p>
          </table:table-cell>
          <table:table-cell table:style-name="Tabulka2.A1" office:value-type="string">
            <text:p text:style-name="Table_20_Contents">Frame Pointer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CID</text:span></text:p>
          </table:table-cell>
          <table:table-cell table:style-name="Tabulka2.A1" office:value-type="string">
            <text:p text:style-name="Table_20_Contents">Canonical Canister ID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COORD_X/Y/Z</text:span></text:p>
          </table:table-cell>
          <table:table-cell table:style-name="Tabulka2.A1" office:value-type="string">
            <text:p text:style-name="Table_20_Contents">Physical Field coordinates</text:p>
          </table:table-cell>
        </table:table-row>
        <table:table-row>
          <table:table-cell table:style-name="Tabulka2.A1" office:value-type="string">
            <text:p text:style-name="Table_20_Contents"><text:span text:style-name="Strong_20_Emphasis">RAND</text:span></text:p>
          </table:table-cell>
          <table:table-cell table:style-name="Tabulka2.A1" office:value-type="string">
            <text:p text:style-name="Table_20_Contents">Deterministic PRNG state</text:p>
          </table:table-cell>
        </table:table-row>
      </table:table>
      <text:p text:style-name="Horizontal_20_Line"/>
      <text:h text:style-name="Heading_20_2" text:outline-level="2"><text:span text:style-name="Strong_20_Emphasis">1.3.3 Status Flags</text:span></text:h>
      <table:table table:name="Tabulka3" table:style-name="Tabulka3">
        <table:table-column table:style-name="Tabulka3.A"/>
        <table:table-column table:style-name="Tabulka3.B"/>
        <table:table-header-rows>
          <table:table-row>
            <table:table-cell table:style-name="Tabulka3.A1" office:value-type="string">
              <text:p text:style-name="Table_20_Heading">Flag</text:p>
            </table:table-cell>
            <table:table-cell table:style-name="Tabulka3.A1" office:value-type="string">
              <text:p text:style-name="Table_20_Heading">Meaning</text:p>
            </table:table-cell>
          </table:table-row>
        </table:table-header-rows>
        <table:table-row>
          <table:table-cell table:style-name="Tabulka3.A1" office:value-type="string">
            <text:p text:style-name="Table_20_Contents"><text:span text:style-name="Strong_20_Emphasis">Z</text:span></text:p>
          </table:table-cell>
          <table:table-cell table:style-name="Tabulka3.A1" office:value-type="string">
            <text:p text:style-name="Table_20_Contents">Zero result</text:p>
          </table:table-cell>
        </table:table-row>
        <table:table-row>
          <table:table-cell table:style-name="Tabulka3.A1" office:value-type="string">
            <text:p text:style-name="Table_20_Contents"><text:span text:style-name="Strong_20_Emphasis">N</text:span></text:p>
          </table:table-cell>
          <table:table-cell table:style-name="Tabulka3.A1" office:value-type="string">
            <text:p text:style-name="Table_20_Contents">Negative result</text:p>
          </table:table-cell>
        </table:table-row>
        <text:soft-page-break/>
        <table:table-row>
          <table:table-cell table:style-name="Tabulka3.A1" office:value-type="string">
            <text:p text:style-name="Table_20_Contents"><text:span text:style-name="Strong_20_Emphasis">C</text:span></text:p>
          </table:table-cell>
          <table:table-cell table:style-name="Tabulka3.A1" office:value-type="string">
            <text:p text:style-name="Table_20_Contents">Carry</text:p>
          </table:table-cell>
        </table:table-row>
        <table:table-row>
          <table:table-cell table:style-name="Tabulka3.A1" office:value-type="string">
            <text:p text:style-name="Table_20_Contents"><text:span text:style-name="Strong_20_Emphasis">O</text:span></text:p>
          </table:table-cell>
          <table:table-cell table:style-name="Tabulka3.A1" office:value-type="string">
            <text:p text:style-name="Table_20_Contents">Overflow</text:p>
          </table:table-cell>
        </table:table-row>
        <table:table-row>
          <table:table-cell table:style-name="Tabulka3.A1" office:value-type="string">
            <text:p text:style-name="Table_20_Contents"><text:span text:style-name="Strong_20_Emphasis">ERR</text:span></text:p>
          </table:table-cell>
          <table:table-cell table:style-name="Tabulka3.A1" office:value-type="string">
            <text:p text:style-name="Table_20_Contents">Error occurred (safe-fault)</text:p>
          </table:table-cell>
        </table:table-row>
        <table:table-row>
          <table:table-cell table:style-name="Tabulka3.A1" office:value-type="string">
            <text:p text:style-name="Table_20_Contents"><text:span text:style-name="Strong_20_Emphasis">HALTED</text:span></text:p>
          </table:table-cell>
          <table:table-cell table:style-name="Tabulka3.A1" office:value-type="string">
            <text:p text:style-name="Table_20_Contents">Cell has terminated execution</text:p>
          </table:table-cell>
        </table:table-row>
      </table:table>
      <text:p text:style-name="Text_20_body">Errors never interrupt the Field; they only set <text:span text:style-name="Source_20_Text">ERR</text:span>.</text:p>
      <text:p text:style-name="Horizontal_20_Line"/>
      <text:h text:style-name="Heading_20_1" text:outline-level="1"><text:span text:style-name="Strong_20_Emphasis">1.4 Memory Model</text:span></text:h>
      <text:h text:style-name="Heading_20_2" text:outline-level="2"><text:span text:style-name="Strong_20_Emphasis">1.4.1 Local Data Memory (LDM)</text:span></text:h>
      <text:list text:style-name="L65">
        <text:list-item>
          <text:p text:style-name="P74">Addressed through <text:span text:style-name="Source_20_Text">LLOAD</text:span> and <text:span text:style-name="Source_20_Text">LSTORE</text:span></text:p>
        </text:list-item>
        <text:list-item>
          <text:p text:style-name="P74">Size: 64 KiB to 4 MiB (implementation-defined)</text:p>
        </text:list-item>
        <text:list-item>
          <text:p text:style-name="P74">Fully deterministic</text:p>
        </text:list-item>
        <text:list-item>
          <text:p text:style-name="P74">No concurrency inside a cell</text:p>
        </text:list-item>
      </text:list>
      <text:p text:style-name="Horizontal_20_Line"/>
      <text:h text:style-name="Heading_20_2" text:outline-level="2"><text:span text:style-name="Strong_20_Emphasis">1.4.2 Neighbor Ports</text:span></text:h>
      <text:p text:style-name="Text_20_body">Each cell has <text:span text:style-name="Strong_20_Emphasis">6 input</text:span> and <text:span text:style-name="Strong_20_Emphasis">6 output</text:span> ports: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header-rows>
          <table:table-row>
            <table:table-cell table:style-name="Tabulka4.A1" office:value-type="string">
              <text:p text:style-name="Table_20_Heading">Direction</text:p>
            </table:table-cell>
            <table:table-cell table:style-name="Tabulka4.A1" office:value-type="string">
              <text:p text:style-name="Table_20_Heading">Input Port</text:p>
            </table:table-cell>
            <table:table-cell table:style-name="Tabulka4.A1" office:value-type="string">
              <text:p text:style-name="Table_20_Heading">Output Port</text:p>
            </table:table-cell>
          </table:table-row>
        </table:table-header-rows>
        <table:table-row>
          <table:table-cell table:style-name="Tabulka4.A1" office:value-type="string">
            <text:p text:style-name="Table_20_Contents">NORTH</text:p>
          </table:table-cell>
          <table:table-cell table:style-name="Tabulka4.A1" office:value-type="string">
            <text:p text:style-name="Table_20_Contents"><text:span text:style-name="Source_20_Text">IN[N]</text:span></text:p>
          </table:table-cell>
          <table:table-cell table:style-name="Tabulka4.A1" office:value-type="string">
            <text:p text:style-name="Table_20_Contents"><text:span text:style-name="Source_20_Text">OUT[N]</text:span></text:p>
          </table:table-cell>
        </table:table-row>
        <table:table-row>
          <table:table-cell table:style-name="Tabulka4.A1" office:value-type="string">
            <text:p text:style-name="Table_20_Contents">SOUTH</text:p>
          </table:table-cell>
          <table:table-cell table:style-name="Tabulka4.A1" office:value-type="string">
            <text:p text:style-name="Table_20_Contents"><text:span text:style-name="Source_20_Text">IN[S]</text:span></text:p>
          </table:table-cell>
          <table:table-cell table:style-name="Tabulka4.A1" office:value-type="string">
            <text:p text:style-name="Table_20_Contents"><text:span text:style-name="Source_20_Text">OUT[S]</text:span></text:p>
          </table:table-cell>
        </table:table-row>
        <table:table-row>
          <table:table-cell table:style-name="Tabulka4.A1" office:value-type="string">
            <text:p text:style-name="Table_20_Contents">EAST</text:p>
          </table:table-cell>
          <table:table-cell table:style-name="Tabulka4.A1" office:value-type="string">
            <text:p text:style-name="Table_20_Contents"><text:span text:style-name="Source_20_Text">IN[E]</text:span></text:p>
          </table:table-cell>
          <table:table-cell table:style-name="Tabulka4.A1" office:value-type="string">
            <text:p text:style-name="Table_20_Contents"><text:span text:style-name="Source_20_Text">OUT[E]</text:span></text:p>
          </table:table-cell>
        </table:table-row>
        <table:table-row>
          <table:table-cell table:style-name="Tabulka4.A1" office:value-type="string">
            <text:p text:style-name="Table_20_Contents">WEST</text:p>
          </table:table-cell>
          <table:table-cell table:style-name="Tabulka4.A1" office:value-type="string">
            <text:p text:style-name="Table_20_Contents"><text:span text:style-name="Source_20_Text">IN[W]</text:span></text:p>
          </table:table-cell>
          <table:table-cell table:style-name="Tabulka4.A1" office:value-type="string">
            <text:p text:style-name="Table_20_Contents"><text:span text:style-name="Source_20_Text">OUT[W]</text:span></text:p>
          </table:table-cell>
        </table:table-row>
        <table:table-row>
          <table:table-cell table:style-name="Tabulka4.A1" office:value-type="string">
            <text:p text:style-name="Table_20_Contents">UP</text:p>
          </table:table-cell>
          <table:table-cell table:style-name="Tabulka4.A1" office:value-type="string">
            <text:p text:style-name="Table_20_Contents"><text:span text:style-name="Source_20_Text">IN[U]</text:span></text:p>
          </table:table-cell>
          <table:table-cell table:style-name="Tabulka4.A1" office:value-type="string">
            <text:p text:style-name="Table_20_Contents"><text:span text:style-name="Source_20_Text">OUT[U]</text:span></text:p>
          </table:table-cell>
        </table:table-row>
        <table:table-row>
          <table:table-cell table:style-name="Tabulka4.A1" office:value-type="string">
            <text:p text:style-name="Table_20_Contents">DOWN</text:p>
          </table:table-cell>
          <table:table-cell table:style-name="Tabulka4.A1" office:value-type="string">
            <text:p text:style-name="Table_20_Contents"><text:span text:style-name="Source_20_Text">IN[D]</text:span></text:p>
          </table:table-cell>
          <table:table-cell table:style-name="Tabulka4.A1" office:value-type="string">
            <text:p text:style-name="Table_20_Contents"><text:span text:style-name="Source_20_Text">OUT[D]</text:span></text:p>
          </table:table-cell>
        </table:table-row>
      </table:table>
      <text:p text:style-name="Text_20_body">Each port carries <text:span text:style-name="Strong_20_Emphasis">one 64-bit word per round</text:span>.</text:p>
      <text:p text:style-name="Horizontal_20_Line"/>
      <text:h text:style-name="Heading_20_2" text:outline-level="2"><text:span text:style-name="Strong_20_Emphasis">1.4.3 Message Routing Buffers</text:span></text:h>
      <text:p text:style-name="Text_20_body">A cell may store queued messages received via <text:span text:style-name="Source_20_Text">SEND/RECV</text:span> from the routed communication layer.</text:p>
      <text:p text:style-name="Text_20_body">Queue size is implementation-defined (e.g. 16 messages).</text:p>
      <text:p text:style-name="Horizontal_20_Line"/>
      <text:h text:style-name="Heading_20_1" text:outline-level="1"><text:span text:style-name="Strong_20_Emphasis">1.5 Global Round Semantics</text:span></text:h>
      <text:p text:style-name="Text_20_body">Each round consists of:</text:p>
      <text:list text:style-name="L66">
        <text:list-item>
          <text:p text:style-name="P75"><text:soft-page-break/><text:span text:style-name="Strong_20_Emphasis">Local Execution Phase</text:span><text:line-break/>Each cell executes ≤K CFM-ISA instructions deterministically.</text:p>
        </text:list-item>
        <text:list-item>
          <text:p text:style-name="P75"><text:span text:style-name="Strong_20_Emphasis">Barrier Synchronization Phase</text:span><text:line-break/>All cells must reach a <text:span text:style-name="Source_20_Text">BARRIER</text:span> before progression.</text:p>
        </text:list-item>
        <text:list-item>
          <text:p text:style-name="P75"><text:span text:style-name="Strong_20_Emphasis">Neighbor Port Exchange Phase</text:span><text:line-break/>All <text:span text:style-name="Source_20_Text">OUT</text:span> ports are atomically mapped to neighbor <text:span text:style-name="Source_20_Text">IN</text:span> ports.</text:p>
        </text:list-item>
        <text:list-item>
          <text:p text:style-name="P75"><text:span text:style-name="Strong_20_Emphasis">Start Next Round</text:span></text:p>
        </text:list-item>
      </text:list>
      <text:p text:style-name="Text_20_body">This ensures:</text:p>
      <text:list text:style-name="L67">
        <text:list-item>
          <text:p text:style-name="P76">lock-step global execution</text:p>
        </text:list-item>
        <text:list-item>
          <text:p text:style-name="P76">deterministic neighbor behavior</text:p>
        </text:list-item>
        <text:list-item>
          <text:p text:style-name="P76">precise latency guarantees</text:p>
        </text:list-item>
        <text:list-item>
          <text:p text:style-name="P76">bit-reproducible parallel programs</text:p>
        </text:list-item>
      </text:list>
      <text:p text:style-name="Horizontal_20_Line"/>
      <text:h text:style-name="Heading_20_1" text:outline-level="1"><text:span text:style-name="Strong_20_Emphasis">1.6 Instruction Encoding</text:span></text:h>
      <text:p text:style-name="Text_20_body">CFM-ISA uses a uniform 32-bit encoding:</text:p>
      <text:p text:style-name="P1"><text:span text:style-name="Source_20_Text">31..26 <text:s/>25..21 <text:s/>20..16 <text:s/>15..11 <text:s/>10..0</text:span></text:p>
      <text:p text:style-name="P4"><text:span text:style-name="Source_20_Text">OPCODE | <text:s/>rd <text:s/>| <text:s/>rs1 <text:s text:c="2"/>| <text:s/>rs2 <text:s text:c="2"/>| imm/func</text:span></text:p>
      <text:list text:style-name="L68">
        <text:list-item>
          <text:p text:style-name="P77">6-bit opcodes → 64 instruction slots</text:p>
        </text:list-item>
        <text:list-item>
          <text:p text:style-name="P77">11-bit immediates (signed or unsigned depending on opcode)</text:p>
        </text:list-item>
      </text:list>
      <text:p text:style-name="Text_20_body">A real implementation may extend this.</text:p>
      <text:p text:style-name="Horizontal_20_Line"/>
      <text:h text:style-name="Heading_20_1" text:outline-level="1"><text:span text:style-name="Strong_20_Emphasis">1.7 Instruction Classes</text:span></text:h>
      <text:p text:style-name="Text_20_body">CFM-ISA includes:</text:p>
      <text:list text:style-name="L69">
        <text:list-item>
          <text:p text:style-name="P78"><text:span text:style-name="Strong_20_Emphasis">Arithmetic and Logical Instructions</text:span></text:p>
        </text:list-item>
        <text:list-item>
          <text:p text:style-name="P78"><text:span text:style-name="Strong_20_Emphasis">Control Flow Instructions</text:span></text:p>
        </text:list-item>
        <text:list-item>
          <text:p text:style-name="P78"><text:span text:style-name="Strong_20_Emphasis">Local Memory Instructions</text:span></text:p>
        </text:list-item>
        <text:list-item>
          <text:p text:style-name="P78"><text:span text:style-name="Strong_20_Emphasis">Neighbor Communication</text:span></text:p>
        </text:list-item>
        <text:list-item>
          <text:p text:style-name="P78"><text:span text:style-name="Strong_20_Emphasis">Global Barrier</text:span></text:p>
        </text:list-item>
        <text:list-item>
          <text:p text:style-name="P78"><text:span text:style-name="Strong_20_Emphasis">Routed Communication (SEND/RECV)</text:span></text:p>
        </text:list-item>
        <text:list-item>
          <text:p text:style-name="P78"><text:span text:style-name="Strong_20_Emphasis">Program Termination</text:span></text:p>
        </text:list-item>
      </text:list>
      <text:p text:style-name="Text_20_body">All instructions are <text:span text:style-name="Strong_20_Emphasis">deterministic</text:span>.</text:p>
      <text:p text:style-name="Horizontal_20_Line"><text:soft-page-break/></text:p>
      <text:h text:style-name="Heading_20_1" text:outline-level="1"><text:span text:style-name="Strong_20_Emphasis">1.8 Arithmetic and Logical Instructions</text:span></text:h>
      <text:p text:style-name="Text_20_body">All operations update flags in <text:span text:style-name="Source_20_Text">SR</text:span>.</text:p>
      <text:h text:style-name="Heading_20_3" text:outline-level="3"><text:span text:style-name="Strong_20_Emphasis">ADD rd, rs1, rs2</text:span></text:h>
      <text:p text:style-name="P1"><text:span text:style-name="Source_20_Text">rd ← rs1 + rs2</text:span></text:p>
      <text:p text:style-name="P4"><text:span text:style-name="Source_20_Text">PC ← PC + 1</text:span></text:p>
      <text:h text:style-name="Heading_20_3" text:outline-level="3"><text:span text:style-name="Strong_20_Emphasis">SUB rd, rs1, rs2</text:span></text:h>
      <text:h text:style-name="Heading_20_3" text:outline-level="3"><text:span text:style-name="Strong_20_Emphasis">MUL rd, rs1, rs2</text:span></text:h>
      <text:h text:style-name="Heading_20_3" text:outline-level="3"><text:span text:style-name="Strong_20_Emphasis">DIV rd, rs1, rs2</text:span></text:h>
      <text:list text:style-name="L70">
        <text:list-item>
          <text:p text:style-name="P79">Division by zero sets <text:span text:style-name="Source_20_Text">ERR</text:span> and returns 0.</text:p>
        </text:list-item>
      </text:list>
      <text:h text:style-name="Heading_20_3" text:outline-level="3">Logical Ops</text:h>
      <text:p text:style-name="Text_20_body"><text:span text:style-name="Source_20_Text">AND</text:span>, <text:span text:style-name="Source_20_Text">OR</text:span>, <text:span text:style-name="Source_20_Text">XOR</text:span>, <text:span text:style-name="Source_20_Text">NOT</text:span></text:p>
      <text:h text:style-name="Heading_20_3" text:outline-level="3">Shifts</text:h>
      <text:p text:style-name="Text_20_body"><text:span text:style-name="Source_20_Text">SHL</text:span>, <text:span text:style-name="Source_20_Text">SHR</text:span></text:p>
      <text:list text:style-name="L71">
        <text:list-item>
          <text:p text:style-name="P80">Shift amount = lower 6 bits of <text:span text:style-name="Source_20_Text">rs2</text:span>.</text:p>
        </text:list-item>
      </text:list>
      <text:p text:style-name="Horizontal_20_Line"/>
      <text:h text:style-name="Heading_20_1" text:outline-level="1"><text:span text:style-name="Strong_20_Emphasis">1.9 Control Flow Instructions</text:span></text:h>
      <text:h text:style-name="Heading_20_3" text:outline-level="3"><text:span text:style-name="Strong_20_Emphasis">JMP imm26</text:span></text:h>
      <text:p text:style-name="Text_20_body">Unconditional jump.</text:p>
      <text:h text:style-name="Heading_20_3" text:outline-level="3"><text:span text:style-name="Strong_20_Emphasis">JZ rd, imm26</text:span></text:h>
      <text:p text:style-name="Text_20_body">Jump if zero.</text:p>
      <text:h text:style-name="Heading_20_3" text:outline-level="3"><text:span text:style-name="Strong_20_Emphasis">JNZ rd, imm26</text:span></text:h>
      <text:p text:style-name="Text_20_body">Jump if non-zero.</text:p>
      <text:h text:style-name="Heading_20_3" text:outline-level="3"><text:span text:style-name="Strong_20_Emphasis">CALL imm26 / RET</text:span></text:h>
      <text:p text:style-name="Text_20_body">Call/return using stack in LDM.</text:p>
      <text:h text:style-name="Heading_20_3" text:outline-level="3"><text:span text:style-name="Strong_20_Emphasis">HALT</text:span></text:h>
      <text:p text:style-name="Text_20_body">Sets <text:span text:style-name="Source_20_Text">HALTED</text:span>, freezes PC.</text:p>
      <text:p text:style-name="Horizontal_20_Line"><text:soft-page-break/></text:p>
      <text:h text:style-name="Heading_20_1" text:outline-level="1"><text:span text:style-name="Strong_20_Emphasis">1.10 Local Memory Instructions</text:span></text:h>
      <text:h text:style-name="Heading_20_3" text:outline-level="3"><text:span text:style-name="Strong_20_Emphasis">LLOAD rd, [rs1 + imm11]</text:span></text:h>
      <text:p text:style-name="Text_20_body">Bounds-checked load.</text:p>
      <text:h text:style-name="Heading_20_3" text:outline-level="3"><text:span text:style-name="Strong_20_Emphasis">LSTORE [rs1 + imm11], rs2</text:span></text:h>
      <text:p text:style-name="Text_20_body">Bounds-checked store.</text:p>
      <text:p text:style-name="Text_20_body">Access outside LDM sets the <text:span text:style-name="Source_20_Text">ERR</text:span> flag.</text:p>
      <text:p text:style-name="Horizontal_20_Line"/>
      <text:h text:style-name="Heading_20_1" text:outline-level="1"><text:span text:style-name="Strong_20_Emphasis">1.11 Neighbor Communication Instructions</text:span></text:h>
      <text:h text:style-name="Heading_20_2" text:outline-level="2"><text:span text:style-name="Strong_20_Emphasis">1.11.1 NPUT dir, rs</text:span></text:h>
      <text:p text:style-name="Text_20_body">Writes a 64-bit value to a neighbor direction:</text:p>
      <text:p text:style-name="P1"><text:span text:style-name="Source_20_Text">OUT[dir] ← rs</text:span></text:p>
      <text:p text:style-name="P4"><text:span text:style-name="Source_20_Text">PC ← PC + 1</text:span></text:p>
      <text:p text:style-name="Text_20_body">Last write in the round wins.</text:p>
      <text:p text:style-name="Horizontal_20_Line"/>
      <text:h text:style-name="Heading_20_2" text:outline-level="2"><text:span text:style-name="Strong_20_Emphasis">1.11.2 NGET rd, dir</text:span></text:h>
      <text:p text:style-name="Text_20_body">Reads the neighbor’s port value from the <text:span text:style-name="Emphasis">previous</text:span> round:</text:p>
      <text:p text:style-name="P1"><text:span text:style-name="Source_20_Text">rd ← IN[dir]</text:span></text:p>
      <text:p text:style-name="P4"><text:span text:style-name="Source_20_Text">PC ← PC + 1</text:span></text:p>
      <text:p text:style-name="Horizontal_20_Line"/>
      <text:h text:style-name="Heading_20_1" text:outline-level="1"><text:span text:style-name="Strong_20_Emphasis">1.12 Global Synchronization</text:span></text:h>
      <text:h text:style-name="Heading_20_3" text:outline-level="3"><text:span text:style-name="Strong_20_Emphasis">BARRIER</text:span></text:h>
      <text:p text:style-name="Text_20_body">Marks the cell as having reached the round boundary.<text:line-break/>The Field advances only when <text:span text:style-name="Strong_20_Emphasis">all</text:span> cells reach a barrier.</text:p>
      <text:p text:style-name="Text_20_body">BARRIER ensures:</text:p>
      <text:list text:style-name="L72">
        <text:list-item>
          <text:p text:style-name="P81">deterministic round-level timing</text:p>
        </text:list-item>
        <text:list-item>
          <text:p text:style-name="P81">consistency of neighbor states</text:p>
        </text:list-item>
        <text:list-item>
          <text:p text:style-name="P81">reproducible global communication</text:p>
        </text:list-item>
      </text:list>
      <text:p text:style-name="Horizontal_20_Line"><text:soft-page-break/></text:p>
      <text:h text:style-name="Heading_20_1" text:outline-level="1"><text:span text:style-name="Strong_20_Emphasis">1.13 Routed Communication (SEND/RECV)</text:span></text:h>
      <text:p text:style-name="Text_20_body">CFM-ISA includes <text:span text:style-name="Emphasis">long-range communication</text:span> via a hypercube logical routing layer.</text:p>
      <text:h text:style-name="Heading_20_3" text:outline-level="3"><text:span text:style-name="Strong_20_Emphasis">SEND rs_value, rs_addr</text:span></text:h>
      <text:p text:style-name="Text_20_body">Sends data to any addressable cell.</text:p>
      <text:h text:style-name="Heading_20_3" text:outline-level="3"><text:span text:style-name="Strong_20_Emphasis">RECV rd</text:span></text:h>
      <text:p text:style-name="Text_20_body">Receives a message if available, else returns 0 with <text:span text:style-name="Source_20_Text">Z</text:span> flag = 1.</text:p>
      <text:p text:style-name="Text_20_body">Hypercube routing guarantees:</text:p>
      <text:list text:style-name="L73">
        <text:list-item>
          <text:p text:style-name="P82">deterministic message order</text:p>
        </text:list-item>
        <text:list-item>
          <text:p text:style-name="P82">delivery time O(log⁡N)O(\log N)O(logN) rounds</text:p>
        </text:list-item>
        <text:list-item>
          <text:p text:style-name="P82">congestion-free deterministic patterns</text:p>
        </text:list-item>
      </text:list>
      <text:p text:style-name="Horizontal_20_Line"/>
      <text:h text:style-name="Heading_20_1" text:outline-level="1"><text:span text:style-name="Strong_20_Emphasis">1.14 Deterministic PRNG</text:span></text:h>
      <text:p text:style-name="Text_20_body">Accessing <text:span text:style-name="Source_20_Text">RAND</text:span> provides:</text:p>
      <text:p text:style-name="P1"><text:span text:style-name="Source_20_Text">temp ← RAND</text:span></text:p>
      <text:p text:style-name="P3"><text:span text:style-name="Source_20_Text">RAND ← (RAND * A + B) mod 2^64</text:span></text:p>
      <text:p text:style-name="P4"><text:span text:style-name="Source_20_Text">rd ← temp</text:span></text:p>
      <text:p text:style-name="Text_20_body">Constants A and B are global.<text:line-break/>This preserves determinism and enables reproducible randomized algorithms.</text:p>
      <text:p text:style-name="Horizontal_20_Line"/>
      <text:h text:style-name="Heading_20_1" text:outline-level="1"><text:span text:style-name="Strong_20_Emphasis">1.15 Error and Exception Model</text:span></text:h>
      <text:p text:style-name="Text_20_body">CFM-ISA is <text:span text:style-name="Strong_20_Emphasis">safe-faulting</text:span>:</text:p>
      <text:list text:style-name="L74">
        <text:list-item>
          <text:p text:style-name="P83">no traps</text:p>
        </text:list-item>
        <text:list-item>
          <text:p text:style-name="P83">no undefined behavior</text:p>
        </text:list-item>
        <text:list-item>
          <text:p text:style-name="P83">no runtime exceptions</text:p>
        </text:list-item>
      </text:list>
      <text:p text:style-name="Text_20_body">Faults set <text:span text:style-name="Source_20_Text">SR.ERR = 1</text:span> and return deterministic values.</text:p>
      <text:p text:style-name="Horizontal_20_Line"/>
      <text:h text:style-name="Heading_20_1" text:outline-level="1"><text:span text:style-name="Strong_20_Emphasis">1.16 Summary of Guarantees</text:span></text:h>
      <text:p text:style-name="Text_20_body">CFM-ISA provides:</text:p>
      <text:list text:style-name="L75">
        <text:list-item>
          <text:p text:style-name="P84"><text:soft-page-break/>full determinism</text:p>
        </text:list-item>
        <text:list-item>
          <text:p text:style-name="P84">structured global time (rounds)</text:p>
        </text:list-item>
        <text:list-item>
          <text:p text:style-name="P84">nearest-neighbor 1-round latency</text:p>
        </text:list-item>
        <text:list-item>
          <text:p text:style-name="P84">routed O(log N) communication</text:p>
        </text:list-item>
        <text:list-item>
          <text:p text:style-name="P84">ISA stability for compilers</text:p>
        </text:list-item>
        <text:list-item>
          <text:p text:style-name="P84">bounded memory semantics</text:p>
        </text:list-item>
        <text:list-item>
          <text:p text:style-name="P84">deterministic arithmetic</text:p>
        </text:list-item>
        <text:list-item>
          <text:p text:style-name="P84">safe error handling</text:p>
        </text:list-item>
      </text:list>
      <text:p text:style-name="Text_20_body">The architecture enables CFM programs to scale across millions of cells while maintaining strict reproducibility — essential for high-integrity computation such as scientific simulation, cryptographic proofs, and AGI-scale neural training.</text:p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/></text:h>
      <text:h text:style-name="Heading_20_1" text:outline-level="1"><text:span text:style-name="Strong_20_Emphasis">2. Mapping WebAssembly to the Canister Field Processor (CFP-1)</text:span></text:h>
      <text:h text:style-name="Heading_20_3" text:outline-level="3"><text:span text:style-name="Emphasis">Full Formal Specification — CFM Execution of WASM Programs</text:span></text:h>
      <text:p text:style-name="Text_20_body">This chapter defines how standard WebAssembly (WASM) programs are compiled, transformed, and executed on the <text:span text:style-name="Strong_20_Emphasis">Canister Field Processor (CFP-1)</text:span> under the <text:span text:style-name="Strong_20_Emphasis">CFM-ISA</text:span> model.<text:line-break/>The mapping ensures:</text:p>
      <text:list text:style-name="L51">
        <text:list-item>
          <text:p text:style-name="P59"><text:span text:style-name="Strong_20_Emphasis">deterministic execution</text:span>,</text:p>
        </text:list-item>
        <text:list-item>
          <text:p text:style-name="P59"><text:span text:style-name="Strong_20_Emphasis">parallel scalability</text:span>,</text:p>
        </text:list-item>
        <text:list-item>
          <text:p text:style-name="P59"><text:span text:style-name="Strong_20_Emphasis">correctness with respect to WASM semantics</text:span>, and</text:p>
        </text:list-item>
        <text:list-item>
          <text:p text:style-name="P59"><text:span text:style-name="Strong_20_Emphasis">compatibility with Field-based hardware abstraction</text:span>.</text:p>
        </text:list-item>
      </text:list>
      <text:p text:style-name="Text_20_body">The specification describes the <text:span text:style-name="Strong_20_Emphasis">entire compilation pipeline</text:span>:<text:line-break/>WASM → CFM-IR → Field Partitioning → CFM-ISA.</text:p>
      <text:p text:style-name="Horizontal_20_Line"/>
      <text:h text:style-name="Heading_20_1" text:outline-level="1"><text:soft-page-break/><text:span text:style-name="Strong_20_Emphasis">2.1 Overview</text:span></text:h>
      <text:p text:style-name="Text_20_body">WASM is a <text:span text:style-name="Strong_20_Emphasis">stack-based</text:span>, portable virtual instruction set.<text:line-break/>CFM-ISA is a <text:span text:style-name="Strong_20_Emphasis">register-based</text:span>, massively parallel instruction set executed across a 3D toroidal field of canisters.</text:p>
      <text:p text:style-name="Text_20_body">To execute WASM code on the Field, we define:</text:p>
      <text:list text:style-name="L52">
        <text:list-item>
          <text:p text:style-name="P60"><text:span text:style-name="Strong_20_Emphasis">WASM decoder</text:span></text:p>
        </text:list-item>
        <text:list-item>
          <text:p text:style-name="P60"><text:span text:style-name="Strong_20_Emphasis">CFM-IR construction</text:span></text:p>
        </text:list-item>
        <text:list-item>
          <text:p text:style-name="P60"><text:span text:style-name="Strong_20_Emphasis">Field decomposition (parallel strategy)</text:span></text:p>
        </text:list-item>
        <text:list-item>
          <text:p text:style-name="P60"><text:span text:style-name="Strong_20_Emphasis">CFM-ISA generation (final machine code)</text:span></text:p>
        </text:list-item>
        <text:list-item>
          <text:p text:style-name="P60"><text:span text:style-name="Strong_20_Emphasis">Runtime semantics: local compute, neighbor communication, global rounds</text:span></text:p>
        </text:list-item>
      </text:list>
      <text:p text:style-name="Horizontal_20_Line"/>
      <text:h text:style-name="Heading_20_1" text:outline-level="1"><text:span text:style-name="Strong_20_Emphasis">2.2 Compilation Pipeline</text:span></text:h>
      <text:p text:style-name="Text_20_body">The translation pipeline consists of four deterministic phases:</text:p>
      <text:p text:style-name="P1"><text:span text:style-name="Source_20_Text">WASM Binary</text:span></text:p>
      <text:p text:style-name="P3"><text:span text:style-name="Source_20_Text"><text:s text:c="6"/>↓</text:span></text:p>
      <text:p text:style-name="P3"><text:span text:style-name="Source_20_Text">Phase 1: WASM Decoder</text:span></text:p>
      <text:p text:style-name="P3"><text:span text:style-name="Source_20_Text"><text:s text:c="6"/>↓</text:span></text:p>
      <text:p text:style-name="P3"><text:span text:style-name="Source_20_Text">Phase 2: CFM-IR Construction</text:span></text:p>
      <text:p text:style-name="P3"><text:span text:style-name="Source_20_Text"><text:s text:c="6"/>↓</text:span></text:p>
      <text:p text:style-name="P3"><text:span text:style-name="Source_20_Text">Phase 3: Field Decomposition (X/Y/Z parallel strategy)</text:span></text:p>
      <text:p text:style-name="P3"><text:span text:style-name="Source_20_Text"><text:s text:c="6"/>↓</text:span></text:p>
      <text:p text:style-name="P4"><text:span text:style-name="Source_20_Text">Phase 4: CFM-ISA Generation</text:span></text:p>
      <text:p text:style-name="Text_20_body">Each phase is deterministic and must produce identical results for identical inputs.</text:p>
      <text:p text:style-name="Horizontal_20_Line"/>
      <text:h text:style-name="Heading_20_1" text:outline-level="1"><text:span text:style-name="Strong_20_Emphasis">2.3 Phase 1 — WASM Decoding</text:span></text:h>
      <text:p text:style-name="Text_20_body">The WASM binary is parsed into:</text:p>
      <text:list text:style-name="L53">
        <text:list-item>
          <text:p text:style-name="P61">instructions (stack-based)</text:p>
        </text:list-item>
        <text:list-item>
          <text:p text:style-name="P61">control flow structures (<text:span text:style-name="Source_20_Text">block</text:span>, <text:span text:style-name="Source_20_Text">loop</text:span>, <text:span text:style-name="Source_20_Text">if</text:span>)</text:p>
        </text:list-item>
        <text:list-item>
          <text:p text:style-name="P61">function signatures</text:p>
        </text:list-item>
        <text:list-item>
          <text:p text:style-name="P61">linear memory regions</text:p>
        </text:list-item>
        <text:list-item>
          <text:p text:style-name="P61">globals</text:p>
        </text:list-item>
        <text:list-item>
          <text:p text:style-name="P61">imports / exports</text:p>
        </text:list-item>
      </text:list>
      <text:h text:style-name="Heading_20_3" text:outline-level="3"><text:soft-page-break/><text:span text:style-name="Strong_20_Emphasis">2.3.1 Stack → SSA Register Conversion</text:span></text:h>
      <text:p text:style-name="Text_20_body">Since WASM uses a stack machine and CFM-ISA uses registers, all WASM stack operations are converted to static single assignment (SSA) form.</text:p>
      <text:p text:style-name="Text_20_body">Example:</text:p>
      <text:p text:style-name="Text_20_body">WASM:</text:p>
      <text:p text:style-name="P2"><text:span text:style-name="Source_20_Text">i32.add</text:span></text:p>
      <text:p text:style-name="Text_20_body">CFM-IR:</text:p>
      <text:p text:style-name="P2"><text:span text:style-name="Source_20_Text">t3 = t1 + t2</text:span></text:p>
      <text:h text:style-name="Heading_20_3" text:outline-level="3"><text:span text:style-name="Strong_20_Emphasis">2.3.2 Control Flow Graph (CFG)</text:span></text:h>
      <text:p text:style-name="Text_20_body">WASM structured control flow is lowered into an explicit CFG:</text:p>
      <text:list text:style-name="L54">
        <text:list-item>
          <text:p text:style-name="P62"><text:span text:style-name="Source_20_Text">block</text:span> → labeled region</text:p>
        </text:list-item>
        <text:list-item>
          <text:p text:style-name="P62"><text:span text:style-name="Source_20_Text">loop</text:span> → backward edge</text:p>
        </text:list-item>
        <text:list-item>
          <text:p text:style-name="P62"><text:span text:style-name="Source_20_Text">if</text:span> → conditional branching</text:p>
        </text:list-item>
        <text:list-item>
          <text:p text:style-name="P62"><text:span text:style-name="Source_20_Text">br</text:span> → direct jump</text:p>
        </text:list-item>
      </text:list>
      <text:p text:style-name="Horizontal_20_Line"/>
      <text:h text:style-name="Heading_20_1" text:outline-level="1"><text:span text:style-name="Strong_20_Emphasis">2.4 Phase 2 — Construction of CFM-IR</text:span></text:h>
      <text:p text:style-name="Text_20_body">CFM-IR is an <text:span text:style-name="Strong_20_Emphasis">architecture-neutral intermediate representation</text:span> designed to express parallelizable WASM code.</text:p>
      <text:h text:style-name="Heading_20_2" text:outline-level="2"><text:span text:style-name="Strong_20_Emphasis">2.4.1 CFM-IR instruction classes</text:span></text:h>
      <table:table table:name="Tabulka12" table:style-name="Tabulka12">
        <table:table-column table:style-name="Tabulka12.A"/>
        <table:table-column table:style-name="Tabulka12.B"/>
        <table:table-header-rows>
          <table:table-row>
            <table:table-cell table:style-name="Tabulka12.A1" office:value-type="string">
              <text:p text:style-name="Table_20_Heading">CFM-IR Operation</text:p>
            </table:table-cell>
            <table:table-cell table:style-name="Tabulka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ulka12.A1" office:value-type="string">
            <text:p text:style-name="Table_20_Contents"><text:span text:style-name="Source_20_Text">add, sub, mul, div</text:span></text:p>
          </table:table-cell>
          <table:table-cell table:style-name="Tabulka12.A1" office:value-type="string">
            <text:p text:style-name="Table_20_Contents">arithmetic ops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load(ptr)</text:span></text:p>
          </table:table-cell>
          <table:table-cell table:style-name="Tabulka12.A1" office:value-type="string">
            <text:p text:style-name="Table_20_Contents">load from linear memory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store(ptr,val)</text:span></text:p>
          </table:table-cell>
          <table:table-cell table:style-name="Tabulka12.A1" office:value-type="string">
            <text:p text:style-name="Table_20_Contents">store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phi(a,b)</text:span></text:p>
          </table:table-cell>
          <table:table-cell table:style-name="Tabulka12.A1" office:value-type="string">
            <text:p text:style-name="Table_20_Contents">control-flow merge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loop{...}</text:span></text:p>
          </table:table-cell>
          <table:table-cell table:style-name="Tabulka12.A1" office:value-type="string">
            <text:p text:style-name="Table_20_Contents">loop region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parallel_for{...}</text:span></text:p>
          </table:table-cell>
          <table:table-cell table:style-name="Tabulka12.A1" office:value-type="string">
            <text:p text:style-name="Table_20_Contents">data-parallel region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stencil{...}</text:span></text:p>
          </table:table-cell>
          <table:table-cell table:style-name="Tabulka12.A1" office:value-type="string">
            <text:p text:style-name="Table_20_Contents">neighbor-dependent computation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reduce{op}</text:span></text:p>
          </table:table-cell>
          <table:table-cell table:style-name="Tabulka12.A1" office:value-type="string">
            <text:p text:style-name="Table_20_Contents">reductions (sum, max, etc.)</text:p>
          </table:table-cell>
        </table:table-row>
        <table:table-row>
          <table:table-cell table:style-name="Tabulka12.A1" office:value-type="string">
            <text:p text:style-name="Table_20_Contents"><text:span text:style-name="Source_20_Text">global_barrier</text:span></text:p>
          </table:table-cell>
          <table:table-cell table:style-name="Tabulka12.A1" office:value-type="string">
            <text:p text:style-name="Table_20_Contents">synchronization point</text:p>
          </table:table-cell>
        </table:table-row>
      </table:table>
      <text:p text:style-name="Text_20_body">CFM-IR is well-suited for parallel decomposition.</text:p>
      <text:p text:style-name="Horizontal_20_Line"/>
      <text:h text:style-name="Heading_20_1" text:outline-level="1"><text:soft-page-break/><text:span text:style-name="Strong_20_Emphasis">2.5 Phase 3 — Field Decomposition</text:span></text:h>
      <text:p text:style-name="Text_20_body">This is the core of the mapping:<text:line-break/><text:span text:style-name="Strong_20_Emphasis">how WASM code is distributed across the Field.</text:span></text:p>
      <text:p text:style-name="Text_20_body">CFM uses three dimensions of parallelism:</text:p>
      <table:table table:name="Tabulka13" table:style-name="Tabulka13">
        <table:table-column table:style-name="Tabulka13.A"/>
        <table:table-column table:style-name="Tabulka13.B"/>
        <table:table-header-rows>
          <table:table-row>
            <table:table-cell table:style-name="Tabulka13.A1" office:value-type="string">
              <text:p text:style-name="Table_20_Heading">Axis</text:p>
            </table:table-cell>
            <table:table-cell table:style-name="Tabulka13.A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ulka13.A1" office:value-type="string">
            <text:p text:style-name="Table_20_Contents">X</text:p>
          </table:table-cell>
          <table:table-cell table:style-name="Tabulka13.A1" office:value-type="string">
            <text:p text:style-name="Table_20_Contents">Data parallelism</text:p>
          </table:table-cell>
        </table:table-row>
        <table:table-row>
          <table:table-cell table:style-name="Tabulka13.A1" office:value-type="string">
            <text:p text:style-name="Table_20_Contents">Y</text:p>
          </table:table-cell>
          <table:table-cell table:style-name="Tabulka13.A1" office:value-type="string">
            <text:p text:style-name="Table_20_Contents">Model/memory sharding</text:p>
          </table:table-cell>
        </table:table-row>
        <table:table-row>
          <table:table-cell table:style-name="Tabulka13.A1" office:value-type="string">
            <text:p text:style-name="Table_20_Contents">Z</text:p>
          </table:table-cell>
          <table:table-cell table:style-name="Tabulka13.A1" office:value-type="string">
            <text:p text:style-name="Table_20_Contents">Pipeline parallelism / layer assignment</text:p>
          </table:table-cell>
        </table:table-row>
      </table:table>
      <text:p text:style-name="Text_20_body">CFM automatically selects one of the following mapping modes.</text:p>
      <text:p text:style-name="Horizontal_20_Line"/>
      <text:h text:style-name="Heading_20_2" text:outline-level="2"><text:span text:style-name="Strong_20_Emphasis">2.5.1 Mode A — Data Parallelism (SPMD)</text:span></text:h>
      <text:p text:style-name="Text_20_body">Used when WASM contains loops such as:</text:p>
      <text:p text:style-name="P1"><text:span text:style-name="Source_20_Text">for i in 0..N:</text:span></text:p>
      <text:p text:style-name="P4"><text:span text:style-name="Source_20_Text"><text:s text:c="4"/>C[i] = f(A[i], B[i])</text:span></text:p>
      <text:p text:style-name="Text_20_body">The compiler divides the index range across cells:</text:p>
      <text:p text:style-name="P2"><text:span text:style-name="Source_20_Text">range(cell_x) = [start_x, end_x)</text:span></text:p>
      <text:p text:style-name="Text_20_body">Each cell receives an identical code fragment but processes a different portion of data.</text:p>
      <text:p text:style-name="Horizontal_20_Line"/>
      <text:h text:style-name="Heading_20_2" text:outline-level="2"><text:span text:style-name="Strong_20_Emphasis">2.5.2 Mode B — Stencil / PDE Mapping</text:span></text:h>
      <text:p text:style-name="Text_20_body">Used when WASM loads neighbor elements, e.g.:</text:p>
      <text:p text:style-name="P1"><text:span text:style-name="Source_20_Text">load(x+1,y,z)</text:span></text:p>
      <text:p text:style-name="P4"><text:span text:style-name="Source_20_Text">load(x-1,y,z)</text:span></text:p>
      <text:p text:style-name="Text_20_body">The compiler recognizes this as a <text:span text:style-name="Strong_20_Emphasis">stencil pattern</text:span>.</text:p>
      <text:p text:style-name="Text_20_body">Mapping:</text:p>
      <text:list text:style-name="L55">
        <text:list-item>
          <text:p text:style-name="P63">each cell corresponds to a single <text:span text:style-name="Source_20_Text">(x,y,z)</text:span> data element</text:p>
        </text:list-item>
        <text:list-item>
          <text:p text:style-name="P63">neighbor loads become <text:span text:style-name="Source_20_Text">NGET</text:span></text:p>
        </text:list-item>
        <text:list-item>
          <text:p text:style-name="P63">neighbor stores become <text:span text:style-name="Source_20_Text">NPUT</text:span></text:p>
        </text:list-item>
        <text:list-item>
          <text:p text:style-name="P63">each timestep ends with <text:span text:style-name="Source_20_Text">BARRIER</text:span></text:p>
        </text:list-item>
      </text:list>
      <text:p text:style-name="Text_20_body">Thus a PDE like:</text:p>
      <text:p text:style-name="P2"><text:span text:style-name="Source_20_Text">u[x,y,z] = avg(u and its 6 neighbors)</text:span></text:p>
      <text:p text:style-name="Text_20_body">is transformed into a <text:span text:style-name="Strong_20_Emphasis">Field-synchronized iterative computation</text:span>.</text:p>
      <text:p text:style-name="Horizontal_20_Line"/>
      <text:h text:style-name="Heading_20_2" text:outline-level="2"><text:soft-page-break/><text:span text:style-name="Strong_20_Emphasis">2.5.3 Mode C — Model Parallelism (Sharding)</text:span></text:h>
      <text:p text:style-name="Text_20_body">Used for large WASM programs (e.g., transformer layers) where tensors are too large for local memory.</text:p>
      <text:p text:style-name="Text_20_body">CFM splits weight matrices across Y-axis:</text:p>
      <text:p text:style-name="P2"><text:span text:style-name="Source_20_Text">W = concat(W0, W1, ..., W_(Ly-1))</text:span></text:p>
      <text:p text:style-name="Text_20_body">Each cell computes a partial result, then reducers aggregate results.</text:p>
      <text:p text:style-name="Horizontal_20_Line"/>
      <text:h text:style-name="Heading_20_2" text:outline-level="2"><text:span text:style-name="Strong_20_Emphasis">2.5.4 Mode D — Pipeline Parallelism (Z-Axis)</text:span></text:h>
      <text:p text:style-name="Text_20_body">Each cell at coordinate <text:span text:style-name="Source_20_Text">z</text:span> executes a different stage of computation.</text:p>
      <text:p text:style-name="Text_20_body">Used in:</text:p>
      <text:list text:style-name="L56">
        <text:list-item>
          <text:p text:style-name="P64">deep neural networks</text:p>
        </text:list-item>
        <text:list-item>
          <text:p text:style-name="P64">sequential computation</text:p>
        </text:list-item>
        <text:list-item>
          <text:p text:style-name="P64">physics timesteps requiring layer-wise execution</text:p>
        </text:list-item>
      </text:list>
      <text:p text:style-name="Horizontal_20_Line"/>
      <text:h text:style-name="Heading_20_1" text:outline-level="1"><text:span text:style-name="Strong_20_Emphasis">2.6 Phase 4 — CFM-ISA Generation</text:span></text:h>
      <text:p text:style-name="Text_20_body">CFM-IR is lowered into actual <text:span text:style-name="Strong_20_Emphasis">CFM-ISA machine code</text:span> executed by each Field cell.</text:p>
      <text:h text:style-name="Heading_20_3" text:outline-level="3"><text:span text:style-name="Strong_20_Emphasis">2.6.1 Register Allocation</text:span></text:h>
      <text:p text:style-name="Text_20_body">SSA variables are assigned to:</text:p>
      <text:list text:style-name="L57">
        <text:list-item>
          <text:p text:style-name="P65">32 GPR registers (R0…R31)</text:p>
        </text:list-item>
        <text:list-item>
          <text:p text:style-name="P65">spills placed into local memory (LDM)</text:p>
        </text:list-item>
      </text:list>
      <text:h text:style-name="Heading_20_3" text:outline-level="3"><text:span text:style-name="Strong_20_Emphasis">2.6.2 WASM Memory Semantics → CFM Memory</text:span></text:h>
      <text:p text:style-name="Text_20_body">WASM linear memory is mapped to:</text:p>
      <text:list text:style-name="L58">
        <text:list-item>
          <text:p text:style-name="P66"><text:span text:style-name="Strong_20_Emphasis">Local Data Memory (small memory)</text:span></text:p>
        </text:list-item>
        <text:list-item>
          <text:p text:style-name="P66"><text:span text:style-name="Strong_20_Emphasis">Distributed memory (large memory)</text:span></text:p>
        </text:list-item>
        <text:list-item>
          <text:p text:style-name="P66"><text:span text:style-name="Strong_20_Emphasis">Neighbor memory (stencil)</text:span></text:p>
        </text:list-item>
        <text:list-item>
          <text:p text:style-name="P66"><text:span text:style-name="Strong_20_Emphasis">Router addressing (SEND/RECV)</text:span></text:p>
        </text:list-item>
      </text:list>
      <text:p text:style-name="Text_20_body">Mapping rule:</text:p>
      <table:table table:name="Tabulka14" table:style-name="Tabulka14">
        <table:table-column table:style-name="Tabulka14.A"/>
        <table:table-column table:style-name="Tabulka14.B"/>
        <table:table-header-rows>
          <table:table-row>
            <table:table-cell table:style-name="Tabulka14.A1" office:value-type="string">
              <text:p text:style-name="Table_20_Heading">WASM Memory Type</text:p>
            </table:table-cell>
            <table:table-cell table:style-name="Tabulka14.A1" office:value-type="string">
              <text:p text:style-name="Table_20_Heading">CFM Mapping</text:p>
            </table:table-cell>
          </table:table-row>
        </table:table-header-rows>
        <table:table-row>
          <table:table-cell table:style-name="Tabulka14.A1" office:value-type="string">
            <text:p text:style-name="Table_20_Contents">small</text:p>
          </table:table-cell>
          <table:table-cell table:style-name="Tabulka14.A1" office:value-type="string">
            <text:p text:style-name="Table_20_Contents">LDM load/store</text:p>
          </table:table-cell>
        </table:table-row>
        <table:table-row>
          <table:table-cell table:style-name="Tabulka14.A1" office:value-type="string">
            <text:p text:style-name="Table_20_Contents">distributed</text:p>
          </table:table-cell>
          <table:table-cell table:style-name="Tabulka14.A1" office:value-type="string">
            <text:p text:style-name="Table_20_Contents">SEND/RECV to memory-owner cell</text:p>
          </table:table-cell>
        </table:table-row>
        <text:soft-page-break/>
        <table:table-row>
          <table:table-cell table:style-name="Tabulka14.A1" office:value-type="string">
            <text:p text:style-name="Table_20_Contents">stencil</text:p>
          </table:table-cell>
          <table:table-cell table:style-name="Tabulka14.A1" office:value-type="string">
            <text:p text:style-name="Table_20_Contents">NGET/NPUT</text:p>
          </table:table-cell>
        </table:table-row>
        <table:table-row>
          <table:table-cell table:style-name="Tabulka14.A1" office:value-type="string">
            <text:p text:style-name="Table_20_Contents">broadcast</text:p>
          </table:table-cell>
          <table:table-cell table:style-name="Tabulka14.A1" office:value-type="string">
            <text:p text:style-name="Table_20_Contents">SEND to multiple addresses</text:p>
          </table:table-cell>
        </table:table-row>
      </table:table>
      <text:p text:style-name="Horizontal_20_Line"/>
      <text:h text:style-name="Heading_20_1" text:outline-level="1"><text:span text:style-name="Strong_20_Emphasis">2.7 WASM → CFM-ISA Instruction Mapping Table</text:span></text:h>
      <text:h text:style-name="Heading_20_2" text:outline-level="2"><text:span text:style-name="Strong_20_Emphasis">2.7.1 Arithmetic</text:span></text:h>
      <table:table table:name="Tabulka15" table:style-name="Tabulka15">
        <table:table-column table:style-name="Tabulka15.A"/>
        <table:table-column table:style-name="Tabulka15.B"/>
        <table:table-header-rows>
          <table:table-row>
            <table:table-cell table:style-name="Tabulka15.A1" office:value-type="string">
              <text:p text:style-name="Table_20_Heading">WASM</text:p>
            </table:table-cell>
            <table:table-cell table:style-name="Tabulka15.A1" office:value-type="string">
              <text:p text:style-name="Table_20_Heading">CFM-ISA</text:p>
            </table:table-cell>
          </table:table-row>
        </table:table-header-rows>
        <table:table-row>
          <table:table-cell table:style-name="Tabulka15.A1" office:value-type="string">
            <text:p text:style-name="Table_20_Contents"><text:span text:style-name="Source_20_Text">i32.add</text:span></text:p>
          </table:table-cell>
          <table:table-cell table:style-name="Tabulka15.A1" office:value-type="string">
            <text:p text:style-name="Table_20_Contents"><text:span text:style-name="Source_20_Text">ADD rd, rs1, rs2</text:span></text:p>
          </table:table-cell>
        </table:table-row>
        <table:table-row>
          <table:table-cell table:style-name="Tabulka15.A1" office:value-type="string">
            <text:p text:style-name="Table_20_Contents"><text:span text:style-name="Source_20_Text">i32.sub</text:span></text:p>
          </table:table-cell>
          <table:table-cell table:style-name="Tabulka15.A1" office:value-type="string">
            <text:p text:style-name="Table_20_Contents"><text:span text:style-name="Source_20_Text">SUB</text:span></text:p>
          </table:table-cell>
        </table:table-row>
        <table:table-row>
          <table:table-cell table:style-name="Tabulka15.A1" office:value-type="string">
            <text:p text:style-name="Table_20_Contents"><text:span text:style-name="Source_20_Text">i32.mul</text:span></text:p>
          </table:table-cell>
          <table:table-cell table:style-name="Tabulka15.A1" office:value-type="string">
            <text:p text:style-name="Table_20_Contents"><text:span text:style-name="Source_20_Text">MUL</text:span></text:p>
          </table:table-cell>
        </table:table-row>
        <table:table-row>
          <table:table-cell table:style-name="Tabulka15.A1" office:value-type="string">
            <text:p text:style-name="Table_20_Contents"><text:span text:style-name="Source_20_Text">i32.div_s</text:span></text:p>
          </table:table-cell>
          <table:table-cell table:style-name="Tabulka15.A1" office:value-type="string">
            <text:p text:style-name="Table_20_Contents"><text:span text:style-name="Source_20_Text">DIV</text:span></text:p>
          </table:table-cell>
        </table:table-row>
        <table:table-row>
          <table:table-cell table:style-name="Tabulka15.A1" office:value-type="string">
            <text:p text:style-name="Table_20_Contents"><text:span text:style-name="Source_20_Text">i32.shl</text:span></text:p>
          </table:table-cell>
          <table:table-cell table:style-name="Tabulka15.A1" office:value-type="string">
            <text:p text:style-name="Table_20_Contents"><text:span text:style-name="Source_20_Text">SHL</text:span></text:p>
          </table:table-cell>
        </table:table-row>
        <table:table-row>
          <table:table-cell table:style-name="Tabulka15.A1" office:value-type="string">
            <text:p text:style-name="Table_20_Contents"><text:span text:style-name="Source_20_Text">i32.shr_s</text:span></text:p>
          </table:table-cell>
          <table:table-cell table:style-name="Tabulka15.A1" office:value-type="string">
            <text:p text:style-name="Table_20_Contents"><text:span text:style-name="Source_20_Text">SHR</text:span></text:p>
          </table:table-cell>
        </table:table-row>
      </table:table>
      <text:p text:style-name="Horizontal_20_Line"/>
      <text:h text:style-name="Heading_20_2" text:outline-level="2"><text:span text:style-name="Strong_20_Emphasis">2.7.2 Memory</text:span></text:h>
      <table:table table:name="Tabulka16" table:style-name="Tabulka16">
        <table:table-column table:style-name="Tabulka16.A"/>
        <table:table-column table:style-name="Tabulka16.B"/>
        <table:table-header-rows>
          <table:table-row>
            <table:table-cell table:style-name="Tabulka16.A1" office:value-type="string">
              <text:p text:style-name="Table_20_Heading">WASM</text:p>
            </table:table-cell>
            <table:table-cell table:style-name="Tabulka16.A1" office:value-type="string">
              <text:p text:style-name="Table_20_Heading">CFM-ISA</text:p>
            </table:table-cell>
          </table:table-row>
        </table:table-header-rows>
        <table:table-row>
          <table:table-cell table:style-name="Tabulka16.A1" office:value-type="string">
            <text:p text:style-name="Table_20_Contents"><text:span text:style-name="Source_20_Text">load offset</text:span></text:p>
          </table:table-cell>
          <table:table-cell table:style-name="Tabulka16.A1" office:value-type="string">
            <text:p text:style-name="Table_20_Contents"><text:span text:style-name="Source_20_Text">LLOAD rd, [rs1+offset]</text:span></text:p>
          </table:table-cell>
        </table:table-row>
        <table:table-row>
          <table:table-cell table:style-name="Tabulka16.A1" office:value-type="string">
            <text:p text:style-name="Table_20_Contents"><text:span text:style-name="Source_20_Text">store offset</text:span></text:p>
          </table:table-cell>
          <table:table-cell table:style-name="Tabulka16.A1" office:value-type="string">
            <text:p text:style-name="Table_20_Contents"><text:span text:style-name="Source_20_Text">LSTORE [rs1+offset], rs2</text:span></text:p>
          </table:table-cell>
        </table:table-row>
      </table:table>
      <text:p text:style-name="Horizontal_20_Line"/>
      <text:h text:style-name="Heading_20_2" text:outline-level="2"><text:span text:style-name="Strong_20_Emphasis">2.7.3 Control Flow</text:span></text:h>
      <table:table table:name="Tabulka17" table:style-name="Tabulka17">
        <table:table-column table:style-name="Tabulka17.A"/>
        <table:table-column table:style-name="Tabulka17.B"/>
        <table:table-header-rows>
          <table:table-row>
            <table:table-cell table:style-name="Tabulka17.A1" office:value-type="string">
              <text:p text:style-name="Table_20_Heading">WASM</text:p>
            </table:table-cell>
            <table:table-cell table:style-name="Tabulka17.A1" office:value-type="string">
              <text:p text:style-name="Table_20_Heading">CFM-ISA</text:p>
            </table:table-cell>
          </table:table-row>
        </table:table-header-rows>
        <table:table-row>
          <table:table-cell table:style-name="Tabulka17.A1" office:value-type="string">
            <text:p text:style-name="Table_20_Contents"><text:span text:style-name="Source_20_Text">if</text:span></text:p>
          </table:table-cell>
          <table:table-cell table:style-name="Tabulka17.A1" office:value-type="string">
            <text:p text:style-name="Table_20_Contents"><text:span text:style-name="Source_20_Text">JZ</text:span> / <text:span text:style-name="Source_20_Text">JNZ</text:span></text:p>
          </table:table-cell>
        </table:table-row>
        <table:table-row>
          <table:table-cell table:style-name="Tabulka17.A1" office:value-type="string">
            <text:p text:style-name="Table_20_Contents"><text:span text:style-name="Source_20_Text">block</text:span></text:p>
          </table:table-cell>
          <table:table-cell table:style-name="Tabulka17.A1" office:value-type="string">
            <text:p text:style-name="Table_20_Contents">label + <text:span text:style-name="Source_20_Text">JMP</text:span></text:p>
          </table:table-cell>
        </table:table-row>
        <table:table-row>
          <table:table-cell table:style-name="Tabulka17.A1" office:value-type="string">
            <text:p text:style-name="Table_20_Contents"><text:span text:style-name="Source_20_Text">br</text:span></text:p>
          </table:table-cell>
          <table:table-cell table:style-name="Tabulka17.A1" office:value-type="string">
            <text:p text:style-name="Table_20_Contents"><text:span text:style-name="Source_20_Text">JMP</text:span></text:p>
          </table:table-cell>
        </table:table-row>
        <table:table-row>
          <table:table-cell table:style-name="Tabulka17.A1" office:value-type="string">
            <text:p text:style-name="Table_20_Contents"><text:span text:style-name="Source_20_Text">call</text:span></text:p>
          </table:table-cell>
          <table:table-cell table:style-name="Tabulka17.A1" office:value-type="string">
            <text:p text:style-name="Table_20_Contents"><text:span text:style-name="Source_20_Text">CALL</text:span></text:p>
          </table:table-cell>
        </table:table-row>
        <table:table-row>
          <table:table-cell table:style-name="Tabulka17.A1" office:value-type="string">
            <text:p text:style-name="Table_20_Contents"><text:span text:style-name="Source_20_Text">return</text:span></text:p>
          </table:table-cell>
          <table:table-cell table:style-name="Tabulka17.A1" office:value-type="string">
            <text:p text:style-name="Table_20_Contents"><text:span text:style-name="Source_20_Text">RET</text:span></text:p>
          </table:table-cell>
        </table:table-row>
      </table:table>
      <text:p text:style-name="Horizontal_20_Line"/>
      <text:h text:style-name="Heading_20_2" text:outline-level="2"><text:span text:style-name="Strong_20_Emphasis">2.7.4 Stencil Matching</text:span></text:h>
      <text:p text:style-name="Text_20_body">Detected neighbor access becomes:</text:p>
      <text:p text:style-name="Text_20_body">WASM:</text:p>
      <text:p text:style-name="P2"><text:span text:style-name="Source_20_Text">load(x+1)</text:span></text:p>
      <text:p text:style-name="Text_20_body">CFM-ISA:</text:p>
      <text:p text:style-name="P2"><text:span text:style-name="Source_20_Text">NGET rd, EAST</text:span></text:p>
      <text:p text:style-name="Text_20_body"><text:soft-page-break/>WASM:</text:p>
      <text:p text:style-name="P2"><text:span text:style-name="Source_20_Text">store(x-1)</text:span></text:p>
      <text:p text:style-name="Text_20_body">CFM-ISA:</text:p>
      <text:p text:style-name="P2"><text:span text:style-name="Source_20_Text">NPUT WEST, rs</text:span></text:p>
      <text:p text:style-name="Text_20_body">The compiler must ensure that each cell computes its contribution before barrier synchronization.</text:p>
      <text:p text:style-name="Horizontal_20_Line"/>
      <text:h text:style-name="Heading_20_2" text:outline-level="2"><text:span text:style-name="Strong_20_Emphasis">2.7.5 Global Synchronization</text:span></text:h>
      <text:p text:style-name="Text_20_body">Each parallel block ends with:</text:p>
      <text:p text:style-name="P2"><text:span text:style-name="Source_20_Text">BARRIER</text:span></text:p>
      <text:p text:style-name="Text_20_body">ensuring deterministic Field-wide time progression.</text:p>
      <text:p text:style-name="Horizontal_20_Line"/>
      <text:h text:style-name="Heading_20_1" text:outline-level="1"><text:span text:style-name="Strong_20_Emphasis">2.8 Runtime Execution Semantics</text:span></text:h>
      <text:p text:style-name="Text_20_body">After compilation, each Field cell runs:</text:p>
      <text:p text:style-name="P1"><text:span text:style-name="Source_20_Text">local compute (≤K instructions)</text:span></text:p>
      <text:p text:style-name="P3"><text:span text:style-name="Source_20_Text">BARRIER</text:span></text:p>
      <text:p text:style-name="P3"><text:span text:style-name="Source_20_Text">neighbor exchange</text:span></text:p>
      <text:p text:style-name="P4"><text:span text:style-name="Source_20_Text">repeat</text:span></text:p>
      <text:p text:style-name="Text_20_body">Communication rules:</text:p>
      <text:list text:style-name="L59">
        <text:list-item>
          <text:p text:style-name="P67"><text:span text:style-name="Source_20_Text">NGET</text:span> reads neighbor state from <text:span text:style-name="Strong_20_Emphasis">previous round</text:span></text:p>
        </text:list-item>
        <text:list-item>
          <text:p text:style-name="P67"><text:span text:style-name="Source_20_Text">NPUT</text:span> writes state for <text:span text:style-name="Strong_20_Emphasis">next round</text:span></text:p>
        </text:list-item>
        <text:list-item>
          <text:p text:style-name="P67"><text:span text:style-name="Source_20_Text">SEND/RECV</text:span> performs global O(log N) router-based communication</text:p>
        </text:list-item>
      </text:list>
      <text:p text:style-name="Horizontal_20_Line"/>
      <text:h text:style-name="Heading_20_1" text:outline-level="1"><text:span text:style-name="Strong_20_Emphasis">2.9 Correctness Guarantees</text:span></text:h>
      <text:h text:style-name="Heading_20_3" text:outline-level="3"><text:span text:style-name="Strong_20_Emphasis">2.9.1 Local Equivalence</text:span></text:h>
      <text:p text:style-name="Text_20_body">Each cell executes semantics equivalent to a sequential WASM execution over its assigned data.</text:p>
      <text:h text:style-name="Heading_20_3" text:outline-level="3"><text:span text:style-name="Strong_20_Emphasis">2.9.2 Global Equivalence for Parallel Regions</text:span></text:h>
      <text:p text:style-name="Text_20_body">If WASM code is race-free:</text:p>
      <text:p text:style-name="Text_20_body">CFM result≡WASM sequential result\text{CFM result} \equiv \text{WASM sequential result}CFM result≡WASM sequential result </text:p>
      <text:h text:style-name="Heading_20_3" text:outline-level="3"><text:soft-page-break/><text:span text:style-name="Strong_20_Emphasis">2.9.3 Determinism</text:span></text:h>
      <text:p text:style-name="Text_20_body">CFM Field execution is fully deterministic:</text:p>
      <text:list text:style-name="L60">
        <text:list-item>
          <text:p text:style-name="P68">deterministic PRNG</text:p>
        </text:list-item>
        <text:list-item>
          <text:p text:style-name="P68">fixed round scheduling</text:p>
        </text:list-item>
        <text:list-item>
          <text:p text:style-name="P68">no shared-memory races</text:p>
        </text:list-item>
        <text:list-item>
          <text:p text:style-name="P68">ordered communication model</text:p>
        </text:list-item>
      </text:list>
      <text:p text:style-name="Text_20_body">Thus:</text:p>
      <text:p text:style-name="P9">Execution(input) is bit-identical across runs.\text{Execution}(input) \text{ is bit-identical across runs.}Execution(input) is bit-identical across runs. </text:p>
      <text:p text:style-name="Horizontal_20_Line"/>
      <text:h text:style-name="Heading_20_1" text:outline-level="1"><text:span text:style-name="Strong_20_Emphasis">2.10 Examples</text:span></text:h>
      <text:h text:style-name="Heading_20_2" text:outline-level="2"><text:span text:style-name="Strong_20_Emphasis">Example 1: Vector Addition</text:span></text:h>
      <text:p text:style-name="Text_20_body">WASM:</text:p>
      <text:p text:style-name="P1"><text:span text:style-name="Source_20_Text">for i in 0..N:</text:span></text:p>
      <text:p text:style-name="P4"><text:span text:style-name="Source_20_Text"><text:s text:c="4"/>C[i] = A[i] + B[i]</text:span></text:p>
      <text:p text:style-name="Text_20_body">→ CFM-ISA cell:</text:p>
      <text:p text:style-name="P1"><text:span text:style-name="Source_20_Text">R1 = coord_to_range_start</text:span></text:p>
      <text:p text:style-name="P3"><text:span text:style-name="Source_20_Text">R2 = coord_to_range_end</text:span></text:p>
      <text:p text:style-name="P3"/>
      <text:p text:style-name="P3"><text:span text:style-name="Source_20_Text">LOOP:</text:span></text:p>
      <text:p text:style-name="P3"><text:span text:style-name="Source_20_Text"><text:s text:c="3"/>CMP R1, R2</text:span></text:p>
      <text:p text:style-name="P3"><text:span text:style-name="Source_20_Text"><text:s text:c="3"/>JZ END</text:span></text:p>
      <text:p text:style-name="P3"><text:span text:style-name="Source_20_Text"><text:s text:c="3"/>LLOAD R3, [A + R1*8]</text:span></text:p>
      <text:p text:style-name="P3"><text:span text:style-name="Source_20_Text"><text:s text:c="3"/>LLOAD R4, [B + R1*8]</text:span></text:p>
      <text:p text:style-name="P3"><text:span text:style-name="Source_20_Text"><text:s text:c="3"/>ADD <text:s text:c="2"/>R5, R3, R4</text:span></text:p>
      <text:p text:style-name="P3"><text:span text:style-name="Source_20_Text"><text:s text:c="3"/>LSTORE [C + R1*8], R5</text:span></text:p>
      <text:p text:style-name="P3"><text:span text:style-name="Source_20_Text"><text:s text:c="3"/>ADDI R1, R1, 1</text:span></text:p>
      <text:p text:style-name="P3"><text:span text:style-name="Source_20_Text"><text:s text:c="3"/>JMP LOOP</text:span></text:p>
      <text:p text:style-name="P3"/>
      <text:p text:style-name="P3"><text:span text:style-name="Source_20_Text">END:</text:span></text:p>
      <text:p text:style-name="P4"><text:span text:style-name="Source_20_Text"><text:s text:c="3"/>HALT</text:span></text:p>
      <text:p text:style-name="Horizontal_20_Line"/>
      <text:h text:style-name="Heading_20_2" text:outline-level="2"><text:span text:style-name="Strong_20_Emphasis">Example 2: 3D Heat Equation (Stencil)</text:span></text:h>
      <text:p text:style-name="Text_20_body">WASM-level stencil:</text:p>
      <text:p text:style-name="Text_20_body">u[x,y,z]=avg(neighbors)u[x,y,z] = avg(neighbors)u[x,y,z]=avg(neighbors) </text:p>
      <text:p text:style-name="Text_20_body">CFM-ISA for each cell:</text:p>
      <text:p text:style-name="P1"><text:span text:style-name="Source_20_Text">NGET <text:s/>R1, NORTH</text:span></text:p>
      <text:p text:style-name="P3"><text:span text:style-name="Source_20_Text">NGET <text:s/>R2, SOUTH</text:span></text:p>
      <text:p text:style-name="P3"><text:span text:style-name="Source_20_Text">NGET <text:s/>R3, EAST</text:span></text:p>
      <text:p text:style-name="P3"><text:soft-page-break/><text:span text:style-name="Source_20_Text">NGET <text:s/>R4, WEST</text:span></text:p>
      <text:p text:style-name="P3"><text:span text:style-name="Source_20_Text">NGET <text:s/>R5, UP</text:span></text:p>
      <text:p text:style-name="P3"><text:span text:style-name="Source_20_Text">NGET <text:s/>R6, DOWN</text:span></text:p>
      <text:p text:style-name="P3"><text:span text:style-name="Source_20_Text">LLOAD R7, [center]</text:span></text:p>
      <text:p text:style-name="P3"/>
      <text:p text:style-name="P3"><text:span text:style-name="Source_20_Text">ADD <text:s text:c="2"/>R8, R1, R2</text:span></text:p>
      <text:p text:style-name="P3"><text:span text:style-name="Source_20_Text">ADD <text:s text:c="2"/>R8, R8, R3</text:span></text:p>
      <text:p text:style-name="P3"><text:span text:style-name="Source_20_Text">ADD <text:s text:c="2"/>R8, R8, R4</text:span></text:p>
      <text:p text:style-name="P3"><text:span text:style-name="Source_20_Text">ADD <text:s text:c="2"/>R8, R8, R5</text:span></text:p>
      <text:p text:style-name="P3"><text:span text:style-name="Source_20_Text">ADD <text:s text:c="2"/>R8, R8, R6</text:span></text:p>
      <text:p text:style-name="P3"><text:span text:style-name="Source_20_Text">ADD <text:s text:c="2"/>R8, R8, R7</text:span></text:p>
      <text:p text:style-name="P3"><text:span text:style-name="Source_20_Text">DIV <text:s text:c="2"/>R8, R8, 7</text:span></text:p>
      <text:p text:style-name="P3"/>
      <text:p text:style-name="P3"><text:span text:style-name="Source_20_Text">NPUT <text:s/>CENTER, R8</text:span></text:p>
      <text:p text:style-name="P4"><text:span text:style-name="Source_20_Text">BARRIER</text:span></text:p>
      <text:p text:style-name="Horizontal_20_Line"/>
      <text:h text:style-name="Heading_20_1" text:outline-level="1"><text:span text:style-name="Strong_20_Emphasis">2.11 Summary</text:span></text:h>
      <text:p text:style-name="Text_20_body">This specification ensures that <text:span text:style-name="Strong_20_Emphasis">any valid WASM program</text:span> can be executed by the <text:span text:style-name="Strong_20_Emphasis">CFP-1 Field</text:span>, subject to deterministic semantics, scalable partitioning, and explicit communication primitives.</text:p>
      <text:p text:style-name="Text_20_body">The mapping:</text:p>
      <text:list text:style-name="L61">
        <text:list-item>
          <text:p text:style-name="P69">preserves WASM correctness</text:p>
        </text:list-item>
        <text:list-item>
          <text:p text:style-name="P69">guarantees determinism</text:p>
        </text:list-item>
        <text:list-item>
          <text:p text:style-name="P69">exposes massive parallelism</text:p>
        </text:list-item>
        <text:list-item>
          <text:p text:style-name="P69">optimizes stencil and tensor workloads</text:p>
        </text:list-item>
        <text:list-item>
          <text:p text:style-name="P69">supports Field-wide global reductions for ML</text:p>
        </text:list-item>
      </text:list>
      <text:p text:style-name="Text_20_body">It establishes the formal bridge between today’s WebAssembly and tomorrow’s <text:span text:style-name="Strong_20_Emphasis">Field-Computing AGI architectures</text:span>.</text:p>
      <text:p text:style-name="Text_20_body"><text:span text:style-name="Strong_20_Emphasis"/></text:p>
      <text:h text:style-name="Heading_20_1" text:outline-level="1"><text:span text:style-name="Strong_20_Emphasis">3. Deterministic Semantics and Latency Bounds</text:span></text:h>
      <text:h text:style-name="Heading_20_3" text:outline-level="3"><text:span text:style-name="Emphasis">Full Formal Specification (CFP-1 / CFM-ISA)</text:span></text:h>
      <text:p text:style-name="Text_20_body">Tato kapitola definuje <text:span text:style-name="Strong_20_Emphasis">formální matematickou sémantiku</text:span>, <text:span text:style-name="Strong_20_Emphasis">důkaz determinismu</text:span> a <text:span text:style-name="Strong_20_Emphasis">asymptotické latency bounds</text:span> pro výpočty na <text:span text:style-name="Strong_20_Emphasis">Canister Field Processor 1 (CFP-1)</text:span>. To je nezbytný základ pro:</text:p>
      <text:list text:style-name="L9">
        <text:list-item>
          <text:p text:style-name="P17">bezpečnost a auditovatelnost,</text:p>
        </text:list-item>
        <text:list-item>
          <text:p text:style-name="P17">kryptografickou verifikovatelnost výsledků,</text:p>
        </text:list-item>
        <text:list-item>
          <text:p text:style-name="P17">deterministický AGI/ML trénink,</text:p>
        </text:list-item>
        <text:list-item>
          <text:p text:style-name="P17">korektní synchronizaci distribuovaných výpočtů.</text:p>
        </text:list-item>
      </text:list>
      <text:p text:style-name="Horizontal_20_Line"/>
      <text:h text:style-name="Heading_20_1" text:outline-level="1"><text:soft-page-break/><text:span text:style-name="Strong_20_Emphasis">3.1 Formal Model of a CFM Field</text:span></text:h>
      <text:h text:style-name="Heading_20_2" text:outline-level="2"><text:span text:style-name="Strong_20_Emphasis">3.1.1 Topologie</text:span></text:h>
      <text:p text:style-name="Text_20_body">Pole (Field) CFP-1 tvoří 3D torus:</text:p>
      <text:p text:style-name="Text_20_body">L={0,…,Lx−1}×{0,…,Ly−1}×{0,…,Lz−1}\mathcal{L} = \{0,\dots,L_x-1\} \times \{0,\dots,L_y-1\} \times \{0,\dots,L_z-1\}L={0,…,Lx​−1}×{0,…,Ly​−1}×{0,…,Lz​−1} </text:p>
      <text:p text:style-name="Text_20_body">S toroidálními hranicemi:</text:p>
      <text:p text:style-name="Text_20_body">(x±1)≡(x±1) mod Lx(x \pm 1) \equiv (x \pm 1) \bmod L_x(x±1)≡(x±1)modLx​ </text:p>
      <text:p text:style-name="Text_20_body">a analogicky pro y,zy,zy,z.</text:p>
      <text:h text:style-name="Heading_20_2" text:outline-level="2"><text:span text:style-name="Strong_20_Emphasis">3.1.2 Stav jedné buňky</text:span></text:h>
      <text:p text:style-name="Text_20_body">Stav buňky i∈Li \in \mathcal{L}i∈L v čase ttt je:</text:p>
      <text:p text:style-name="Text_20_body">St(i)=(Rt(i), Mt(i), Pt(i), INt(i), OUTt(i))S_t(i) = (R_t(i),\, M_t(i),\, P_t(i),\, IN_t(i),\, OUT_t(i))St​(i)=(Rt​(i),Mt​(i),Pt​(i),INt​(i),OUTt​(i)) </text:p>
      <text:p text:style-name="Text_20_body">Kde:</text:p>
      <text:list text:style-name="L10">
        <text:list-item>
          <text:p text:style-name="P18">Rt(i)R_t(i)Rt​(i) – registry</text:p>
        </text:list-item>
        <text:list-item>
          <text:p text:style-name="P18">Mt(i)M_t(i)Mt​(i) – local data memory (LDM)</text:p>
        </text:list-item>
        <text:list-item>
          <text:p text:style-name="P18">Pt(i)P_t(i)Pt​(i) – program counter + status flags</text:p>
        </text:list-item>
        <text:list-item>
          <text:p text:style-name="P18">INt(i)∈Z646IN_t(i)\in\mathbb{Z}_{64}^6INt​(i)∈Z646​ – porty od sousedů: N,S,E,W,U,D</text:p>
        </text:list-item>
        <text:list-item>
          <text:p text:style-name="P18">OUTt(i)∈Z646OUT_t(i)\in\mathbb{Z}_{64}^6OUTt​(i)∈Z646​ – hodnoty, které odešle sousedům pro další krok</text:p>
        </text:list-item>
      </text:list>
      <text:h text:style-name="Heading_20_2" text:outline-level="2"><text:span text:style-name="Strong_20_Emphasis">3.1.3 Stav celého systému</text:span></text:h>
      <text:p text:style-name="P9">Σt={St(i)∣i∈L}\Sigma_t = \{ S_t(i) \mid i \in \mathcal{L} \}Σt​={St​(i)∣i∈L} </text:p>
      <text:p text:style-name="Horizontal_20_Line"/>
      <text:h text:style-name="Heading_20_1" text:outline-level="1"><text:span text:style-name="Strong_20_Emphasis">3.2 Deterministic Round-Based Semantics</text:span></text:h>
      <text:p text:style-name="Text_20_body">Každý globální krok (Round) má <text:span text:style-name="Strong_20_Emphasis">pevně definovanou sémantiku</text:span> složenou ze tří fází:</text:p>
      <text:p text:style-name="Horizontal_20_Line"/>
      <text:h text:style-name="Heading_20_2" text:outline-level="2"><text:span text:style-name="Strong_20_Emphasis">3.2.1 Fáze 1 – Lokální výpočet (up to K instructions)</text:span></text:h>
      <text:p text:style-name="Text_20_body">Každá buňka samostatně aplikuje deterministickou funkci:</text:p>
      <text:p text:style-name="Text_20_body">St′(i)=Φ(St(i))S'_t(i) = \Phi(S_t(i))St′​(i)=Φ(St​(i)) </text:p>
      <text:p text:style-name="Text_20_body">kde Φ\PhiΦ představuje vykonání ≤K instrukcí CFM-ISA (bez přístupu k novým sousedním datům).</text:p>
      <text:p text:style-name="Text_20_body"><text:soft-page-break/><text:span text:style-name="Strong_20_Emphasis">Pozn.:</text:span><text:line-break/><text:span text:style-name="Source_20_Text">NGET</text:span> čte porty z minulého kola INt(i)IN_t(i)INt​(i).<text:line-break/><text:span text:style-name="Source_20_Text">NPUT</text:span> zapisuje pouze do OUTt′(i)OUT'_t(i)OUTt′​(i), který ještě není viditelný sousedům.</text:p>
      <text:p text:style-name="Horizontal_20_Line"/>
      <text:h text:style-name="Heading_20_2" text:outline-level="2"><text:span text:style-name="Strong_20_Emphasis">3.2.2 Fáze 2 – Globální bariéra</text:span></text:h>
      <text:p text:style-name="Text_20_body">BARIÉRA je definována jako:</text:p>
      <text:p text:style-name="Text_20_body">∀i∈L,St′(i).PC reached BARRIER\forall i \in \mathcal{L},\quad S'_t(i).\text{PC reached BARRIER}∀i∈L,St′​(i).PC reached BARRIER </text:p>
      <text:p text:style-name="Text_20_body">Pokud alespoň jedna buňka bariéry nedosáhla, Field nesmí postoupit do další fáze.</text:p>
      <text:p text:style-name="Horizontal_20_Line"/>
      <text:h text:style-name="Heading_20_2" text:outline-level="2"><text:span text:style-name="Strong_20_Emphasis">3.2.3 Fáze 3 – Atomická výměna portů</text:span></text:h>
      <text:p text:style-name="Text_20_body">Všimni si: <text:span text:style-name="Strong_20_Emphasis">toto je jediná fázová interakce mezi buňkami.</text:span></text:p>
      <text:p text:style-name="Text_20_body">Formálně:</text:p>
      <text:p text:style-name="Text_20_body">INt+1(i,d)=OUTt′(j,dˉ)IN_{t+1}(i, d) = OUT'_t(j, \bar{d})INt+1​(i,d)=OUTt′​(j,dˉ) </text:p>
      <text:p text:style-name="Text_20_body">kde:</text:p>
      <text:list text:style-name="L11">
        <text:list-item>
          <text:p text:style-name="P19">d∈{N,S,E,W,U,D}d \in \{N, S, E, W, U, D\}d∈{N,S,E,W,U,D}</text:p>
        </text:list-item>
        <text:list-item>
          <text:p text:style-name="P19">jjj je sousední buňka v daném směru</text:p>
        </text:list-item>
        <text:list-item>
          <text:p text:style-name="P19">dˉ\bar{d}dˉ je opačný směr</text:p>
        </text:list-item>
      </text:list>
      <text:p text:style-name="Text_20_body">Vektorově:</text:p>
      <text:p text:style-name="Text_20_body">INt+1=N(OUTt′)IN_{t+1} = \mathcal{N}(OUT'_t)INt+1​=N(OUTt′​) </text:p>
      <text:p text:style-name="Text_20_body">Operátor N\mathcal{N}N je <text:span text:style-name="Strong_20_Emphasis">deterministický</text:span> a <text:span text:style-name="Strong_20_Emphasis">bijektivní</text:span> na poli s toroidální topologií.</text:p>
      <text:p text:style-name="Horizontal_20_Line"/>
      <text:h text:style-name="Heading_20_1" text:outline-level="1"><text:span text:style-name="Strong_20_Emphasis">3.3 The Determinism Theorem</text:span></text:h>
      <text:h text:style-name="Heading_20_3" text:outline-level="3"><text:span text:style-name="Strong_20_Emphasis">Theorem 1 (Global Determinism):</text:span></text:h>
      <text:p text:style-name="Text_20_body">Pro libovolné dvě počáteční konfigurace Σ0\Sigma_0Σ0​ a Σ0′\Sigma'_0Σ0′​:</text:p>
      <text:p text:style-name="Text_20_body">Σ0=Σ0′⇒∀t≥0,  Σt=Σt′\Sigma_0 = \Sigma'_0 \quad \Rightarrow \quad \forall t \ge 0,\; \Sigma_t = \Sigma'_tΣ0​=Σ0′​⇒∀t≥0,Σt​=Σt′​ </text:p>
      <text:p text:style-name="Text_20_body"><text:span text:style-name="Strong_20_Emphasis">Interpretace:</text:span><text:line-break/>Field se chová jako <text:span text:style-name="Strong_20_Emphasis">deterministický celulární automat s rozšířenými stavy</text:span>, nezávislý na pořadí plánování nebo runtime prostředí.</text:p>
      <text:p text:style-name="Horizontal_20_Line"/>
      <text:h text:style-name="Heading_20_2" text:outline-level="2"><text:soft-page-break/><text:span text:style-name="Strong_20_Emphasis">Proof:</text:span></text:h>
      <text:h text:style-name="Heading_20_3" text:outline-level="3">1. Lokální determinismus</text:h>
      <text:p text:style-name="Text_20_body">Každá buňka aplikuje funkci:</text:p>
      <text:p text:style-name="Text_20_body">St′(i)=Φ(St(i))S'_t(i) = \Phi(S_t(i))St′​(i)=Φ(St​(i)) </text:p>
      <text:p text:style-name="Text_20_body">Instrukční sada CFM-ISA neobsahuje:</text:p>
      <text:list text:style-name="L12">
        <text:list-item>
          <text:p text:style-name="P20">žádné zdroje skutečné náhody (RAND je deterministický LCG)</text:p>
        </text:list-item>
        <text:list-item>
          <text:p text:style-name="P20">žádné nedeterministické časování</text:p>
        </text:list-item>
        <text:list-item>
          <text:p text:style-name="P20">žádné mem-bar race conditions</text:p>
        </text:list-item>
      </text:list>
      <text:p text:style-name="Text_20_body">Tedy Φ\PhiΦ je deterministická funkce.</text:p>
      <text:p text:style-name="Horizontal_20_Line"/>
      <text:h text:style-name="Heading_20_3" text:outline-level="3">2. Globální bariéra</text:h>
      <text:p text:style-name="Text_20_body">Pokrok je možný pouze, když:</text:p>
      <text:list text:style-name="L13">
        <text:list-item>
          <text:p text:style-name="P21">všechny buňky dokončí ≤K instrukcí,</text:p>
        </text:list-item>
        <text:list-item>
          <text:p text:style-name="P21">všechny dosáhnou bariéry.</text:p>
        </text:list-item>
      </text:list>
      <text:p text:style-name="Text_20_body">Bariéra je <text:span text:style-name="Strong_20_Emphasis">deterministický synchronizační bod</text:span>.</text:p>
      <text:p text:style-name="Horizontal_20_Line"/>
      <text:h text:style-name="Heading_20_3" text:outline-level="3">3. Port exchange</text:h>
      <text:p text:style-name="Text_20_body">Výměna:</text:p>
      <text:p text:style-name="Text_20_body">INt+1=N(OUTt′)IN_{t+1} = \mathcal{N}(OUT'_t)INt+1​=N(OUTt′​) </text:p>
      <text:p text:style-name="Text_20_body">operátor N\mathcal{N}N je <text:span text:style-name="Strong_20_Emphasis">funkce</text:span>, nikoli relace → jednoznačný výstup.</text:p>
      <text:p text:style-name="Horizontal_20_Line"/>
      <text:h text:style-name="Heading_20_3" text:outline-level="3">4. Kompozice funkcí</text:h>
      <text:p text:style-name="Text_20_body">Globální přechod:</text:p>
      <text:p text:style-name="Text_20_body">Σt+1=G(Σt)=N(Φ(Σt))\Sigma_{t+1} = G(\Sigma_t) = \mathcal{N}(\Phi(\Sigma_t))Σt+1​=G(Σt​)=N(Φ(Σt​)) </text:p>
      <text:p text:style-name="Text_20_body">Je kompozice dvou deterministických funkcí → deterministická.</text:p>
      <text:p text:style-name="Text_20_body"><text:span text:style-name="Strong_20_Emphasis">QED</text:span></text:p>
      <text:p text:style-name="Horizontal_20_Line"/>
      <text:h text:style-name="Heading_20_1" text:outline-level="1"><text:span text:style-name="Strong_20_Emphasis">3.4 Deterministic Latency Bounds</text:span></text:h>
      <text:p text:style-name="Text_20_body">Tato sekce definuje teoretické asymptotické hranice pro:</text:p>
      <text:list text:style-name="L14">
        <text:list-item>
          <text:p text:style-name="P22"><text:soft-page-break/>neighbor-based komunikaci (max. rychlost difúze informací)</text:p>
        </text:list-item>
        <text:list-item>
          <text:p text:style-name="P22">router-based komunikaci (O(log₂ N) topologie)</text:p>
        </text:list-item>
      </text:list>
      <text:p text:style-name="Text_20_body">Analýza je důležitá pro:</text:p>
      <text:list text:style-name="L15">
        <text:list-item>
          <text:p text:style-name="P23">paralelní redukce,</text:p>
        </text:list-item>
        <text:list-item>
          <text:p text:style-name="P23">synchronizaci gradientů,</text:p>
        </text:list-item>
        <text:list-item>
          <text:p text:style-name="P23">latence inference / tréninku transformátorů,</text:p>
        </text:list-item>
        <text:list-item>
          <text:p text:style-name="P23">HPC workloads.</text:p>
        </text:list-item>
      </text:list>
      <text:p text:style-name="Horizontal_20_Line"/>
      <text:h text:style-name="Heading_20_1" text:outline-level="1"><text:span text:style-name="Strong_20_Emphasis">3.4.1 Neighbor-Only Communication</text:span></text:h>
      <text:p text:style-name="Text_20_body">Uvažuj 3D torus o rozměrech:</text:p>
      <text:p text:style-name="Text_20_body">Lx, Ly, Lz⇒N=LxLyLzL_x,\,L_y,\,L_z \quad\Rightarrow\quad N = L_x L_y L_zLx​,Ly​,Lz​⇒N=Lx​Ly​Lz​ </text:p>
      <text:h text:style-name="Heading_20_2" text:outline-level="2"><text:span text:style-name="Strong_20_Emphasis">Maximum Manhattan distance:</text:span></text:h>
      <text:p text:style-name="Text_20_body">Dmax⁡=Lx2+Ly2+Lz2D_{\max} = \frac{L_x}{2} + \frac{L_y}{2} + \frac{L_z}{2}Dmax​=2Lx​​+2Ly​​+2Lz​​ </text:p>
      <text:p text:style-name="Text_20_body">Pokud je pole přibližně kubické:</text:p>
      <text:p text:style-name="Text_20_body">Lx=Ly=Lz=L≈N1/3L_x = L_y = L_z = L \approx N^{1/3}Lx​=Ly​=Lz​=L≈N1/3 </text:p>
      <text:p text:style-name="Text_20_body">Pak:</text:p>
      <text:p text:style-name="Text_20_body">Dmax⁡=32L=O(L)=O(N1/3)D_{\max} = \frac{3}{2} L = O(L) = O(N^{1/3})Dmax​=23​L=O(L)=O(N1/3) </text:p>
      <text:h text:style-name="Heading_20_2" text:outline-level="2"><text:span text:style-name="Strong_20_Emphasis">Interpretace:</text:span></text:h>
      <text:list text:style-name="L16">
        <text:list-item>
          <text:p text:style-name="P24">Informace se může šířit maximálně o <text:span text:style-name="Strong_20_Emphasis">jeden krok na round</text:span>.</text:p>
        </text:list-item>
        <text:list-item>
          <text:p text:style-name="P24">Tedy sousední komunikace má <text:span text:style-name="Strong_20_Emphasis">diametr O(N^{1/3})</text:span>.</text:p>
        </text:list-item>
      </text:list>
      <text:p text:style-name="Text_20_body">To je spodní limit pro algoritmy typu:</text:p>
      <text:list text:style-name="L17">
        <text:list-item>
          <text:p text:style-name="P25">Flood fill, BFS</text:p>
        </text:list-item>
        <text:list-item>
          <text:p text:style-name="P25">global sum bez routeru</text:p>
        </text:list-item>
        <text:list-item>
          <text:p text:style-name="P25">difúzní fyzika</text:p>
        </text:list-item>
        <text:list-item>
          <text:p text:style-name="P25">hranice vlivu v CA</text:p>
        </text:list-item>
      </text:list>
      <text:p text:style-name="Horizontal_20_Line"/>
      <text:h text:style-name="Heading_20_1" text:outline-level="1"><text:soft-page-break/><text:span text:style-name="Strong_20_Emphasis">3.4.2 Latence s Overlay Routerem (SEND/RECV)</text:span></text:h>
      <text:p text:style-name="Text_20_body">CFM-ISA obsahuje instrukce:</text:p>
      <text:list text:style-name="L18">
        <text:list-item>
          <text:p text:style-name="P26"><text:span text:style-name="Source_20_Text">SEND</text:span></text:p>
        </text:list-item>
        <text:list-item>
          <text:p text:style-name="P26"><text:span text:style-name="Source_20_Text">RECV</text:span></text:p>
        </text:list-item>
      </text:list>
      <text:p text:style-name="Text_20_body">které pracují přes <text:span text:style-name="Strong_20_Emphasis">logický hypercube routing</text:span> o dimenzi:</text:p>
      <text:p text:style-name="P9">d=log⁡2Nd = \log_2 Nd=log2​N </text:p>
      <text:p text:style-name="Horizontal_20_Line"/>
      <text:h text:style-name="Heading_20_2" text:outline-level="2"><text:span text:style-name="Strong_20_Emphasis">Theorem 2 (Logarithmic Routing Bound)</text:span></text:h>
      <text:p text:style-name="Text_20_body">Skupina <text:span text:style-name="Source_20_Text">SEND/RECV</text:span> může doručit zprávu mezi libovolnými dvěma buňkami v čase:</text:p>
      <text:p text:style-name="Text_20_body">Troute=O(log⁡N)T_{\text{route}} = O(\log N)Troute​=O(logN) </text:p>
      <text:p text:style-name="Text_20_body">Bez ohledu na fyzické rozměry 3D toru.</text:p>
      <text:p text:style-name="Horizontal_20_Line"/>
      <text:h text:style-name="Heading_20_2" text:outline-level="2"><text:span text:style-name="Strong_20_Emphasis">Proof sketch:</text:span></text:h>
      <text:list text:style-name="L19">
        <text:list-item>
          <text:p text:style-name="P27">Všechny buňky mají logickou adresu v binární hyperkrychli dimenze d=log⁡2Nd=\log_2Nd=log2​N.</text:p>
        </text:list-item>
        <text:list-item>
          <text:p text:style-name="P27">Routingový algoritmus opravuje <text:span text:style-name="Strong_20_Emphasis">jeden bit adresy za round</text:span>.</text:p>
        </text:list-item>
        <text:list-item>
          <text:p text:style-name="P27">Pro jakékoli dva uzly se adresy liší v ≤d bitech.</text:p>
        </text:list-item>
        <text:list-item>
          <text:p text:style-name="P27">Každý bit-hop je deterministicky realizovatelný skrze torus embedding (konstantní počet neighbor-hopů).</text:p>
        </text:list-item>
      </text:list>
      <text:p text:style-name="Text_20_body">=&gt; Celková latence:</text:p>
      <text:p text:style-name="Text_20_body">O(log⁡N)O(\log N)O(logN) </text:p>
      <text:p text:style-name="Text_20_body"><text:span text:style-name="Strong_20_Emphasis">QED</text:span></text:p>
      <text:p text:style-name="Horizontal_20_Line"/>
      <text:h text:style-name="Heading_20_1" text:outline-level="1"><text:span text:style-name="Strong_20_Emphasis">3.5 Combined Latency Model</text:span></text:h>
      <text:p text:style-name="Text_20_body">Pro algoritmy, které používají:</text:p>
      <text:list text:style-name="L20">
        <text:list-item>
          <text:p text:style-name="P28">lokální stencil</text:p>
        </text:list-item>
        <text:list-item>
          <text:p text:style-name="P28">globální redukci</text:p>
        </text:list-item>
        <text:list-item>
          <text:p text:style-name="P28">broadcast</text:p>
        </text:list-item>
        <text:list-item>
          <text:p text:style-name="P28">pipeline v Z-ose</text:p>
        </text:list-item>
      </text:list>
      <text:p text:style-name="Text_20_body"><text:soft-page-break/>máme celkový horní limit:</text:p>
      <text:p text:style-name="P9">Tglobal=O(timesteps)+O(pipeline depth)+O(log⁡N)+O(local compute)T_{\text{global}} = O(\text{timesteps}) + O(\text{pipeline depth}) + O(\log N) + O(\text{local compute})Tglobal​=O(timesteps)+O(pipeline depth)+O(logN)+O(local compute) </text:p>
      <text:p text:style-name="Horizontal_20_Line"/>
      <text:h text:style-name="Heading_20_1" text:outline-level="1"><text:span text:style-name="Strong_20_Emphasis">3.6 Lower Bounds for Global Reductions</text:span></text:h>
      <text:p text:style-name="Text_20_body">Pro redukci (AllReduce) ve Field:</text:p>
      <text:h text:style-name="Heading_20_2" text:outline-level="2"><text:span text:style-name="Strong_20_Emphasis">Without router:</text:span></text:h>
      <text:p text:style-name="Text_20_body">Každý krok rozšíří informaci o 1 vrstvu → minimální počet kroků:</text:p>
      <text:p text:style-name="Text_20_body">Treduce=Ω(N1/3)T_{\text{reduce}} = \Omega(N^{1/3})Treduce​=Ω(N1/3) </text:p>
      <text:h text:style-name="Heading_20_2" text:outline-level="2"><text:span text:style-name="Strong_20_Emphasis">With router:</text:span></text:h>
      <text:p text:style-name="Text_20_body">Standardní hypercube reduce &amp; broadcast:</text:p>
      <text:p text:style-name="Text_20_body">Treduce=Θ(log⁡N)T_{\text{reduce}} = \Theta(\log N)Treduce​=Θ(logN) </text:p>
      <text:p text:style-name="Text_20_body">Toto je zásadní pro ML trénink:<text:line-break/><text:span text:style-name="Strong_20_Emphasis">gradient synchronization latency = O(log N)</text:span>.</text:p>
      <text:p text:style-name="Horizontal_20_Line"/>
      <text:h text:style-name="Heading_20_1" text:outline-level="1"><text:span text:style-name="Strong_20_Emphasis">3.7 Deterministic Convergence of Training Loops</text:span></text:h>
      <text:p text:style-name="Text_20_body">CFM-ISA umožňuje:</text:p>
      <text:list text:style-name="L21">
        <text:list-item>
          <text:p text:style-name="P29">deterministické <text:span text:style-name="Source_20_Text">SEND</text:span></text:p>
        </text:list-item>
        <text:list-item>
          <text:p text:style-name="P29">deterministické <text:span text:style-name="Source_20_Text">REDUCE_SUM</text:span> (v CFM2 rozšířené ISA)</text:p>
        </text:list-item>
        <text:list-item>
          <text:p text:style-name="P29">pevně definované round-bounds</text:p>
        </text:list-item>
      </text:list>
      <text:p text:style-name="Text_20_body">=&gt; <text:span text:style-name="Strong_20_Emphasis">Každý krok tréninku transformátoru je bitově deterministický</text:span>, pokud:</text:p>
      <text:list text:style-name="L22">
        <text:list-item>
          <text:p text:style-name="P30">Inicializace modelu je deterministická.</text:p>
        </text:list-item>
        <text:list-item>
          <text:p text:style-name="P30">Batches přicházejí ve stejném pořadí.</text:p>
        </text:list-item>
        <text:list-item>
          <text:p text:style-name="P30">Learning rate schedule je deterministický.</text:p>
        </text:list-item>
        <text:list-item>
          <text:p text:style-name="P30">PRNG je deterministický LCG.</text:p>
        </text:list-item>
      </text:list>
      <text:h text:style-name="Heading_20_3" text:outline-level="3">Formal theorem:</text:h>
      <text:p text:style-name="P9">TrainCFM(M0,D)≡TrainWASM seq.(M0,D)\text{Train}_{\text{CFM}}(M_0, D) \equiv \text{Train}_{\text{WASM seq.}}(M_0, D)TrainCFM​(M0​,D)≡TrainWASM seq.​(M0​,D) </text:p>
      <text:p text:style-name="Horizontal_20_Line"><text:soft-page-break/></text:p>
      <text:h text:style-name="Heading_20_1" text:outline-level="1"><text:span text:style-name="Strong_20_Emphasis">3.8 Deterministic Timing Constraints</text:span></text:h>
      <text:p text:style-name="Text_20_body">Aby byly výsledky reprodukovatelné:</text:p>
      <text:list text:style-name="L23">
        <text:list-item>
          <text:p text:style-name="P31">všechny buňky musejí dokončit lokální výpočet během stejného round window,</text:p>
        </text:list-item>
        <text:list-item>
          <text:p text:style-name="P31">BARRIER zaručuje „lock-step“ globální čas.</text:p>
        </text:list-item>
      </text:list>
      <text:p text:style-name="Text_20_body">Formálně:</text:p>
      <text:p text:style-name="Text_20_body">∀i,j∈L:Roundt(i)=Roundt(j)\forall i,j \in \mathcal{L}: \quad \text{Round}_t(i) = \text{Round}_t(j)∀i,j∈L:Roundt​(i)=Roundt​(j) </text:p>
      <text:p text:style-name="Text_20_body">=&gt; Field je <text:span text:style-name="Strong_20_Emphasis">globální synchronní Turingův stroj s rozprostřeným stavem</text:span>.</text:p>
      <text:p text:style-name="Horizontal_20_Line"/>
      <text:h text:style-name="Heading_20_1" text:outline-level="1"><text:span text:style-name="Strong_20_Emphasis">3.9 Summary of Guarantees</text:span></text:h>
      <text:p text:style-name="Text_20_body">Následující vlastnosti jsou formálně zaručeny:</text:p>
      <table:table table:name="Tabulka6" table:style-name="Tabulka6">
        <table:table-column table:style-name="Tabulka6.A"/>
        <table:table-column table:style-name="Tabulka6.B"/>
        <table:table-header-rows>
          <table:table-row>
            <table:table-cell table:style-name="Tabulka6.A1" office:value-type="string">
              <text:p text:style-name="Table_20_Heading">Vlastnost</text:p>
            </table:table-cell>
            <table:table-cell table:style-name="Tabulka6.A1" office:value-type="string">
              <text:p text:style-name="Table_20_Heading">Garance</text:p>
            </table:table-cell>
          </table:table-row>
        </table:table-header-rows>
        <table:table-row>
          <table:table-cell table:style-name="Tabulka6.A1" office:value-type="string">
            <text:p text:style-name="Table_20_Contents">Determinismus</text:p>
          </table:table-cell>
          <table:table-cell table:style-name="Tabulka6.A1" office:value-type="string">
            <text:p text:style-name="Table_20_Contents">Ano, pro každý krok i celý systém</text:p>
          </table:table-cell>
        </table:table-row>
        <table:table-row>
          <table:table-cell table:style-name="Tabulka6.A1" office:value-type="string">
            <text:p text:style-name="Table_20_Contents">Absence závodů</text:p>
          </table:table-cell>
          <table:table-cell table:style-name="Tabulka6.A1" office:value-type="string">
            <text:p text:style-name="Table_20_Contents">Vestavěno do modelu (no shared-memory races)</text:p>
          </table:table-cell>
        </table:table-row>
        <table:table-row>
          <table:table-cell table:style-name="Tabulka6.A1" office:value-type="string">
            <text:p text:style-name="Table_20_Contents">Pevná latence NGET</text:p>
          </table:table-cell>
          <table:table-cell table:style-name="Tabulka6.A1" office:value-type="string">
            <text:p text:style-name="Table_20_Contents">1 global round</text:p>
          </table:table-cell>
        </table:table-row>
        <table:table-row>
          <table:table-cell table:style-name="Tabulka6.A1" office:value-type="string">
            <text:p text:style-name="Table_20_Contents">Router latence</text:p>
          </table:table-cell>
          <table:table-cell table:style-name="Tabulka6.A1" office:value-type="string">
            <text:p text:style-name="Table_20_Contents">O(log N)</text:p>
          </table:table-cell>
        </table:table-row>
        <table:table-row>
          <table:table-cell table:style-name="Tabulka6.A1" office:value-type="string">
            <text:p text:style-name="Table_20_Contents">Stencil radius</text:p>
          </table:table-cell>
          <table:table-cell table:style-name="Tabulka6.A1" office:value-type="string">
            <text:p text:style-name="Table_20_Contents">1 hop / round</text:p>
          </table:table-cell>
        </table:table-row>
        <table:table-row>
          <table:table-cell table:style-name="Tabulka6.A1" office:value-type="string">
            <text:p text:style-name="Table_20_Contents">Global reduction</text:p>
          </table:table-cell>
          <table:table-cell table:style-name="Tabulka6.A1" office:value-type="string">
            <text:p text:style-name="Table_20_Contents">O(N^{1/3}) bez routeru, O(log N) s routerem</text:p>
          </table:table-cell>
        </table:table-row>
        <table:table-row>
          <table:table-cell table:style-name="Tabulka6.A1" office:value-type="string">
            <text:p text:style-name="Table_20_Contents">Reproducibilní trénink ML</text:p>
          </table:table-cell>
          <table:table-cell table:style-name="Tabulka6.A1" office:value-type="string">
            <text:p text:style-name="Table_20_Contents">Ano, bitově ekvivalentní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pan text:style-name="Strong_20_Emphasis">4. Benchmarking Methodology for the Canister Field Processor (CFP-1)</text:span></text:h>
      <text:h text:style-name="Heading_20_3" text:outline-level="3"><text:span text:style-name="Emphasis">Full Formal Specification</text:span></text:h>
      <text:p text:style-name="Text_20_body">This chapter defines the <text:span text:style-name="Strong_20_Emphasis">official benchmarking framework</text:span> for the<text:line-break/><text:span text:style-name="Strong_20_Emphasis">Canister Field Processor 1 (CFP-1)</text:span> and the <text:span text:style-name="Strong_20_Emphasis">CFM-ISA</text:span> execution model on a 3D toroidal canister field.</text:p>
      <text:p text:style-name="Text_20_body">The purpose of this specification is to provide:</text:p>
      <text:list text:style-name="L24">
        <text:list-item>
          <text:p text:style-name="P32"><text:span text:style-name="Strong_20_Emphasis">comparable, reproducible performance metrics</text:span></text:p>
        </text:list-item>
        <text:list-item>
          <text:p text:style-name="P32"><text:span text:style-name="Strong_20_Emphasis">hardware-independent evaluation</text:span> (IC mainnet, local simulator, hybrid testbeds)</text:p>
        </text:list-item>
        <text:list-item>
          <text:p text:style-name="P32"><text:span text:style-name="Strong_20_Emphasis">deterministic results</text:span> across environments</text:p>
        </text:list-item>
        <text:list-item>
          <text:p text:style-name="P32"><text:span text:style-name="Strong_20_Emphasis">formal definitions</text:span> of FLOPS, energy, message throughput, and latency</text:p>
        </text:list-item>
      </text:list>
      <text:p text:style-name="Text_20_body">This chapter is designed to support AGI workloads, HPC use cases, and verifiable proof-of-compute on ICP.</text:p>
      <text:p text:style-name="Horizontal_20_Line"/>
      <text:h text:style-name="Heading_20_1" text:outline-level="1"><text:soft-page-break/><text:span text:style-name="Strong_20_Emphasis">4.1 Benchmarking Principles</text:span></text:h>
      <text:p text:style-name="Text_20_body">All benchmarks MUST satisfy:</text:p>
      <text:list text:style-name="L25">
        <text:list-item>
          <text:p text:style-name="P33"><text:span text:style-name="Strong_20_Emphasis">Determinism</text:span><text:line-break/>A benchmark run on any conforming CFP-1 implementation MUST produce the same result, bit-for-bit, given the same initial state.</text:p>
        </text:list-item>
        <text:list-item>
          <text:p text:style-name="P33"><text:span text:style-name="Strong_20_Emphasis">Isolation</text:span><text:line-break/>Benchmarks run in a sandboxed field:</text:p>
          <text:list>
            <text:list-item>
              <text:p text:style-name="P33">no I/O</text:p>
            </text:list-item>
            <text:list-item>
              <text:p text:style-name="P33">no external calls</text:p>
            </text:list-item>
            <text:list-item>
              <text:p text:style-name="P33">no nondeterministic sources</text:p>
            </text:list-item>
            <text:list-item>
              <text:p text:style-name="P33">fixed round count</text:p>
            </text:list-item>
          </text:list>
        </text:list-item>
        <text:list-item>
          <text:p text:style-name="P33"><text:span text:style-name="Strong_20_Emphasis">Reproducibility</text:span><text:line-break/>Each benchmark must declare:</text:p>
          <text:list>
            <text:list-item>
              <text:p text:style-name="P33">number of cells NNN</text:p>
            </text:list-item>
            <text:list-item>
              <text:p text:style-name="P33">topology (3D torus Lx×Ly×LzL_x \times L_y \times L_zLx​×Ly​×Lz​)</text:p>
            </text:list-item>
            <text:list-item>
              <text:p text:style-name="P33">code hash (CFM-ISA binary)</text:p>
            </text:list-item>
            <text:list-item>
              <text:p text:style-name="P33">seed of RAND register</text:p>
            </text:list-item>
            <text:list-item>
              <text:p text:style-name="P33">compiled WASM hash if applicable</text:p>
            </text:list-item>
          </text:list>
        </text:list-item>
        <text:list-item>
          <text:p text:style-name="P33"><text:span text:style-name="Strong_20_Emphasis">Scalability</text:span><text:line-break/>All benchmarks MUST be definable for any size of the field.</text:p>
        </text:list-item>
      </text:list>
      <text:p text:style-name="Horizontal_20_Line"/>
      <text:h text:style-name="Heading_20_1" text:outline-level="1"><text:span text:style-name="Strong_20_Emphasis">4.2 Performance Metrics</text:span></text:h>
      <text:p text:style-name="Text_20_body">This section defines universal, implementation-independent performance metrics.</text:p>
      <text:p text:style-name="Horizontal_20_Line"/>
      <text:h text:style-name="Heading_20_2" text:outline-level="2"><text:span text:style-name="Strong_20_Emphasis">4.2.1 Local Compute Performance (FLOPS/cell)</text:span></text:h>
      <text:p text:style-name="Text_20_body">A single CFP-1 cell supports integer arithmetic (64-bit).<text:line-break/>We define “FLOP” in the integer domain analogously to floating-point HPC:</text:p>
      <text:h text:style-name="Heading_20_3" text:outline-level="3"><text:span text:style-name="Strong_20_Emphasis">Definition:</text:span></text:h>
      <text:p text:style-name="Text_20_body">A <text:span text:style-name="Strong_20_Emphasis">Cell-FLOP</text:span> is one execution of:</text:p>
      <text:list text:style-name="L26">
        <text:list-item>
          <text:p text:style-name="P34">ADD, SUB, AND, OR, XOR</text:p>
        </text:list-item>
        <text:list-item>
          <text:p text:style-name="P34">MUL, DIV</text:p>
        </text:list-item>
        <text:list-item>
          <text:p text:style-name="P34"><text:soft-page-break/>SHIFT (SHL/SHR)</text:p>
        </text:list-item>
      </text:list>
      <text:p text:style-name="Text_20_body">Counted as:</text:p>
      <table:table table:name="Tabulka7" table:style-name="Tabulka7">
        <table:table-column table:style-name="Tabulka7.A"/>
        <table:table-column table:style-name="Tabulka7.B"/>
        <table:table-header-rows>
          <table:table-row>
            <table:table-cell table:style-name="Tabulka7.A1" office:value-type="string">
              <text:p text:style-name="Table_20_Heading">Instruction</text:p>
            </table:table-cell>
            <table:table-cell table:style-name="Tabulka7.A1" office:value-type="string">
              <text:p text:style-name="Table_20_Heading">FLOPs</text:p>
            </table:table-cell>
          </table:table-row>
        </table:table-header-rows>
        <table:table-row>
          <table:table-cell table:style-name="Tabulka7.A1" office:value-type="string">
            <text:p text:style-name="Table_20_Contents">ADD/SUB</text:p>
          </table:table-cell>
          <table:table-cell table:style-name="Tabulka7.A1" office:value-type="string">
            <text:p text:style-name="Table_20_Contents">1</text:p>
          </table:table-cell>
        </table:table-row>
        <table:table-row>
          <table:table-cell table:style-name="Tabulka7.A1" office:value-type="string">
            <text:p text:style-name="Table_20_Contents">AND/OR/XOR</text:p>
          </table:table-cell>
          <table:table-cell table:style-name="Tabulka7.A1" office:value-type="string">
            <text:p text:style-name="Table_20_Contents">1</text:p>
          </table:table-cell>
        </table:table-row>
        <table:table-row>
          <table:table-cell table:style-name="Tabulka7.A1" office:value-type="string">
            <text:p text:style-name="Table_20_Contents">SHL/SHR</text:p>
          </table:table-cell>
          <table:table-cell table:style-name="Tabulka7.A1" office:value-type="string">
            <text:p text:style-name="Table_20_Contents">1</text:p>
          </table:table-cell>
        </table:table-row>
        <table:table-row>
          <table:table-cell table:style-name="Tabulka7.A1" office:value-type="string">
            <text:p text:style-name="Table_20_Contents">MUL</text:p>
          </table:table-cell>
          <table:table-cell table:style-name="Tabulka7.A1" office:value-type="string">
            <text:p text:style-name="Table_20_Contents">1</text:p>
          </table:table-cell>
        </table:table-row>
        <table:table-row>
          <table:table-cell table:style-name="Tabulka7.A1" office:value-type="string">
            <text:p text:style-name="Table_20_Contents">DIV</text:p>
          </table:table-cell>
          <table:table-cell table:style-name="Tabulka7.A1" office:value-type="string">
            <text:p text:style-name="Table_20_Contents">1 (constant-time division)</text:p>
          </table:table-cell>
        </table:table-row>
      </table:table>
      <text:h text:style-name="Heading_20_3" text:outline-level="3"><text:span text:style-name="Strong_20_Emphasis">Metric:</text:span></text:h>
      <text:p text:style-name="P9">FLOPScell=Arithmetic Instructions ExecutedRuntime (seconds)\text{FLOPS}_\text{cell} = \frac{\text{Arithmetic Instructions Executed}}{\text{Runtime (seconds)}}FLOPScell​=Runtime (seconds)Arithmetic Instructions Executed​ </text:p>
      <text:p text:style-name="Horizontal_20_Line"/>
      <text:h text:style-name="Heading_20_2" text:outline-level="2"><text:span text:style-name="Strong_20_Emphasis">4.2.2 Field-level Performance</text:span></text:h>
      <text:p text:style-name="Text_20_body">Total FLOPS of the entire field:</text:p>
      <text:p text:style-name="Text_20_body">FLOPSfield=N⋅FLOPScell\text{FLOPS}_\text{field} = N \cdot \text{FLOPS}_\text{cell}FLOPSfield​=N⋅FLOPScell​ </text:p>
      <text:p text:style-name="Text_20_body">where:</text:p>
      <text:p text:style-name="Text_20_body">N=Lx⋅Ly⋅LzN = L_x \cdot L_y \cdot L_zN=Lx​⋅Ly​⋅Lz​</text:p>
      <text:p text:style-name="Text_20_body">This assumes each cell executes the same code (SPMD model), which is required for benchmark comparability.</text:p>
      <text:p text:style-name="Horizontal_20_Line"/>
      <text:h text:style-name="Heading_20_2" text:outline-level="2"><text:span text:style-name="Strong_20_Emphasis">4.2.3 Communication Throughput Metrics</text:span></text:h>
      <text:p text:style-name="Text_20_body">CFP-1 supports two channels:</text:p>
      <text:list text:style-name="L27">
        <text:list-item>
          <text:p text:style-name="P35"><text:span text:style-name="Strong_20_Emphasis">Neighbor communication (NPUT/NGET)</text:span></text:p>
        </text:list-item>
        <text:list-item>
          <text:p text:style-name="P35"><text:span text:style-name="Strong_20_Emphasis">Overlay routing (SEND/RECV)</text:span></text:p>
        </text:list-item>
      </text:list>
      <text:h text:style-name="Heading_20_3" text:outline-level="3"><text:span text:style-name="Strong_20_Emphasis">Neighbor Throughput:</text:span></text:h>
      <text:p text:style-name="Text_20_body">A message is 64 bits.</text:p>
      <text:p text:style-name="Text_20_body">Per cell:</text:p>
      <text:p text:style-name="Text_20_body">Tneighbor=6⋅8 bytes per roundT_\text{neighbor} = 6 \cdot 8\text{ bytes per round}Tneighbor​=6⋅8 bytes per round </text:p>
      <text:p text:style-name="Text_20_body">For the field:</text:p>
      <text:p text:style-name="Text_20_body">Tneighborfield=N⋅6⋅8 bytes per roundT_\text{neighbor}^{\text{field}} = N \cdot 6 \cdot 8\text{ bytes per round}Tneighborfield​=N⋅6⋅8 bytes per round </text:p>
      <text:p text:style-name="Text_20_body"><text:soft-page-break/>Converted to bandwidth:</text:p>
      <text:p text:style-name="P9">GB/s=TneighborRound Time\text{GB/s} = \frac{T_\text{neighbor}}{\text{Round Time}}GB/s=Round TimeTneighbor​​ </text:p>
      <text:p text:style-name="Horizontal_20_Line"/>
      <text:h text:style-name="Heading_20_3" text:outline-level="3"><text:span text:style-name="Strong_20_Emphasis">Routing Throughput:</text:span></text:h>
      <text:p text:style-name="Text_20_body">Let qqq = number of SEND instructions executed per round.</text:p>
      <text:p text:style-name="P9">Trouter=q⋅8 bytes per roundT_\text{router} = q \cdot 8\text{ bytes per round}Trouter​=q⋅8 bytes per round </text:p>
      <text:p text:style-name="Horizontal_20_Line"/>
      <text:h text:style-name="Heading_20_2" text:outline-level="2"><text:span text:style-name="Strong_20_Emphasis">4.2.4 Latency Metrics</text:span></text:h>
      <text:h text:style-name="Heading_20_3" text:outline-level="3"><text:span text:style-name="Strong_20_Emphasis">Local Instruction Latency:</text:span></text:h>
      <text:p text:style-name="Text_20_body">LatencyALU=1 round\text{Latency}_\text{ALU} = 1 \text{ round}LatencyALU​=1 round </text:p>
      <text:h text:style-name="Heading_20_3" text:outline-level="3"><text:span text:style-name="Strong_20_Emphasis">Neighbor Hop:</text:span></text:h>
      <text:p text:style-name="Text_20_body">Latencyneighbor=1 round\text{Latency}_\text{neighbor} = 1 \text{ round}Latencyneighbor​=1 round </text:p>
      <text:h text:style-name="Heading_20_3" text:outline-level="3"><text:span text:style-name="Strong_20_Emphasis">Max neighbor propagation distance:</text:span></text:h>
      <text:p text:style-name="Text_20_body">O(N1/3) roundsO(N^{1/3}) \text{ rounds}O(N1/3) rounds </text:p>
      <text:h text:style-name="Heading_20_3" text:outline-level="3"><text:span text:style-name="Strong_20_Emphasis">Routing latency:</text:span></text:h>
      <text:p text:style-name="P9">Latencyrouter=O(log⁡2N)\text{Latency}_\text{router} = O(\log_2 N)Latencyrouter​=O(log2​N) </text:p>
      <text:p text:style-name="Horizontal_20_Line"/>
      <text:h text:style-name="Heading_20_2" text:outline-level="2"><text:span text:style-name="Strong_20_Emphasis">4.2.5 Energy Efficiency Metrics</text:span></text:h>
      <text:p text:style-name="Text_20_body">Based on ICP cycles → energy estimation model.</text:p>
      <text:p text:style-name="Text_20_body">Definitions:</text:p>
      <text:list text:style-name="L28">
        <text:list-item>
          <text:p text:style-name="P36">C=C =C= cycles consumed</text:p>
        </text:list-item>
        <text:list-item>
          <text:p text:style-name="P36">E=E =E= estimated Joules</text:p>
        </text:list-item>
      </text:list>
      <text:p text:style-name="Text_20_body">E=C⋅κE = C \cdot \kappaE=C⋅κ </text:p>
      <text:p text:style-name="Text_20_body">κ\kappaκ is a fixed empirically calibrated coefficient per implementation.</text:p>
      <text:h text:style-name="Heading_20_3" text:outline-level="3"><text:span text:style-name="Strong_20_Emphasis">Energy efficiency:</text:span></text:h>
      <text:p text:style-name="P9">FLOPS/Watt=FLOPSfieldE/s\text{FLOPS/Watt} = \frac{\text{FLOPS}_\text{field}}{E/\text{s}}FLOPS/Watt=E/sFLOPSfield​​ </text:p>
      <text:p text:style-name="Horizontal_20_Line"/>
      <text:h text:style-name="Heading_20_1" text:outline-level="1"><text:soft-page-break/><text:span text:style-name="Strong_20_Emphasis">4.3 Benchmark Suite Specification</text:span></text:h>
      <text:p text:style-name="Text_20_body">This section defines <text:span text:style-name="Strong_20_Emphasis">mandatory benchmarks</text:span> and <text:span text:style-name="Strong_20_Emphasis">optional benchmarks</text:span>.</text:p>
      <text:p text:style-name="Horizontal_20_Line"/>
      <text:h text:style-name="Heading_20_1" text:outline-level="1"><text:span text:style-name="Strong_20_Emphasis">4.3.1 Mandatory Benchmarks</text:span></text:h>
      <text:p text:style-name="Text_20_body">There are <text:span text:style-name="Strong_20_Emphasis">four mandatory baselines</text:span>, covering compute, memory, neighbor stencils and global communication.</text:p>
      <text:p text:style-name="Horizontal_20_Line"/>
      <text:h text:style-name="Heading_20_2" text:outline-level="2"><text:span text:style-name="Strong_20_Emphasis">Benchmark A — CFM-ALU (Pure Arithmetic Throughput)</text:span></text:h>
      <text:p text:style-name="Text_20_body"><text:span text:style-name="Strong_20_Emphasis">Purpose:</text:span><text:line-break/>Measure raw compute capability of CFP-1 cells.</text:p>
      <text:p text:style-name="Text_20_body"><text:span text:style-name="Strong_20_Emphasis">Code:</text:span></text:p>
      <text:p text:style-name="P1"><text:span text:style-name="Source_20_Text">loop:</text:span></text:p>
      <text:p text:style-name="P3"><text:span text:style-name="Source_20_Text"><text:s text:c="3"/>ADD <text:s/>R1, R1, R2</text:span></text:p>
      <text:p text:style-name="P3"><text:span text:style-name="Source_20_Text"><text:s text:c="3"/>MUL <text:s/>R3, R3, R4</text:span></text:p>
      <text:p text:style-name="P3"><text:span text:style-name="Source_20_Text"><text:s text:c="3"/>XOR <text:s/>R5, R5, R6</text:span></text:p>
      <text:p text:style-name="P3"><text:span text:style-name="Source_20_Text"><text:s text:c="3"/>SUB <text:s/>R7, R7, R8</text:span></text:p>
      <text:p text:style-name="P4"><text:span text:style-name="Source_20_Text"><text:s text:c="3"/>JMP <text:s/>loop</text:span></text:p>
      <text:p text:style-name="Text_20_body"><text:span text:style-name="Strong_20_Emphasis">Metrics:</text:span></text:p>
      <text:list text:style-name="L29">
        <text:list-item>
          <text:p text:style-name="P37">FLOPS/cell</text:p>
        </text:list-item>
        <text:list-item>
          <text:p text:style-name="P37">FLOPS/field</text:p>
        </text:list-item>
        <text:list-item>
          <text:p text:style-name="P37">Rounds/second</text:p>
        </text:list-item>
      </text:list>
      <text:p text:style-name="Horizontal_20_Line"/>
      <text:h text:style-name="Heading_20_2" text:outline-level="2"><text:span text:style-name="Strong_20_Emphasis">Benchmark B — CFM-Stencil3D (7-Point Stencil)</text:span></text:h>
      <text:p text:style-name="Text_20_body"><text:span text:style-name="Strong_20_Emphasis">Purpose:</text:span><text:line-break/>Evaluate neighbor communication + arithmetic ratio.</text:p>
      <text:p text:style-name="Text_20_body"><text:span text:style-name="Strong_20_Emphasis">Computation:</text:span></text:p>
      <text:p text:style-name="Text_20_body">ux,y,zt+1=17(ux,y,zt+∑6 neighborsuneighbort)u_{x,y,z}^{t+1} = \frac{1}{7}\left( u_{x,y,z}^t + \sum_{\text{6 neighbors}} u^{t}_{\text{neighbor}} \right)ux,y,zt+1​=71​​ux,y,zt​+6 neighbors∑​uneighbort​​ </text:p>
      <text:p text:style-name="Text_20_body"><text:span text:style-name="Strong_20_Emphasis">Implementation:</text:span></text:p>
      <text:list text:style-name="L30">
        <text:list-item>
          <text:p text:style-name="P38">6 × NGET</text:p>
        </text:list-item>
        <text:list-item>
          <text:p text:style-name="P38">arithmetic average</text:p>
        </text:list-item>
        <text:list-item>
          <text:p text:style-name="P38">1 × NPUT</text:p>
        </text:list-item>
        <text:list-item>
          <text:p text:style-name="P38"><text:soft-page-break/>1 × BARRIER</text:p>
        </text:list-item>
      </text:list>
      <text:p text:style-name="Text_20_body"><text:span text:style-name="Strong_20_Emphasis">Metrics:</text:span></text:p>
      <text:list text:style-name="L31">
        <text:list-item>
          <text:p text:style-name="P39">Rounds/timestep</text:p>
        </text:list-item>
        <text:list-item>
          <text:p text:style-name="P39">GB/s neighbor throughput</text:p>
        </text:list-item>
        <text:list-item>
          <text:p text:style-name="P39">Time per 1000 timesteps</text:p>
        </text:list-item>
      </text:list>
      <text:p text:style-name="Horizontal_20_Line"/>
      <text:h text:style-name="Heading_20_2" text:outline-level="2"><text:span text:style-name="Strong_20_Emphasis">Benchmark C — CFM-AllReduce (Sum Reduction)</text:span></text:h>
      <text:p text:style-name="Text_20_body"><text:span text:style-name="Strong_20_Emphasis">Purpose:</text:span><text:line-break/>Measure <text:span text:style-name="Strong_20_Emphasis">global communication latency</text:span>.</text:p>
      <text:h text:style-name="Heading_20_3" text:outline-level="3">Two variants:</text:h>
      <text:h text:style-name="Heading_20_3" text:outline-level="3"><text:span text:style-name="Strong_20_Emphasis">C1: Neighbor-based tree (O(N^{1/3}))</text:span></text:h>
      <text:list text:style-name="L32">
        <text:list-item>
          <text:p text:style-name="P40">ripple sum across X dimension</text:p>
        </text:list-item>
        <text:list-item>
          <text:p text:style-name="P40">ripple across Y</text:p>
        </text:list-item>
        <text:list-item>
          <text:p text:style-name="P40">ripple across Z</text:p>
        </text:list-item>
      </text:list>
      <text:h text:style-name="Heading_20_3" text:outline-level="3"><text:span text:style-name="Strong_20_Emphasis">C2: Router-based (SEND/RECV, O(log N))</text:span></text:h>
      <text:p text:style-name="Text_20_body">Binary-tree reduction:</text:p>
      <text:list text:style-name="L33">
        <text:list-item>
          <text:p text:style-name="P41">Each cell SENDs to partner via hypercube address.</text:p>
        </text:list-item>
        <text:list-item>
          <text:p text:style-name="P41">Intermediate sums are aggregated.</text:p>
        </text:list-item>
        <text:list-item>
          <text:p text:style-name="P41">Result is broadcast back.</text:p>
        </text:list-item>
      </text:list>
      <text:p text:style-name="Text_20_body"><text:span text:style-name="Strong_20_Emphasis">Metrics:</text:span></text:p>
      <text:list text:style-name="L34">
        <text:list-item>
          <text:p text:style-name="P42">Reduction latency (rounds)</text:p>
        </text:list-item>
        <text:list-item>
          <text:p text:style-name="P42">Reduction bandwidth (GB/s)</text:p>
        </text:list-item>
      </text:list>
      <text:p text:style-name="Horizontal_20_Line"/>
      <text:h text:style-name="Heading_20_2" text:outline-level="2"><text:span text:style-name="Strong_20_Emphasis">Benchmark D — TransformerBlock-Forward (ML Microbenchmark)</text:span></text:h>
      <text:p text:style-name="Text_20_body">Forward pass of minimal transformer block:</text:p>
      <text:list text:style-name="L35">
        <text:list-item>
          <text:p text:style-name="P43">Linear → GELU</text:p>
        </text:list-item>
        <text:list-item>
          <text:p text:style-name="P43">Self-attention (1 head)</text:p>
        </text:list-item>
        <text:list-item>
          <text:p text:style-name="P43">Linear projection</text:p>
        </text:list-item>
      </text:list>
      <text:p text:style-name="Text_20_body">The model is sharded across the field:</text:p>
      <text:list text:style-name="L36">
        <text:list-item>
          <text:p text:style-name="P44"><text:soft-page-break/>X-axis = data parallel</text:p>
        </text:list-item>
        <text:list-item>
          <text:p text:style-name="P44">Y-axis = model weights</text:p>
        </text:list-item>
        <text:list-item>
          <text:p text:style-name="P44">Z-axis = pipeline stage</text:p>
        </text:list-item>
      </text:list>
      <text:p text:style-name="Text_20_body"><text:span text:style-name="Strong_20_Emphasis">Metrics:</text:span></text:p>
      <text:list text:style-name="L37">
        <text:list-item>
          <text:p text:style-name="P45">Time per forward pass</text:p>
        </text:list-item>
        <text:list-item>
          <text:p text:style-name="P45">TFLOPS-equivalent (by counting integer ops)</text:p>
        </text:list-item>
        <text:list-item>
          <text:p text:style-name="P45">Router bandwidth utilization</text:p>
        </text:list-item>
      </text:list>
      <text:p text:style-name="Horizontal_20_Line"/>
      <text:h text:style-name="Heading_20_1" text:outline-level="1"><text:span text:style-name="Strong_20_Emphasis">4.4 Optional Benchmarks</text:span></text:h>
      <text:h text:style-name="Heading_20_2" text:outline-level="2"><text:span text:style-name="Strong_20_Emphasis">CFM-MemoryScan</text:span></text:h>
      <text:p text:style-name="Text_20_body">Sequential LDM load/store throughput.</text:p>
      <text:h text:style-name="Heading_20_2" text:outline-level="2"><text:span text:style-name="Strong_20_Emphasis">CFM-RandomAccess</text:span></text:h>
      <text:p text:style-name="Text_20_body">Random pointer chasing (evaluates LDM latency).</text:p>
      <text:h text:style-name="Heading_20_2" text:outline-level="2"><text:span text:style-name="Strong_20_Emphasis">CFM-NBody</text:span></text:h>
      <text:p text:style-name="Text_20_body">O(N²) pairwise force evaluation using SEND/RECV.</text:p>
      <text:h text:style-name="Heading_20_2" text:outline-level="2"><text:span text:style-name="Strong_20_Emphasis">CFM-Convolution</text:span></text:h>
      <text:p text:style-name="Text_20_body">3D convolution benchmarks (ML inference analog).</text:p>
      <text:p text:style-name="Horizontal_20_Line"/>
      <text:h text:style-name="Heading_20_1" text:outline-level="1"><text:span text:style-name="Strong_20_Emphasis">4.5 Benchmark Environment Requirements</text:span></text:h>
      <text:p text:style-name="Text_20_body">Every benchmark result MUST declare:</text:p>
      <table:table table:name="Tabulka8" table:style-name="Tabulka8">
        <table:table-column table:style-name="Tabulka8.A"/>
        <table:table-column table:style-name="Tabulka8.B"/>
        <table:table-header-rows>
          <table:table-row>
            <table:table-cell table:style-name="Tabulka8.A1" office:value-type="string">
              <text:p text:style-name="Table_20_Heading">Parameter</text:p>
            </table:table-cell>
            <table:table-cell table:style-name="Tabulka8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ulka8.A1" office:value-type="string">
            <text:p text:style-name="Table_20_Contents">Field Size</text:p>
          </table:table-cell>
          <table:table-cell table:style-name="Tabulka8.A1" office:value-type="string">
            <text:p text:style-name="Table_20_Contents">Lx,Ly,LzL_x, L_y, L_zLx​,Ly​,Lz​</text:p>
          </table:table-cell>
        </table:table-row>
        <table:table-row>
          <table:table-cell table:style-name="Tabulka8.A1" office:value-type="string">
            <text:p text:style-name="Table_20_Contents">Total Cells</text:p>
          </table:table-cell>
          <table:table-cell table:style-name="Tabulka8.A1" office:value-type="string">
            <text:p text:style-name="Table_20_Contents">NNN</text:p>
          </table:table-cell>
        </table:table-row>
        <table:table-row>
          <table:table-cell table:style-name="Tabulka8.A1" office:value-type="string">
            <text:p text:style-name="Table_20_Contents">Code Hash</text:p>
          </table:table-cell>
          <table:table-cell table:style-name="Tabulka8.A1" office:value-type="string">
            <text:p text:style-name="Table_20_Contents">SHA-256 of CFM-ISA binary</text:p>
          </table:table-cell>
        </table:table-row>
        <table:table-row>
          <table:table-cell table:style-name="Tabulka8.A1" office:value-type="string">
            <text:p text:style-name="Table_20_Contents">Compiler Version</text:p>
          </table:table-cell>
          <table:table-cell table:style-name="Tabulka8.A1" office:value-type="string">
            <text:p text:style-name="Table_20_Contents">CFM-Compiler hash</text:p>
          </table:table-cell>
        </table:table-row>
        <table:table-row>
          <table:table-cell table:style-name="Tabulka8.A1" office:value-type="string">
            <text:p text:style-name="Table_20_Contents">Seed</text:p>
          </table:table-cell>
          <table:table-cell table:style-name="Tabulka8.A1" office:value-type="string">
            <text:p text:style-name="Table_20_Contents">RAND initial value</text:p>
          </table:table-cell>
        </table:table-row>
        <table:table-row>
          <table:table-cell table:style-name="Tabulka8.A1" office:value-type="string">
            <text:p text:style-name="Table_20_Contents">Round Limit</text:p>
          </table:table-cell>
          <table:table-cell table:style-name="Tabulka8.A1" office:value-type="string">
            <text:p text:style-name="Table_20_Contents">fixed integer</text:p>
          </table:table-cell>
        </table:table-row>
        <table:table-row>
          <table:table-cell table:style-name="Tabulka8.A1" office:value-type="string">
            <text:p text:style-name="Table_20_Contents">ICP cycles used</text:p>
          </table:table-cell>
          <table:table-cell table:style-name="Tabulka8.A1" office:value-type="string">
            <text:p text:style-name="Table_20_Contents">precise cycle count</text:p>
          </table:table-cell>
        </table:table-row>
        <table:table-row>
          <table:table-cell table:style-name="Tabulka8.A1" office:value-type="string">
            <text:p text:style-name="Table_20_Contents">Energy estimate</text:p>
          </table:table-cell>
          <table:table-cell table:style-name="Tabulka8.A1" office:value-type="string">
            <text:p text:style-name="Table_20_Contents">Joules (via κ\kappaκ)</text:p>
          </table:table-cell>
        </table:table-row>
      </table:table>
      <text:p text:style-name="Text_20_body">Benchmark results MUST be published as:</text:p>
      <text:list text:style-name="L38">
        <text:list-item>
          <text:p text:style-name="P46"><text:soft-page-break/><text:span text:style-name="Strong_20_Emphasis">CFM-BR JSON 1.0</text:span> (Canister Field Benchmark Report)</text:p>
        </text:list-item>
        <text:list-item>
          <text:p text:style-name="P46">reproducible input files (CFM-ISA binaries)</text:p>
        </text:list-item>
        <text:list-item>
          <text:p text:style-name="P46">snapshot of final state hashes</text:p>
        </text:list-item>
      </text:list>
      <text:p text:style-name="Horizontal_20_Line"/>
      <text:h text:style-name="Heading_20_1" text:outline-level="1"><text:span text:style-name="Strong_20_Emphasis">4.6 Methodology for Measuring FLOPS, Rounds, and Cycles</text:span></text:h>
      <text:h text:style-name="Heading_20_3" text:outline-level="3"><text:span text:style-name="Strong_20_Emphasis">4.6.1 Rounds</text:span></text:h>
      <text:p text:style-name="Text_20_body">Measured as:</text:p>
      <text:p text:style-name="Text_20_body">tround=wall-timeround countt_\text{round} = \frac{\text{wall-time}}{\text{round count}}tround​=round countwall-time​ </text:p>
      <text:h text:style-name="Heading_20_3" text:outline-level="3"><text:span text:style-name="Strong_20_Emphasis">4.6.2 FLOPS</text:span></text:h>
      <text:p text:style-name="Text_20_body">Count arithmetic ops from execution trace:</text:p>
      <text:p text:style-name="Text_20_body">FLOPS=Instrarithwall-time\text{FLOPS} = \frac{\text{Instr}_\text{arith}}{\text{wall-time}}FLOPS=wall-timeInstrarith​​ </text:p>
      <text:h text:style-name="Heading_20_3" text:outline-level="3"><text:span text:style-name="Strong_20_Emphasis">4.6.3 IPC (Instructions per Cycle)</text:span></text:h>
      <text:p text:style-name="Text_20_body">IPC=Executed InstructionsC\text{IPC} = \frac{\text{Executed Instructions}}{C}IPC=CExecuted Instructions​ </text:p>
      <text:p text:style-name="Text_20_body">Where CCC = ICP cycles consumed.</text:p>
      <text:p text:style-name="Horizontal_20_Line"/>
      <text:h text:style-name="Heading_20_1" text:outline-level="1"><text:span text:style-name="Strong_20_Emphasis">4.7 Validation Rules (Benchmark Compliance)</text:span></text:h>
      <text:p text:style-name="Text_20_body">To be compliant:</text:p>
      <text:list text:style-name="L39">
        <text:list-item>
          <text:p text:style-name="P47">No I/O ops.</text:p>
        </text:list-item>
        <text:list-item>
          <text:p text:style-name="P47">No divergent control flow between cells.</text:p>
        </text:list-item>
        <text:list-item>
          <text:p text:style-name="P47">A benchmark MUST run for at least 1000 rounds.</text:p>
        </text:list-item>
        <text:list-item>
          <text:p text:style-name="P47">Results must be reproducible with identical seeds.</text:p>
        </text:list-item>
        <text:list-item>
          <text:p text:style-name="P47">Round timing variance MUST be &lt; 0.5%.</text:p>
        </text:list-item>
      </text:list>
      <text:p text:style-name="Horizontal_20_Line"/>
      <text:h text:style-name="Heading_20_1" text:outline-level="1"><text:soft-page-break/><text:span text:style-name="Strong_20_Emphasis">4.8 Example Summary Table</text:span></text:h>
      <table:table table:name="Tabulka9" table:style-name="Tabulka9">
        <table:table-column table:style-name="Tabulka9.A"/>
        <table:table-column table:style-name="Tabulka9.B"/>
        <table:table-column table:style-name="Tabulka9.C"/>
        <table:table-header-rows>
          <table:table-row>
            <table:table-cell table:style-name="Tabulka9.A1" office:value-type="string">
              <text:p text:style-name="Table_20_Heading">Benchmark</text:p>
            </table:table-cell>
            <table:table-cell table:style-name="Tabulka9.A1" office:value-type="string">
              <text:p text:style-name="Table_20_Heading">Metric</text:p>
            </table:table-cell>
            <table:table-cell table:style-name="Tabulka9.A1" office:value-type="string">
              <text:p text:style-name="Table_20_Heading">Expected Scaling</text:p>
            </table:table-cell>
          </table:table-row>
        </table:table-header-rows>
        <table:table-row>
          <table:table-cell table:style-name="Tabulka9.A1" office:value-type="string">
            <text:p text:style-name="Table_20_Contents">CFM-ALU</text:p>
          </table:table-cell>
          <table:table-cell table:style-name="Tabulka9.A1" office:value-type="string">
            <text:p text:style-name="Table_20_Contents">FLOPS/field</text:p>
          </table:table-cell>
          <table:table-cell table:style-name="Tabulka9.A1" office:value-type="string">
            <text:p text:style-name="Table_20_Contents">∝ N</text:p>
          </table:table-cell>
        </table:table-row>
        <table:table-row>
          <table:table-cell table:style-name="Tabulka9.A1" office:value-type="string">
            <text:p text:style-name="Table_20_Contents">CFM-Stencil3D</text:p>
          </table:table-cell>
          <table:table-cell table:style-name="Tabulka9.A1" office:value-type="string">
            <text:p text:style-name="Table_20_Contents">GB/s neighbor</text:p>
          </table:table-cell>
          <table:table-cell table:style-name="Tabulka9.A1" office:value-type="string">
            <text:p text:style-name="Table_20_Contents">∝ N</text:p>
          </table:table-cell>
        </table:table-row>
        <table:table-row>
          <table:table-cell table:style-name="Tabulka9.A1" office:value-type="string">
            <text:p text:style-name="Table_20_Contents">CFM-AllReduce C1</text:p>
          </table:table-cell>
          <table:table-cell table:style-name="Tabulka9.A1" office:value-type="string">
            <text:p text:style-name="Table_20_Contents">latency</text:p>
          </table:table-cell>
          <table:table-cell table:style-name="Tabulka9.A1" office:value-type="string">
            <text:p text:style-name="Table_20_Contents">O(N^{1/3})</text:p>
          </table:table-cell>
        </table:table-row>
        <table:table-row>
          <table:table-cell table:style-name="Tabulka9.A1" office:value-type="string">
            <text:p text:style-name="Table_20_Contents">CFM-AllReduce C2</text:p>
          </table:table-cell>
          <table:table-cell table:style-name="Tabulka9.A1" office:value-type="string">
            <text:p text:style-name="Table_20_Contents">latency</text:p>
          </table:table-cell>
          <table:table-cell table:style-name="Tabulka9.A1" office:value-type="string">
            <text:p text:style-name="Table_20_Contents">O(log N)</text:p>
          </table:table-cell>
        </table:table-row>
        <table:table-row>
          <table:table-cell table:style-name="Tabulka9.A1" office:value-type="string">
            <text:p text:style-name="Table_20_Contents">TransformerBlock</text:p>
          </table:table-cell>
          <table:table-cell table:style-name="Tabulka9.A1" office:value-type="string">
            <text:p text:style-name="Table_20_Contents">step-time</text:p>
          </table:table-cell>
          <table:table-cell table:style-name="Tabulka9.A1" office:value-type="string">
            <text:p text:style-name="Table_20_Contents">∝ model parallel depth</text:p>
          </table:table-cell>
        </table:table-row>
      </table:table>
      <text:p text:style-name="Horizontal_20_Line"/>
      <text:h text:style-name="Heading_20_1" text:outline-level="1"><text:span text:style-name="Strong_20_Emphasis">4.9 Summary</text:span></text:h>
      <text:p text:style-name="Text_20_body">This specification defines the official, deterministic benchmarking standard for the CFP-1 architecture:</text:p>
      <text:list text:style-name="L40">
        <text:list-item>
          <text:p text:style-name="P48">computation</text:p>
        </text:list-item>
        <text:list-item>
          <text:p text:style-name="P48">communication</text:p>
        </text:list-item>
        <text:list-item>
          <text:p text:style-name="P48">memory</text:p>
        </text:list-item>
        <text:list-item>
          <text:p text:style-name="P48">ML workloads</text:p>
        </text:list-item>
        <text:list-item>
          <text:p text:style-name="P48">global reductions</text:p>
        </text:list-item>
      </text:list>
      <text:p text:style-name="Text_20_body">It ensures that performance numbers published by any party—developers, researchers, AGI labs, foundations—remain comparable, verifiable, and reproducible across all implementations and all field sizes.</text:p>
      <text:p text:style-name="Standard"/>
      <text:p text:style-name="Standard"/>
      <text:p text:style-name="Standard"/>
      <text:p text:style-name="Standard"/>
      <text:h text:style-name="Heading_20_1" text:outline-level="1"><text:span text:style-name="Strong_20_Emphasis">5. Executing Transformer Training on the CFM Field</text:span></text:h>
      <text:h text:style-name="Heading_20_3" text:outline-level="3"><text:span text:style-name="Emphasis">Full Formal Specification — Data Parallelism, Model Parallelism, Pipeline Parallelism</text:span></text:h>
      <text:p text:style-name="Text_20_body">This chapter specifies how an entire transformer training pipeline (forward pass, backward pass, gradient synchronization, and optimizer update) can be executed on the <text:span text:style-name="Strong_20_Emphasis">Canister Field Processor (CFP-1)</text:span> under the <text:span text:style-name="Strong_20_Emphasis">CFM-ISA</text:span> model.</text:p>
      <text:p text:style-name="Text_20_body">The goals are:</text:p>
      <text:list text:style-name="L41">
        <text:list-item>
          <text:p text:style-name="P49"><text:span text:style-name="Strong_20_Emphasis">Deterministic training</text:span> (bit-exact reproducibility)</text:p>
        </text:list-item>
        <text:list-item>
          <text:p text:style-name="P49"><text:span text:style-name="Strong_20_Emphasis">Arbitrary scalability</text:span> (up to millions of canisters)</text:p>
        </text:list-item>
        <text:list-item>
          <text:p text:style-name="P49"><text:span text:style-name="Strong_20_Emphasis">Guaranteed communication complexity</text:span></text:p>
          <text:list>
            <text:list-item>
              <text:p text:style-name="P49"><text:soft-page-break/><text:span text:style-name="Strong_20_Emphasis">O(1)</text:span> for neighbor data</text:p>
            </text:list-item>
            <text:list-item>
              <text:p text:style-name="P49"><text:span text:style-name="Strong_20_Emphasis">O(log N)</text:span> global reduction via SEND/RECV</text:p>
            </text:list-item>
          </text:list>
        </text:list-item>
        <text:list-item>
          <text:p text:style-name="P49"><text:span text:style-name="Strong_20_Emphasis">Minimal memory pressure per canister</text:span></text:p>
        </text:list-item>
        <text:list-item>
          <text:p text:style-name="P49"><text:span text:style-name="Strong_20_Emphasis">Compatibility with WASM → CFM compilation pipeline</text:span></text:p>
        </text:list-item>
      </text:list>
      <text:p text:style-name="Text_20_body">This specification defines the <text:span text:style-name="Strong_20_Emphasis">complete mechanical procedure</text:span> for running transformers on the Field.</text:p>
      <text:p text:style-name="Horizontal_20_Line"/>
      <text:h text:style-name="Heading_20_1" text:outline-level="1"><text:span text:style-name="Strong_20_Emphasis">5.1 Overview of the Training Model</text:span></text:h>
      <text:p text:style-name="Text_20_body">A transformer training loop consists of:</text:p>
      <text:list text:style-name="L42">
        <text:list-item>
          <text:p text:style-name="P50"><text:span text:style-name="Strong_20_Emphasis">Forward pass</text:span></text:p>
        </text:list-item>
        <text:list-item>
          <text:p text:style-name="P50"><text:span text:style-name="Strong_20_Emphasis">Loss computation</text:span></text:p>
        </text:list-item>
        <text:list-item>
          <text:p text:style-name="P50"><text:span text:style-name="Strong_20_Emphasis">Backward pass (gradient propagation)</text:span></text:p>
        </text:list-item>
        <text:list-item>
          <text:p text:style-name="P50"><text:span text:style-name="Strong_20_Emphasis">All-Reduce (gradient synchronization)</text:span></text:p>
        </text:list-item>
        <text:list-item>
          <text:p text:style-name="P50"><text:span text:style-name="Strong_20_Emphasis">Parameter update (optimizer)</text:span></text:p>
        </text:list-item>
      </text:list>
      <text:p text:style-name="Text_20_body">The CFM Field decomposes these tasks across three orthogonal axes:</text:p>
      <table:table table:name="Tabulka10" table:style-name="Tabulka10">
        <table:table-column table:style-name="Tabulka10.A"/>
        <table:table-column table:style-name="Tabulka10.B"/>
        <table:table-column table:style-name="Tabulka10.C"/>
        <table:table-header-rows>
          <table:table-row>
            <table:table-cell table:style-name="Tabulka10.A1" office:value-type="string">
              <text:p text:style-name="Table_20_Heading">Axis</text:p>
            </table:table-cell>
            <table:table-cell table:style-name="Tabulka10.A1" office:value-type="string">
              <text:p text:style-name="Table_20_Heading">Mapping</text:p>
            </table:table-cell>
            <table:table-cell table:style-name="Tabulka10.A1" office:value-type="string">
              <text:p text:style-name="Table_20_Heading">Purpose</text:p>
            </table:table-cell>
          </table:table-row>
        </table:table-header-rows>
        <table:table-row>
          <table:table-cell table:style-name="Tabulka10.A1" office:value-type="string">
            <text:p text:style-name="Table_20_Contents"><text:span text:style-name="Strong_20_Emphasis">X</text:span></text:p>
          </table:table-cell>
          <table:table-cell table:style-name="Tabulka10.A1" office:value-type="string">
            <text:p text:style-name="Table_20_Contents">Data-parallel shards</text:p>
          </table:table-cell>
          <table:table-cell table:style-name="Tabulka10.A1" office:value-type="string">
            <text:p text:style-name="Table_20_Contents">Different mini-batch slices</text:p>
          </table:table-cell>
        </table:table-row>
        <table:table-row>
          <table:table-cell table:style-name="Tabulka10.A1" office:value-type="string">
            <text:p text:style-name="Table_20_Contents"><text:span text:style-name="Strong_20_Emphasis">Y</text:span></text:p>
          </table:table-cell>
          <table:table-cell table:style-name="Tabulka10.A1" office:value-type="string">
            <text:p text:style-name="Table_20_Contents">Model-parallel shards</text:p>
          </table:table-cell>
          <table:table-cell table:style-name="Tabulka10.A1" office:value-type="string">
            <text:p text:style-name="Table_20_Contents">Weights partitioned horizontally</text:p>
          </table:table-cell>
        </table:table-row>
        <table:table-row>
          <table:table-cell table:style-name="Tabulka10.A1" office:value-type="string">
            <text:p text:style-name="Table_20_Contents"><text:span text:style-name="Strong_20_Emphasis">Z</text:span></text:p>
          </table:table-cell>
          <table:table-cell table:style-name="Tabulka10.A1" office:value-type="string">
            <text:p text:style-name="Table_20_Contents">Pipeline stages</text:p>
          </table:table-cell>
          <table:table-cell table:style-name="Tabulka10.A1" office:value-type="string">
            <text:p text:style-name="Table_20_Contents">Layer-per-layer scheduling</text:p>
          </table:table-cell>
        </table:table-row>
      </table:table>
      <text:p text:style-name="Text_20_body">Thus the Field becomes a <text:span text:style-name="Strong_20_Emphasis">3D training supercomputer</text:span> with spatial semantics matching the transformer stack.</text:p>
      <text:p text:style-name="Horizontal_20_Line"/>
      <text:h text:style-name="Heading_20_1" text:outline-level="1"><text:span text:style-name="Strong_20_Emphasis">5.2 Model Partitioning Across the Field</text:span></text:h>
      <text:p text:style-name="Text_20_body">Let the Field dimensions be:</text:p>
      <text:p text:style-name="Text_20_body">N=Lx×Ly×Lz.N = L_x \times L_y \times L_z .N=Lx​×Ly​×Lz​. </text:p>
      <text:h text:style-name="Heading_20_3" text:outline-level="3"><text:span text:style-name="Strong_20_Emphasis">5.2.1 X-axis (Data Parallelism)</text:span></text:h>
      <text:p text:style-name="Text_20_body">Each coordinate xxx holds a <text:span text:style-name="Emphasis">complete copy of the model</text:span>, but processes <text:span text:style-name="Strong_20_Emphasis">different batch slices</text:span>.</text:p>
      <text:p text:style-name="Text_20_body">This enables:</text:p>
      <text:list text:style-name="L43">
        <text:list-item>
          <text:p text:style-name="P51">optimal reuse of weights in local LDM,</text:p>
        </text:list-item>
        <text:list-item>
          <text:p text:style-name="P51">parallel gradient estimation.</text:p>
        </text:list-item>
      </text:list>
      <text:h text:style-name="Heading_20_3" text:outline-level="3"><text:soft-page-break/><text:span text:style-name="Strong_20_Emphasis">5.2.2 Y-axis (Model Parallelism)</text:span></text:h>
      <text:p text:style-name="Text_20_body">Each coordinate yyy holds only a <text:span text:style-name="Strong_20_Emphasis">shard</text:span> of the model’s tensors:</text:p>
      <text:list text:style-name="L44">
        <text:list-item>
          <text:p text:style-name="P52">attention weight shards</text:p>
        </text:list-item>
        <text:list-item>
          <text:p text:style-name="P52">MLP weight shards</text:p>
        </text:list-item>
        <text:list-item>
          <text:p text:style-name="P52">layer norms</text:p>
        </text:list-item>
        <text:list-item>
          <text:p text:style-name="P52">positional encodings (can be replicated or sharded)</text:p>
        </text:list-item>
      </text:list>
      <text:p text:style-name="Text_20_body">Sharding on Y allows large models to exceed single-cell LDM limits.</text:p>
      <text:h text:style-name="Heading_20_3" text:outline-level="3"><text:span text:style-name="Strong_20_Emphasis">5.2.3 Z-axis (Pipeline Parallelism)</text:span></text:h>
      <text:p text:style-name="Text_20_body">Each coordinate zzz executes <text:span text:style-name="Strong_20_Emphasis">one transformer layer</text:span> (or a small block of layers).</text:p>
      <text:p text:style-name="Text_20_body">The training step is effectively a <text:span text:style-name="Strong_20_Emphasis">timestep along Z</text:span>.</text:p>
      <text:p text:style-name="Horizontal_20_Line"/>
      <text:h text:style-name="Heading_20_1" text:outline-level="1"><text:span text:style-name="Strong_20_Emphasis">5.3 CFM-ISA Instructional Support for Transformers</text:span></text:h>
      <text:p text:style-name="Text_20_body">CPM-ISA (CFM-ISA Model) supports the following critical primitives:</text:p>
      <text:h text:style-name="Heading_20_3" text:outline-level="3"><text:span text:style-name="Strong_20_Emphasis">5.3.1 Neighbor communication for pipeline passing</text:span></text:h>
      <text:p text:style-name="Text_20_body">Used to propagate activations between layers:</text:p>
      <text:p text:style-name="P1"><text:span text:style-name="Source_20_Text">NPUT UP, <text:s text:c="2"/>R_activation</text:span></text:p>
      <text:p text:style-name="P3"><text:span text:style-name="Source_20_Text">BARRIER</text:span></text:p>
      <text:p text:style-name="P4"><text:span text:style-name="Source_20_Text">NGET DOWN, R_prev_activation</text:span></text:p>
      <text:p text:style-name="Text_20_body">This is deterministic 1-round pipeline jump.</text:p>
      <text:p text:style-name="Horizontal_20_Line"/>
      <text:h text:style-name="Heading_20_3" text:outline-level="3"><text:span text:style-name="Strong_20_Emphasis">5.3.2 Router communication (SEND/RECV) for gradient reductions</text:span></text:h>
      <text:p text:style-name="Text_20_body">Gradient synchronization between replicas:</text:p>
      <text:p text:style-name="P1"><text:span text:style-name="Source_20_Text">SEND <text:s text:c="2"/>R_addr_peer, R_grad_local</text:span></text:p>
      <text:p text:style-name="P4"><text:span text:style-name="Source_20_Text">RECV <text:s text:c="2"/>R_grad_reduced</text:span></text:p>
      <text:p text:style-name="Text_20_body">Hypercube routing guarantees:</text:p>
      <text:p text:style-name="P9">Treduce=O(log⁡N)T_{\text{reduce}} = O(\log N)Treduce​=O(logN) </text:p>
      <text:p text:style-name="Horizontal_20_Line"/>
      <text:h text:style-name="Heading_20_3" text:outline-level="3"><text:span text:style-name="Strong_20_Emphasis">5.3.3 Vectorized arithmetic (CFP-2 extension)</text:span></text:h>
      <text:p text:style-name="Text_20_body">The basic CFP-1 implements scalar operations.<text:line-break/>CFP-2 (optional extension) supports:</text:p>
      <text:list text:style-name="L45">
        <text:list-item>
          <text:p text:style-name="P53"><text:span text:style-name="Source_20_Text">VMUL</text:span></text:p>
        </text:list-item>
        <text:list-item>
          <text:p text:style-name="P53"><text:soft-page-break/><text:span text:style-name="Source_20_Text">VADD</text:span></text:p>
        </text:list-item>
        <text:list-item>
          <text:p text:style-name="P53"><text:span text:style-name="Source_20_Text">VDOT</text:span></text:p>
        </text:list-item>
        <text:list-item>
          <text:p text:style-name="P53"><text:span text:style-name="Source_20_Text">VREDUCE_SUM</text:span></text:p>
        </text:list-item>
      </text:list>
      <text:p text:style-name="Text_20_body">These significantly accelerate attention, MLP blocks, and weight updates.</text:p>
      <text:p text:style-name="Horizontal_20_Line"/>
      <text:h text:style-name="Heading_20_1" text:outline-level="1"><text:span text:style-name="Strong_20_Emphasis">5.4 Forward Pass Execution Model</text:span></text:h>
      <text:p text:style-name="Text_20_body">Each layer zzz processes input from z−1z-1z−1:</text:p>
      <text:h text:style-name="Heading_20_3" text:outline-level="3"><text:span text:style-name="Strong_20_Emphasis">Step F1 — Receive input</text:span></text:h>
      <text:p text:style-name="P1"><text:span text:style-name="Source_20_Text">BARRIER</text:span></text:p>
      <text:p text:style-name="P4"><text:span text:style-name="Source_20_Text">NGET DOWN, R_input</text:span></text:p>
      <text:h text:style-name="Heading_20_3" text:outline-level="3"><text:span text:style-name="Strong_20_Emphasis">Step F2 — Compute self-attention or MLP</text:span></text:h>
      <text:p text:style-name="Text_20_body">This is local computation using LDM-loaded weight shards:</text:p>
      <text:p text:style-name="P1"><text:span text:style-name="Source_20_Text">LLOAD <text:s text:c="2"/>RQ, [WQ + offset]</text:span></text:p>
      <text:p text:style-name="P3"><text:span text:style-name="Source_20_Text">VMUL <text:s text:c="3"/>RQ', RQ, R_input</text:span></text:p>
      <text:p text:style-name="P4"><text:span text:style-name="Source_20_Text">...</text:span></text:p>
      <text:h text:style-name="Heading_20_3" text:outline-level="3"><text:span text:style-name="Strong_20_Emphasis">Step F3 — Send output to next pipeline stage</text:span></text:h>
      <text:p text:style-name="P1"><text:span text:style-name="Source_20_Text">NPUT UP, R_output</text:span></text:p>
      <text:p text:style-name="P4"><text:span text:style-name="Source_20_Text">BARRIER</text:span></text:p>
      <text:p text:style-name="Text_20_body"><text:span text:style-name="Strong_20_Emphasis">Result:</text:span><text:line-break/>The forward wave propagates from z=0 → z=Lₓ−1 deterministically.</text:p>
      <text:p text:style-name="Horizontal_20_Line"/>
      <text:h text:style-name="Heading_20_1" text:outline-level="1"><text:span text:style-name="Strong_20_Emphasis">5.5 Backward Pass Execution Model</text:span></text:h>
      <text:p text:style-name="Text_20_body">After the loss is computed at the top of the pipeline, a backward wave propagates:</text:p>
      <text:h text:style-name="Heading_20_3" text:outline-level="3"><text:span text:style-name="Strong_20_Emphasis">Step B1 — Receive gradient from next layer</text:span></text:h>
      <text:p text:style-name="P1"><text:span text:style-name="Source_20_Text">BARRIER</text:span></text:p>
      <text:p text:style-name="P4"><text:span text:style-name="Source_20_Text">NGET UP, R_grad_in</text:span></text:p>
      <text:h text:style-name="Heading_20_3" text:outline-level="3"><text:span text:style-name="Strong_20_Emphasis">Step B2 — Local gradient computation</text:span></text:h>
      <text:p text:style-name="Text_20_body">Compute gradient wrt local parameters:</text:p>
      <text:p text:style-name="P2"><text:span text:style-name="Source_20_Text">VDOT R_grad_W, R_grad_in, R_activation_saved</text:span></text:p>
      <text:h text:style-name="Heading_20_3" text:outline-level="3"><text:span text:style-name="Strong_20_Emphasis">Step B3 — Send gradient to previous layer</text:span></text:h>
      <text:p text:style-name="P1"><text:span text:style-name="Source_20_Text">NPUT DOWN, R_grad_out</text:span></text:p>
      <text:p text:style-name="P4"><text:soft-page-break/><text:span text:style-name="Source_20_Text">BARRIER</text:span></text:p>
      <text:p text:style-name="Text_20_body">Backward waves propagate from z=Lz-1 → 0.</text:p>
      <text:p text:style-name="Horizontal_20_Line"/>
      <text:h text:style-name="Heading_20_1" text:outline-level="1"><text:span text:style-name="Strong_20_Emphasis">5.6 Gradient Synchronization Across X-axis (Data Parallelism)</text:span></text:h>
      <text:p text:style-name="Text_20_body">Every model shard (each fixed y,zy,zy,z) has many replicas along xxx.</text:p>
      <text:p text:style-name="Text_20_body">Gradients must be averaged:</text:p>
      <text:p text:style-name="Text_20_body">gy,z=1Lx∑x=0Lx−1gx,y,zg_{y,z} = \frac{1}{L_x} \sum_{x=0}^{L_x-1} g_{x,y,z}gy,z​=Lx​1​x=0∑Lx​−1​gx,y,z​ </text:p>
      <text:p text:style-name="Text_20_body">This is done via <text:span text:style-name="Strong_20_Emphasis">SEND/RECV hypercube All-Reduce</text:span>:</text:p>
      <text:h text:style-name="Heading_20_3" text:outline-level="3"><text:span text:style-name="Strong_20_Emphasis">Step G1 — Local SEND to partner</text:span></text:h>
      <text:p text:style-name="P2"><text:span text:style-name="Source_20_Text">SEND R_addr_peer, R_local_grad</text:span></text:p>
      <text:h text:style-name="Heading_20_3" text:outline-level="3"><text:span text:style-name="Strong_20_Emphasis">Step G2 — Merge partial gradients</text:span></text:h>
      <text:p text:style-name="P1"><text:span text:style-name="Source_20_Text">RECV R_tmp</text:span></text:p>
      <text:p text:style-name="P4"><text:span text:style-name="Source_20_Text">ADD <text:s/>R_grad, R_grad, R_tmp</text:span></text:p>
      <text:h text:style-name="Heading_20_3" text:outline-level="3"><text:span text:style-name="Strong_20_Emphasis">Step G3 — Repeat log₂(Lₓ) steps</text:span></text:h>
      <text:p text:style-name="Text_20_body">Full reduction time:</text:p>
      <text:p text:style-name="Text_20_body">TAllReduce=O(log⁡Lx)T_{\text{AllReduce}} = O(\log L_x)TAllReduce​=O(logLx​) </text:p>
      <text:p text:style-name="Text_20_body">Once gradients are aggregated, each replica gets identical updates → deterministic.</text:p>
      <text:p text:style-name="Horizontal_20_Line"/>
      <text:h text:style-name="Heading_20_1" text:outline-level="1"><text:span text:style-name="Strong_20_Emphasis">5.7 Parameter Update (Optimizer)</text:span></text:h>
      <text:p text:style-name="Text_20_body">Each cell updates its local parameters:</text:p>
      <text:h text:style-name="Heading_20_3" text:outline-level="3">Example for SGD:</text:h>
      <text:p text:style-name="P1"><text:span text:style-name="Source_20_Text">LLOAD Rw, [W + offset]</text:span></text:p>
      <text:p text:style-name="P3"><text:span text:style-name="Source_20_Text">MUL <text:s text:c="2"/>Rtmp, R_grad, R_lr</text:span></text:p>
      <text:p text:style-name="P3"><text:span text:style-name="Source_20_Text">SUB <text:s text:c="2"/>Rw_new, Rw, Rtmp</text:span></text:p>
      <text:p text:style-name="P4"><text:span text:style-name="Source_20_Text">LSTORE [W + offset], Rw_new</text:span></text:p>
      <text:p text:style-name="Text_20_body">This executes <text:span text:style-name="Strong_20_Emphasis">locally</text:span> — no communication needed.</text:p>
      <text:p text:style-name="Text_20_body">For Adam, RMSProp, Adagrad, momentum, the update is still purely local per weight shard.</text:p>
      <text:p text:style-name="Horizontal_20_Line"/>
      <text:h text:style-name="Heading_20_1" text:outline-level="1"><text:soft-page-break/><text:span text:style-name="Strong_20_Emphasis">5.8 Full Training Step: Global Round-Level Specification</text:span></text:h>
      <text:p text:style-name="Text_20_body">The full training step is:</text:p>
      <text:p text:style-name="Text_20_body">F→L→B→R→UF \rightarrow L \rightarrow B \rightarrow R \rightarrow UF→L→B→R→U </text:p>
      <text:p text:style-name="Text_20_body">Where:</text:p>
      <text:list text:style-name="L46">
        <text:list-item>
          <text:p text:style-name="P54">FFF = Forward</text:p>
        </text:list-item>
        <text:list-item>
          <text:p text:style-name="P54">LLL = Loss</text:p>
        </text:list-item>
        <text:list-item>
          <text:p text:style-name="P54">BBB = Backward</text:p>
        </text:list-item>
        <text:list-item>
          <text:p text:style-name="P54">RRR = Reduce (gradient synchronization)</text:p>
        </text:list-item>
        <text:list-item>
          <text:p text:style-name="P54">UUU = Update (optimizer)</text:p>
        </text:list-item>
      </text:list>
      <text:h text:style-name="Heading_20_3" text:outline-level="3"><text:span text:style-name="Strong_20_Emphasis">Round-by-round breakdown</text:span></text:h>
      <table:table table:name="Tabulka11" table:style-name="Tabulka11">
        <table:table-column table:style-name="Tabulka11.A"/>
        <table:table-column table:style-name="Tabulka11.B"/>
        <table:table-column table:style-name="Tabulka11.C"/>
        <table:table-column table:style-name="Tabulka11.D"/>
        <table:table-header-rows>
          <table:table-row>
            <table:table-cell table:style-name="Tabulka11.A1" office:value-type="string">
              <text:p text:style-name="Table_20_Heading">Phase</text:p>
            </table:table-cell>
            <table:table-cell table:style-name="Tabulka11.A1" office:value-type="string">
              <text:p text:style-name="Table_20_Heading">Mechanism</text:p>
            </table:table-cell>
            <table:table-cell table:style-name="Tabulka11.A1" office:value-type="string">
              <text:p text:style-name="Table_20_Heading">Rounds</text:p>
            </table:table-cell>
            <table:table-cell table:style-name="Tabulka11.A1" office:value-type="string">
              <text:p text:style-name="Table_20_Heading">Complexity</text:p>
            </table:table-cell>
          </table:table-row>
        </table:table-header-rows>
        <table:table-row>
          <table:table-cell table:style-name="Tabulka11.A1" office:value-type="string">
            <text:p text:style-name="Table_20_Contents">Forward</text:p>
          </table:table-cell>
          <table:table-cell table:style-name="Tabulka11.A1" office:value-type="string">
            <text:p text:style-name="Table_20_Contents">neighbor NGET/NPUT</text:p>
          </table:table-cell>
          <table:table-cell table:style-name="Tabulka11.A1" office:value-type="string">
            <text:p text:style-name="Table_20_Contents">LzL_zLz​</text:p>
          </table:table-cell>
          <table:table-cell table:style-name="Tabulka11.A1" office:value-type="string">
            <text:p text:style-name="Table_20_Contents">O(Lz)</text:p>
          </table:table-cell>
        </table:table-row>
        <table:table-row>
          <table:table-cell table:style-name="Tabulka11.A1" office:value-type="string">
            <text:p text:style-name="Table_20_Contents">Backward</text:p>
          </table:table-cell>
          <table:table-cell table:style-name="Tabulka11.A1" office:value-type="string">
            <text:p text:style-name="Table_20_Contents">neighbor NGET/NPUT</text:p>
          </table:table-cell>
          <table:table-cell table:style-name="Tabulka11.A1" office:value-type="string">
            <text:p text:style-name="Table_20_Contents">LzL_zLz​</text:p>
          </table:table-cell>
          <table:table-cell table:style-name="Tabulka11.A1" office:value-type="string">
            <text:p text:style-name="Table_20_Contents">O(Lz)</text:p>
          </table:table-cell>
        </table:table-row>
        <table:table-row>
          <table:table-cell table:style-name="Tabulka11.A1" office:value-type="string">
            <text:p text:style-name="Table_20_Contents">Reduce</text:p>
          </table:table-cell>
          <table:table-cell table:style-name="Tabulka11.A1" office:value-type="string">
            <text:p text:style-name="Table_20_Contents">SEND/RECV</text:p>
          </table:table-cell>
          <table:table-cell table:style-name="Tabulka11.A1" office:value-type="string">
            <text:p text:style-name="Table_20_Contents">log⁡2Lx\log_2 L_xlog2​Lx​</text:p>
          </table:table-cell>
          <table:table-cell table:style-name="Tabulka11.A1" office:value-type="string">
            <text:p text:style-name="Table_20_Contents">O(log Lx)</text:p>
          </table:table-cell>
        </table:table-row>
        <table:table-row>
          <table:table-cell table:style-name="Tabulka11.A1" office:value-type="string">
            <text:p text:style-name="Table_20_Contents">Update</text:p>
          </table:table-cell>
          <table:table-cell table:style-name="Tabulka11.A1" office:value-type="string">
            <text:p text:style-name="Table_20_Contents">local compute</text:p>
          </table:table-cell>
          <table:table-cell table:style-name="Tabulka11.A1" office:value-type="string">
            <text:p text:style-name="Table_20_Contents">constant</text:p>
          </table:table-cell>
          <table:table-cell table:style-name="Tabulka11.A1" office:value-type="string">
            <text:p text:style-name="Table_20_Contents">O(1)</text:p>
          </table:table-cell>
        </table:table-row>
      </table:table>
      <text:p text:style-name="Horizontal_20_Line"/>
      <text:h text:style-name="Heading_20_1" text:outline-level="1"><text:span text:style-name="Strong_20_Emphasis">5.9 Deterministic Training Theorem</text:span></text:h>
      <text:h text:style-name="Heading_20_3" text:outline-level="3"><text:span text:style-name="Strong_20_Emphasis">Theorem (Bit-Level Determinism):</text:span></text:h>
      <text:p text:style-name="Text_20_body">Given:</text:p>
      <text:list text:style-name="L47">
        <text:list-item>
          <text:p text:style-name="P55">fixed initial weights,</text:p>
        </text:list-item>
        <text:list-item>
          <text:p text:style-name="P55">fixed data ordering,</text:p>
        </text:list-item>
        <text:list-item>
          <text:p text:style-name="P55">fixed learning rate schedule,</text:p>
        </text:list-item>
        <text:list-item>
          <text:p text:style-name="P55">fixed RAND seed,</text:p>
        </text:list-item>
        <text:list-item>
          <text:p text:style-name="P55">identical CFM-ISA binaries,</text:p>
        </text:list-item>
      </text:list>
      <text:p text:style-name="Text_20_body"><text:span text:style-name="Strong_20_Emphasis">training a transformer on a CFP-1 conforming Field produces bit-identical results</text:span>, regardless of network latency, node assignment, or execution environment.</text:p>
      <text:p text:style-name="Horizontal_20_Line"/>
      <text:h text:style-name="Heading_20_2" text:outline-level="2"><text:span text:style-name="Strong_20_Emphasis">Proof Sketch</text:span></text:h>
      <text:list text:style-name="L48">
        <text:list-item>
          <text:p text:style-name="P56">All operations are pure integer/fixed-point.</text:p>
        </text:list-item>
        <text:list-item>
          <text:p text:style-name="P56">All communication is deterministic (single producer → single consumer).</text:p>
        </text:list-item>
        <text:list-item>
          <text:p text:style-name="P56"><text:soft-page-break/>SEND/RECV routing is deterministic via hypercube topology.</text:p>
        </text:list-item>
        <text:list-item>
          <text:p text:style-name="P56">All barriers enforce global round-lock semantics.</text:p>
        </text:list-item>
        <text:list-item>
          <text:p text:style-name="P56">No floating-point nondeterminism.</text:p>
        </text:list-item>
        <text:list-item>
          <text:p text:style-name="P56">No race conditions (no shared memory).</text:p>
        </text:list-item>
        <text:list-item>
          <text:p text:style-name="P56">All replicas synchronize gradients via a deterministic binary-tree reduction.</text:p>
        </text:list-item>
      </text:list>
      <text:p text:style-name="Text_20_body">Therefore:</text:p>
      <text:p text:style-name="Text_20_body">TrainCFM(M0,D)=TrainCFM(M0,D) for all schedules.\text{Train}_{CFM}(M_0,D) = \text{Train}_{CFM}(M_0,D) \text{ for all schedules.}TrainCFM​(M0​,D)=TrainCFM​(M0​,D) for all schedules. </text:p>
      <text:p text:style-name="Text_20_body"><text:span text:style-name="Strong_20_Emphasis">QED</text:span></text:p>
      <text:p text:style-name="Horizontal_20_Line"/>
      <text:h text:style-name="Heading_20_1" text:outline-level="1"><text:span text:style-name="Strong_20_Emphasis">5.10 Scaling Laws for AGI-scale Models</text:span></text:h>
      <text:p text:style-name="Text_20_body">For a model of parameter count PPP:</text:p>
      <text:h text:style-name="Heading_20_3" text:outline-level="3"><text:span text:style-name="Strong_20_Emphasis">Memory per cell:</text:span></text:h>
      <text:p text:style-name="Text_20_body">Mper-cell=PLyLzM_\text{per-cell} = \frac{P}{L_y L_z}Mper-cell​=Ly​Lz​P​ </text:p>
      <text:h text:style-name="Heading_20_3" text:outline-level="3"><text:span text:style-name="Strong_20_Emphasis">Training time per step:</text:span></text:h>
      <text:p text:style-name="Text_20_body">Tstep=O(Lz)+O(log⁡Lx)T_\text{step} = O(L_z) + O(\log L_x)Tstep​=O(Lz​)+O(logLx​) </text:p>
      <text:h text:style-name="Heading_20_3" text:outline-level="3"><text:span text:style-name="Strong_20_Emphasis">Total throughput:</text:span></text:h>
      <text:p text:style-name="Text_20_body">Throughput∝N=LxLyLz\text{Throughput} \propto N = L_x L_y L_zThroughput∝N=Lx​Ly​Lz​ </text:p>
      <text:p text:style-name="Text_20_body">Scaling rule:</text:p>
      <text:list text:style-name="L49">
        <text:list-item>
          <text:p text:style-name="P57">deeper models → increase LzL_zLz​</text:p>
        </text:list-item>
        <text:list-item>
          <text:p text:style-name="P57">wider layers → increase LyL_yLy​</text:p>
        </text:list-item>
        <text:list-item>
          <text:p text:style-name="P57">larger batches → increase LxL_xLx​</text:p>
        </text:list-item>
      </text:list>
      <text:p text:style-name="Text_20_body">This is a <text:span text:style-name="Strong_20_Emphasis">perfect 3-dimensional scaling model</text:span>, rarely attainable in classical HPC.</text:p>
      <text:p text:style-name="Horizontal_20_Line"/>
      <text:h text:style-name="Heading_20_1" text:outline-level="1"><text:span text:style-name="Strong_20_Emphasis">5.11 Benefits for AGI Research</text:span></text:h>
      <text:p text:style-name="Text_20_body">Running transformers on the CFM Field provides:</text:p>
      <text:h text:style-name="Heading_20_3" text:outline-level="3"><text:span text:style-name="Strong_20_Emphasis">1. Full reproducibility (crucial for AGI safety)</text:span></text:h>
      <text:p text:style-name="Text_20_body">Traditional GPU clusters cannot guarantee bit-level determinism.<text:line-break/>CFM can.</text:p>
      <text:h text:style-name="Heading_20_3" text:outline-level="3"><text:soft-page-break/><text:span text:style-name="Strong_20_Emphasis">2. Infinite horizontal scaling (no DRAM bottleneck)</text:span></text:h>
      <text:p text:style-name="Text_20_body">Each cell owns its own LDM and computes independently.</text:p>
      <text:h text:style-name="Heading_20_3" text:outline-level="3"><text:span text:style-name="Strong_20_Emphasis">3. Logarithmic global reductions</text:span></text:h>
      <text:p text:style-name="Text_20_body">Critical for deep network training.</text:p>
      <text:h text:style-name="Heading_20_3" text:outline-level="3"><text:span text:style-name="Strong_20_Emphasis">4. Hardware-free trust model</text:span></text:h>
      <text:p text:style-name="Text_20_body">ICP handles execution verifiability.</text:p>
      <text:h text:style-name="Heading_20_3" text:outline-level="3"><text:span text:style-name="Strong_20_Emphasis">5. Energy proportionality</text:span></text:h>
      <text:p text:style-name="Text_20_body">Energy aligned with cycles, not with thermal GPU characteristics.</text:p>
      <text:p text:style-name="Horizontal_20_Line"/>
      <text:h text:style-name="Heading_20_1" text:outline-level="1"><text:span text:style-name="Strong_20_Emphasis">5.12 Summary</text:span></text:h>
      <text:p text:style-name="Text_20_body">CFM turns the Internet Computer into a <text:span text:style-name="Strong_20_Emphasis">deterministic, massively parallel training substrate</text:span>, where transformers (and potentially future AGI architectures) can be trained at arbitrary scale using:</text:p>
      <text:list text:style-name="L50">
        <text:list-item>
          <text:p text:style-name="P58">structured neighbor communication,</text:p>
        </text:list-item>
        <text:list-item>
          <text:p text:style-name="P58">logarithmic global sync,</text:p>
        </text:list-item>
        <text:list-item>
          <text:p text:style-name="P58">strict round-lock semantics,</text:p>
        </text:list-item>
        <text:list-item>
          <text:p text:style-name="P58">deterministic arithmetic,</text:p>
        </text:list-item>
        <text:list-item>
          <text:p text:style-name="P58">spatially partitioned workloads.</text:p>
        </text:list-item>
      </text:list>
      <text:p text:style-name="Text_20_body">This specification fully defines how to implement training of arbitrary transformer architectures on CFP-1, preserving correctness, reproducibility, and scalability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7T08:22:58.017000000</meta:creation-date>
    <dc:date>2025-11-27T08:39:37.547000000</dc:date>
    <meta:editing-duration>PT16M39S</meta:editing-duration>
    <meta:editing-cycles>2</meta:editing-cycles>
    <meta:generator>LibreOffice/7.6.4.1$Windows_X86_64 LibreOffice_project/e19e193f88cd6c0525a17fb7a176ed8e6a3e2aa1</meta:generator>
    <meta:document-statistic meta:table-count="16" meta:image-count="0" meta:object-count="0" meta:page-count="45" meta:paragraph-count="1222" meta:word-count="5973" meta:character-count="43902" meta:non-whitespace-character-count="37698"/>
  </office:meta>
</office:document-meta>
</file>